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Times" svg:font-family="Times" style:font-family-generic="roman" style:font-pitch="variable" svg:panose-1="2 2 6 3 5 4 5 2 3 4"/>
    <style:font-face style:name="Courier" svg:font-family="Courier" style:font-family-generic="modern" style:font-pitch="fixed" svg:panose-1="2 7 4 9 2 2 5 2 4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text:style-name="WW_CharLFO2LVL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bullet text:level="1" text:style-name="WW_CharLFO3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">
        <style:list-level-properties text:space-before="0.1972in" text:min-label-width="0.25in"/>
        <style:text-properties style:font-name="Wingdings"/>
      </text:list-level-style-bullet>
      <text:list-level-style-bullet text:level="2" text:style-name="WW_CharLFO5LVL2" text:bullet-char="o">
        <style:list-level-properties text:space-before="0.6972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1972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6972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197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6972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1972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6972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1972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">
        <style:list-level-properties text:space-before="0in" text:min-label-width="0.25in"/>
        <style:text-properties style:font-name="Wingdings"/>
      </text:list-level-style-bullet>
      <text:list-level-style-bullet text:level="2" text:style-name="WW_CharLFO8LVL2" text:bullet-char="o">
        <style:list-level-properties text:space-before="0.8868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bullet-char="-">
        <style:list-level-properties text:space-before="0in" text:min-label-width="0.25in"/>
      </text:list-level-style-bullet>
    </text:list-style>
    <text:list-style style:name="LFO11">
      <text:list-level-style-bullet text:level="1" text:bullet-char="-">
        <style:list-level-properties text:space-before="0.25in" text:min-label-width="0.25in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bullet-char="-">
        <style:list-level-properties text:space-before="0.25in" text:min-label-width="0.25in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6">
      <text:list-level-style-bullet text:level="1" text:style-name="WW_CharLFO16LVL1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7">
      <text:list-level-style-bullet text:level="1" text:style-name="WW_CharLFO17LVL1" text:bullet-char="-">
        <style:list-level-properties text:space-before="0.4472in" text:min-label-width="0.25in"/>
        <style:text-properties style:font-name="Arial"/>
      </text:list-level-style-bullet>
      <text:list-level-style-bullet text:level="2" text:style-name="WW_CharLFO17LVL2" text:bullet-char="o">
        <style:list-level-properties text:space-before="0.9472in" text:min-label-width="0.25in"/>
        <style:text-properties style:font-name="Courier New"/>
      </text:list-level-style-bullet>
      <text:list-level-style-bullet text:level="3" text:style-name="WW_CharLFO17LVL3" text:bullet-char="">
        <style:list-level-properties text:space-before="1.4472in" text:min-label-width="0.25in"/>
        <style:text-properties style:font-name="Wingdings"/>
      </text:list-level-style-bullet>
      <text:list-level-style-bullet text:level="4" text:style-name="WW_CharLFO17LVL4" text:bullet-char="">
        <style:list-level-properties text:space-before="1.9472in" text:min-label-width="0.25in"/>
        <style:text-properties style:font-name="Symbol"/>
      </text:list-level-style-bullet>
      <text:list-level-style-bullet text:level="5" text:style-name="WW_CharLFO17LVL5" text:bullet-char="o">
        <style:list-level-properties text:space-before="2.4472in" text:min-label-width="0.25in"/>
        <style:text-properties style:font-name="Courier New"/>
      </text:list-level-style-bullet>
      <text:list-level-style-bullet text:level="6" text:style-name="WW_CharLFO17LVL6" text:bullet-char="">
        <style:list-level-properties text:space-before="2.9472in" text:min-label-width="0.25in"/>
        <style:text-properties style:font-name="Wingdings"/>
      </text:list-level-style-bullet>
      <text:list-level-style-bullet text:level="7" text:style-name="WW_CharLFO17LVL7" text:bullet-char="">
        <style:list-level-properties text:space-before="3.4472in" text:min-label-width="0.25in"/>
        <style:text-properties style:font-name="Symbol"/>
      </text:list-level-style-bullet>
      <text:list-level-style-bullet text:level="8" text:style-name="WW_CharLFO17LVL8" text:bullet-char="o">
        <style:list-level-properties text:space-before="3.9472in" text:min-label-width="0.25in"/>
        <style:text-properties style:font-name="Courier New"/>
      </text:list-level-style-bullet>
      <text:list-level-style-bullet text:level="9" text:style-name="WW_CharLFO17LVL9" text:bullet-char="">
        <style:list-level-properties text:space-before="4.4472in" text:min-label-width="0.25in"/>
        <style:text-properties style:font-name="Wingdings"/>
      </text:list-level-style-bullet>
    </text:list-style>
    <text:list-style style:name="LFO18">
      <text:list-level-style-bullet text:level="1" text:style-name="WW_CharLFO18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19LVL2" text:bullet-char="o">
        <style:list-level-properties text:space-before="0.8868in" text:min-label-width="0.25in"/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2">
      <text:list-level-style-bullet text:level="1" text:style-name="WW_CharLFO22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2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3">
      <text:list-level-style-number text:level="1" style:num-suffix="." style:num-format="1" text:start-value="22">
        <style:list-level-properties text:space-before="0in" text:min-label-width="0.302in"/>
      </text:list-level-style-number>
      <text:list-level-style-number text:level="2" style:num-suffix="." style:num-format="1" text:display-levels="2" text:start-value="9">
        <style:list-level-properties text:space-before="0in" text:min-label-width="0.302in"/>
      </text:list-level-style-number>
      <text:list-level-style-number text:level="3" style:num-suffix="." style:num-format="1" text:display-levels="3">
        <style:list-level-properties text:space-before="0in" text:min-label-width="0.5in"/>
      </text:list-level-style-number>
      <text:list-level-style-number text:level="4" style:num-suffix="." style:num-format="1" text:display-levels="4">
        <style:list-level-properties text:space-before="0in" text:min-label-width="0.5in"/>
      </text:list-level-style-number>
      <text:list-level-style-number text:level="5" style:num-suffix="." style:num-format="1" text:display-levels="5">
        <style:list-level-properties text:space-before="0in" text:min-label-width="0.75in"/>
      </text:list-level-style-number>
      <text:list-level-style-number text:level="6" style:num-suffix="." style:num-format="1" text:display-levels="6">
        <style:list-level-properties text:space-before="0in" text:min-label-width="0.75in"/>
      </text:list-level-style-number>
      <text:list-level-style-number text:level="7" style:num-suffix="." style:num-format="1" text:display-levels="7">
        <style:list-level-properties text:space-before="0in" text:min-label-width="1in"/>
      </text:list-level-style-number>
      <text:list-level-style-number text:level="8" style:num-suffix="." style:num-format="1" text:display-levels="8">
        <style:list-level-properties text:space-before="0in" text:min-label-width="1in"/>
      </text:list-level-style-number>
      <text:list-level-style-number text:level="9" style:num-suffix="." style:num-format="1" text:display-levels="9">
        <style:list-level-properties text:space-before="0in" text:min-label-width="1.25in"/>
      </text:list-level-style-number>
    </text:list-style>
    <text:list-style style:name="LFO24">
      <text:list-level-style-number text:level="1" text:style-name="WW_CharLFO24LVL1" style:num-suffix="." style:num-format="1" text:start-value="22">
        <style:list-level-properties text:space-before="0in" text:min-label-width="0.375in"/>
      </text:list-level-style-number>
      <text:list-level-style-number text:level="2" text:style-name="WW_CharLFO24LVL2" style:num-suffix="." style:num-format="1" text:display-levels="2" text:start-value="14">
        <style:list-level-properties text:space-before="0in" text:min-label-width="0.375in"/>
      </text:list-level-style-number>
      <text:list-level-style-number text:level="3" text:style-name="WW_CharLFO24LVL3" style:num-suffix="." style:num-format="1" text:display-levels="3">
        <style:list-level-properties text:space-before="0in" text:min-label-width="0.5in"/>
      </text:list-level-style-number>
      <text:list-level-style-number text:level="4" text:style-name="WW_CharLFO24LVL4" style:num-suffix="." style:num-format="1" text:display-levels="4">
        <style:list-level-properties text:space-before="0in" text:min-label-width="0.5in"/>
      </text:list-level-style-number>
      <text:list-level-style-number text:level="5" text:style-name="WW_CharLFO24LVL5" style:num-suffix="." style:num-format="1" text:display-levels="5">
        <style:list-level-properties text:space-before="0in" text:min-label-width="0.75in"/>
      </text:list-level-style-number>
      <text:list-level-style-number text:level="6" text:style-name="WW_CharLFO24LVL6" style:num-suffix="." style:num-format="1" text:display-levels="6">
        <style:list-level-properties text:space-before="0in" text:min-label-width="0.75in"/>
      </text:list-level-style-number>
      <text:list-level-style-number text:level="7" text:style-name="WW_CharLFO24LVL7" style:num-suffix="." style:num-format="1" text:display-levels="7">
        <style:list-level-properties text:space-before="0in" text:min-label-width="1in"/>
      </text:list-level-style-number>
      <text:list-level-style-number text:level="8" text:style-name="WW_CharLFO24LVL8" style:num-suffix="." style:num-format="1" text:display-levels="8">
        <style:list-level-properties text:space-before="0in" text:min-label-width="1in"/>
      </text:list-level-style-number>
      <text:list-level-style-number text:level="9" text:style-name="WW_CharLFO24LVL9" style:num-suffix="." style:num-format="1" text:display-levels="9">
        <style:list-level-properties text:space-before="0in" text:min-label-width="1.25in"/>
      </text:list-level-style-number>
    </text:list-style>
    <text:list-style style:name="LFO25">
      <text:list-level-style-number text:level="1" style:num-suffix="." style:num-format="1" text:start-value="22">
        <style:list-level-properties text:space-before="0in" text:min-label-width="0.4166in"/>
      </text:list-level-style-number>
      <text:list-level-style-number text:level="2" style:num-suffix="." style:num-format="1" text:display-levels="2" text:start-value="8">
        <style:list-level-properties text:space-before="0.1506in" text:min-label-width="0.4166in"/>
      </text:list-level-style-number>
      <text:list-level-style-number text:level="3" style:num-suffix="." style:num-format="1" text:display-levels="3" text:start-value="3">
        <style:list-level-properties text:space-before="0.3013in" text:min-label-width="0.5in"/>
      </text:list-level-style-number>
      <text:list-level-style-number text:level="4" style:num-suffix="." style:num-format="1" text:display-levels="4">
        <style:list-level-properties text:space-before="0.452in" text:min-label-width="0.5in"/>
      </text:list-level-style-number>
      <text:list-level-style-number text:level="5" style:num-suffix="." style:num-format="1" text:display-levels="5">
        <style:list-level-properties text:space-before="0.6027in" text:min-label-width="0.75in"/>
      </text:list-level-style-number>
      <text:list-level-style-number text:level="6" style:num-suffix="." style:num-format="1" text:display-levels="6">
        <style:list-level-properties text:space-before="0.7534in" text:min-label-width="0.75in"/>
      </text:list-level-style-number>
      <text:list-level-style-number text:level="7" style:num-suffix="." style:num-format="1" text:display-levels="7">
        <style:list-level-properties text:space-before="0.9041in" text:min-label-width="1in"/>
      </text:list-level-style-number>
      <text:list-level-style-number text:level="8" style:num-suffix="." style:num-format="1" text:display-levels="8">
        <style:list-level-properties text:space-before="1.0548in" text:min-label-width="1in"/>
      </text:list-level-style-number>
      <text:list-level-style-number text:level="9" style:num-suffix="." style:num-format="1" text:display-levels="9">
        <style:list-level-properties text:space-before="1.2055in" text:min-label-width="1.25in"/>
      </text:list-level-style-number>
    </text:list-style>
    <text:list-style style:name="LFO26">
      <text:list-level-style-bullet text:level="1" text:style-name="WW_CharLFO26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2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7">
      <text:list-level-style-bullet text:level="1" text:style-name="WW_CharLFO27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2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8">
      <text:list-level-style-bullet text:level="1" text:style-name="WW_CharLFO28LVL1" text:bullet-char="">
        <style:list-level-properties text:space-before="0.4472in" text:min-label-width="0.25in"/>
        <style:text-properties style:font-name="Wingdings"/>
      </text:list-level-style-bullet>
      <text:list-level-style-bullet text:level="2" text:style-name="WW_CharLFO28LVL2" text:bullet-char="o">
        <style:list-level-properties text:space-before="0.9472in" text:min-label-width="0.25in"/>
        <style:text-properties style:font-name="Courier New"/>
      </text:list-level-style-bullet>
      <text:list-level-style-bullet text:level="3" text:style-name="WW_CharLFO28LVL3" text:bullet-char="">
        <style:list-level-properties text:space-before="1.4472in" text:min-label-width="0.25in"/>
        <style:text-properties style:font-name="Wingdings"/>
      </text:list-level-style-bullet>
      <text:list-level-style-bullet text:level="4" text:style-name="WW_CharLFO28LVL4" text:bullet-char="">
        <style:list-level-properties text:space-before="1.9472in" text:min-label-width="0.25in"/>
        <style:text-properties style:font-name="Symbol"/>
      </text:list-level-style-bullet>
      <text:list-level-style-bullet text:level="5" text:style-name="WW_CharLFO28LVL5" text:bullet-char="o">
        <style:list-level-properties text:space-before="2.4472in" text:min-label-width="0.25in"/>
        <style:text-properties style:font-name="Courier New"/>
      </text:list-level-style-bullet>
      <text:list-level-style-bullet text:level="6" text:style-name="WW_CharLFO28LVL6" text:bullet-char="">
        <style:list-level-properties text:space-before="2.9472in" text:min-label-width="0.25in"/>
        <style:text-properties style:font-name="Wingdings"/>
      </text:list-level-style-bullet>
      <text:list-level-style-bullet text:level="7" text:style-name="WW_CharLFO28LVL7" text:bullet-char="">
        <style:list-level-properties text:space-before="3.4472in" text:min-label-width="0.25in"/>
        <style:text-properties style:font-name="Symbol"/>
      </text:list-level-style-bullet>
      <text:list-level-style-bullet text:level="8" text:style-name="WW_CharLFO28LVL8" text:bullet-char="o">
        <style:list-level-properties text:space-before="3.9472in" text:min-label-width="0.25in"/>
        <style:text-properties style:font-name="Courier New"/>
      </text:list-level-style-bullet>
      <text:list-level-style-bullet text:level="9" text:style-name="WW_CharLFO28LVL9" text:bullet-char="">
        <style:list-level-properties text:space-before="4.4472in" text:min-label-width="0.25in"/>
        <style:text-properties style:font-name="Wingdings"/>
      </text:list-level-style-bullet>
    </text:list-style>
    <text:list-style style:name="LFO29">
      <text:list-level-style-number text:level="1" text:style-name="WW_CharLFO29LVL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0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1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2">
      <text:list-level-style-number text:level="1" style:num-suffix=")" style:num-format="A" style:num-letter-sync="true">
        <style:list-level-properties text:space-before="0.0986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3">
      <text:list-level-style-number text:level="1" style:num-format="1" text:start-value="22">
        <style:list-level-properties text:space-before="0in" text:min-label-width="0.375in"/>
      </text:list-level-style-number>
      <text:list-level-style-number text:level="2" style:num-format="1" text:display-levels="2" text:start-value="8">
        <style:list-level-properties text:space-before="0in" text:min-label-width="0.375in"/>
      </text:list-level-style-number>
      <text:list-level-style-number text:level="3" style:num-format="1" text:display-levels="3" text:start-value="5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25in"/>
      </text:list-level-style-number>
    </text:list-style>
    <text:list-style style:name="LFO34">
      <text:list-level-style-number text:level="1" style:num-suffix="." style:num-format="1" text:start-value="22">
        <style:list-level-properties text:space-before="0in" text:min-label-width="0.4166in"/>
      </text:list-level-style-number>
      <text:list-level-style-number text:level="2" style:num-suffix="." style:num-format="1" text:display-levels="2" text:start-value="8">
        <style:list-level-properties text:space-before="0in" text:min-label-width="0.4166in"/>
      </text:list-level-style-number>
      <text:list-level-style-number text:level="3" style:num-suffix="." style:num-format="1" text:display-levels="3" text:start-value="5">
        <style:list-level-properties text:space-before="0in" text:min-label-width="0.5in"/>
      </text:list-level-style-number>
      <text:list-level-style-number text:level="4" style:num-suffix="." style:num-format="1" text:display-levels="4">
        <style:list-level-properties text:space-before="0in" text:min-label-width="0.5in"/>
      </text:list-level-style-number>
      <text:list-level-style-number text:level="5" style:num-suffix="." style:num-format="1" text:display-levels="5">
        <style:list-level-properties text:space-before="0in" text:min-label-width="0.75in"/>
      </text:list-level-style-number>
      <text:list-level-style-number text:level="6" style:num-suffix="." style:num-format="1" text:display-levels="6">
        <style:list-level-properties text:space-before="0in" text:min-label-width="0.75in"/>
      </text:list-level-style-number>
      <text:list-level-style-number text:level="7" style:num-suffix="." style:num-format="1" text:display-levels="7">
        <style:list-level-properties text:space-before="0in" text:min-label-width="1in"/>
      </text:list-level-style-number>
      <text:list-level-style-number text:level="8" style:num-suffix="." style:num-format="1" text:display-levels="8">
        <style:list-level-properties text:space-before="0in" text:min-label-width="1in"/>
      </text:list-level-style-number>
      <text:list-level-style-number text:level="9" style:num-suffix="." style:num-format="1" text:display-levels="9">
        <style:list-level-properties text:space-before="0in" text:min-label-width="1.25in"/>
      </text:list-level-style-number>
    </text:list-style>
    <style:style style:name="P1" style:parent-style-name="Normal" style:master-page-name="MP0" style:family="paragraph">
      <style:paragraph-properties fo:break-before="page" style:text-autospace="none" fo:text-align="center"/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7" style:parent-style-name="Normal" style:family="paragraph">
      <style:paragraph-properties style:text-autospace="none" fo:text-align="center"/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8" style:parent-style-name="Normal" style:family="paragraph">
      <style:paragraph-properties style:text-autospace="none" fo:text-align="center"/>
    </style:style>
    <style:style style:name="T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10" style:parent-style-name="Normal" style:family="paragraph">
      <style:paragraph-properties style:text-autospace="none"/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11" style:parent-style-name="Normal" style:family="paragraph">
      <style:paragraph-properties style:text-autospace="none" fo:text-align="center"/>
      <style:text-properties style:font-name="Arial" style:font-name-complex="Arial" fo:font-weight="bold" style:font-weight-asian="bold" fo:font-style="italic" style:font-style-asian="italic" fo:font-size="10pt" style:font-size-asian="10pt" style:font-size-complex="10pt" fo:language="pt" fo:country="BR"/>
    </style:style>
    <style:style style:name="P12" style:parent-style-name="Normal" style:family="paragraph">
      <style:paragraph-properties style:text-autospace="none" fo:text-align="center"/>
      <style:text-properties style:font-name="Arial" style:font-name-complex="Arial" fo:font-weight="bold" style:font-weight-asian="bold" fo:font-style="italic" style:font-style-asian="italic" fo:font-size="10pt" style:font-size-asian="10pt" style:font-size-complex="10pt" fo:language="pt" fo:country="BR"/>
    </style:style>
    <style:style style:name="P13" style:parent-style-name="Normal" style:list-style-name="LFO2" style:family="paragraph">
      <style:paragraph-properties style:text-autospace="none" fo:text-align="justify" fo:margin-left="0.1972in" fo:text-indent="-0.1972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14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15" style:parent-style-name="Normal" style:family="paragraph">
      <style:paragraph-properties style:text-autospace="none" fo:text-align="justify"/>
    </style:style>
    <style:style style:name="T16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T17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T18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T19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20" style:parent-style-name="Normal" style:family="paragraph">
      <style:paragraph-properties style:text-autospace="none" fo:text-align="justify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21" style:parent-style-name="Normal" style:list-style-name="LFO2" style:family="paragraph">
      <style:paragraph-properties style:text-autospace="none" fo:text-align="justify" fo:margin-left="0.1972in" fo:text-indent="-0.1972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22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23" style:parent-style-name="Normal" style:family="paragraph">
      <style:paragraph-properties style:text-autospace="none" fo:text-align="justify"/>
    </style:style>
    <style:style style:name="T24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T25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T26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27" style:parent-style-name="Normal" style:family="paragraph">
      <style:paragraph-properties style:text-autospace="none" fo:text-align="justify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28" style:parent-style-name="Normal" style:list-style-name="LFO2" style:family="paragraph">
      <style:paragraph-properties style:text-autospace="none" fo:text-align="justify" fo:margin-left="0.1972in" fo:text-indent="-0.1972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29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30" style:parent-style-name="Normal" style:family="paragraph">
      <style:paragraph-properties style:text-autospace="none" fo:text-align="justify"/>
    </style:style>
    <style:style style:name="T31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32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33" style:parent-style-name="Normal" style:family="paragraph">
      <style:paragraph-properties style:text-autospace="none" fo:text-align="justify" fo:text-indent="0.1972in"/>
    </style:style>
    <style:style style:name="T34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T35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T36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37" style:parent-style-name="Normal" style:family="paragraph">
      <style:paragraph-properties style:text-autospace="none" fo:text-align="justify" fo:text-indent="0.1972in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38" style:parent-style-name="Normal" style:family="paragraph">
      <style:paragraph-properties style:text-autospace="none" fo:text-align="justify"/>
    </style:style>
    <style:style style:name="T39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40" style:parent-style-name="Normal" style:family="paragraph">
      <style:paragraph-properties style:text-autospace="none" fo:text-align="justify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41" style:parent-style-name="Normal" style:family="paragraph">
      <style:paragraph-properties style:text-autospace="none" fo:text-align="justify" fo:text-indent="0.1972in"/>
    </style:style>
    <style:style style:name="T42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T43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44" style:parent-style-name="Normal" style:family="paragraph">
      <style:paragraph-properties style:text-autospace="none" fo:text-indent="0.4923in"/>
    </style:style>
    <style:style style:name="T45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46" style:parent-style-name="Normal" style:family="paragraph">
      <style:paragraph-properties style:text-autospace="none" fo:text-align="justify"/>
      <style:text-properties style:font-name="Arial" style:font-name-complex="Arial" fo:font-size="10pt" style:font-size-asian="10pt" style:font-size-complex="10pt" style:language-asian="pt" style:country-asian="BR"/>
    </style:style>
    <style:style style:name="P47" style:parent-style-name="Normal" style:family="paragraph">
      <style:paragraph-properties style:text-autospace="none" fo:text-align="justify"/>
    </style:style>
    <style:style style:name="T48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49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50" style:parent-style-name="Normal" style:family="paragraph">
      <style:paragraph-properties style:text-autospace="none" fo:text-align="justify" fo:text-indent="0.1972in"/>
    </style:style>
    <style:style style:name="T51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T52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T53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T54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55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56" style:parent-style-name="Normal" style:list-style-name="LFO2" style:family="paragraph">
      <style:paragraph-properties style:text-autospace="none" fo:text-align="justify" fo:margin-left="0.1972in" fo:text-indent="-0.1972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57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58" style:parent-style-name="Normal" style:family="paragraph">
      <style:paragraph-properties style:text-autospace="none" fo:text-align="justify">
        <style:tab-stops>
          <style:tab-stop style:type="left" style:position="0.2958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59" style:parent-style-name="Normal" style:family="paragraph">
      <style:paragraph-properties style:text-autospace="none" fo:text-align="justify">
        <style:tab-stops>
          <style:tab-stop style:type="left" style:position="0.2958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60" style:parent-style-name="Normal" style:family="paragraph">
      <style:paragraph-properties style:text-autospace="none" fo:text-align="justify" fo:margin-left="0.1972in">
        <style:tab-stops>
          <style:tab-stop style:type="left" style:position="0.0986in"/>
        </style:tab-stops>
      </style:paragraph-properties>
    </style:style>
    <style:style style:name="T61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T62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T63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T64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65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T66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67" style:parent-style-name="Normal" style:family="paragraph">
      <style:paragraph-properties style:text-autospace="none" fo:text-align="justify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68" style:parent-style-name="Normal" style:family="paragraph">
      <style:paragraph-properties style:text-autospace="none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color="#000000" fo:font-size="10pt" style:font-size-asian="10pt" style:font-size-complex="10pt" fo:language="pt" fo:country="BR"/>
    </style:style>
    <style:style style:name="P69" style:parent-style-name="Párrafodelista" style:family="paragraph">
      <style:paragraph-properties style:text-autospace="none" fo:margin-bottom="0in" fo:line-height="100%" fo:margin-left="0in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70" style:parent-style-name="Normal" style:family="paragraph">
      <style:paragraph-properties fo:text-align="justify"/>
    </style:style>
    <style:style style:name="T71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7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pt" fo:country="BR"/>
    </style:style>
    <style:style style:name="P73" style:parent-style-name="Normal" style:family="paragraph">
      <style:paragraph-properties fo:text-align="justify" fo:text-indent="0.1972in"/>
    </style:style>
    <style:style style:name="T74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75" style:parent-style-name="Normal" style:family="paragraph">
      <style:paragraph-properties style:text-autospace="none" fo:text-align="justify">
        <style:tab-stops>
          <style:tab-stop style:type="left" style:position="0.1972in"/>
        </style:tab-stops>
      </style:paragraph-properties>
    </style:style>
    <style:style style:name="T76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T77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78" style:parent-style-name="Normal" style:family="paragraph">
      <style:paragraph-properties fo:text-align="justify" fo:text-indent="0.1972in"/>
      <style:text-properties style:font-name="Arial" style:font-name-complex="Arial" fo:font-size="10pt" style:font-size-asian="10pt" style:font-size-complex="10pt"/>
    </style:style>
    <style:style style:name="P79" style:parent-style-name="Normal" style:list-style-name="LFO2" style:family="paragraph">
      <style:paragraph-properties fo:text-align="justify" fo:margin-left="0.1972in" fo:text-indent="-0.1972in">
        <style:tab-stops/>
      </style:paragraph-properties>
    </style:style>
    <style:style style:name="T8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8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8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8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8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8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T8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T8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T8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89" style:parent-style-name="Normal" style:family="paragraph">
      <style:paragraph-properties fo:text-align="justify" fo:margin-left="0.1972in">
        <style:tab-stops/>
      </style:paragraph-properties>
      <style:text-properties style:font-name="Arial" style:font-name-complex="Arial" fo:font-size="10pt" style:font-size-asian="10pt" style:font-size-complex="10pt" fo:language="pt" fo:country="BR"/>
    </style:style>
    <style:style style:name="P90" style:parent-style-name="Normal" style:family="paragraph">
      <style:paragraph-properties style:text-autospace="none" fo:text-align="justify"/>
    </style:style>
    <style:style style:name="T91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BR"/>
    </style:style>
    <style:style style:name="T92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BR"/>
    </style:style>
    <style:style style:name="T93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BR"/>
    </style:style>
    <style:style style:name="T94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BR"/>
    </style:style>
    <style:style style:name="T95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BR"/>
    </style:style>
    <style:style style:name="T96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BR"/>
    </style:style>
    <style:style style:name="T97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BR"/>
    </style:style>
    <style:style style:name="T98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T99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BR"/>
    </style:style>
    <style:style style:name="T100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BR"/>
    </style:style>
    <style:style style:name="T101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BR"/>
    </style:style>
    <style:style style:name="T102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BR"/>
    </style:style>
    <style:style style:name="T103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BR"/>
    </style:style>
    <style:style style:name="T104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BR"/>
    </style:style>
    <style:style style:name="T105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T106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BR"/>
    </style:style>
    <style:style style:name="T107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BR"/>
    </style:style>
    <style:style style:name="T108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T109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BR"/>
    </style:style>
    <style:style style:name="T110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BR"/>
    </style:style>
    <style:style style:name="T111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BR"/>
    </style:style>
    <style:style style:name="T112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BR"/>
    </style:style>
    <style:style style:name="T113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BR"/>
    </style:style>
    <style:style style:name="T114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BR"/>
    </style:style>
    <style:style style:name="T115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BR"/>
    </style:style>
    <style:style style:name="T116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BR"/>
    </style:style>
    <style:style style:name="T117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BR"/>
    </style:style>
    <style:style style:name="T118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BR"/>
    </style:style>
    <style:style style:name="P119" style:parent-style-name="Normal" style:family="paragraph">
      <style:paragraph-properties style:text-autospace="none" fo:text-align="justify">
        <style:tab-stops>
          <style:tab-stop style:type="left" style:position="0.2958in"/>
        </style:tab-stops>
      </style:paragraph-properties>
      <style:text-properties style:font-name="Arial" style:font-name-asian="Calibri" style:font-name-complex="Arial" fo:font-weight="bold" style:font-weight-asian="bold" style:font-weight-complex="bold" fo:color="#000000" fo:font-size="10pt" style:font-size-asian="10pt" style:font-size-complex="10pt" fo:language="pt" fo:country="BR"/>
    </style:style>
    <style:style style:name="P120" style:parent-style-name="Normal" style:family="paragraph">
      <style:paragraph-properties style:text-autospace="none" fo:text-align="justify">
        <style:tab-stops>
          <style:tab-stop style:type="left" style:position="0.2958in"/>
        </style:tab-stops>
      </style:paragraph-properties>
    </style:style>
    <style:style style:name="T121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T12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23" style:parent-style-name="Normal" style:family="paragraph">
      <style:paragraph-properties style:text-autospace="none" fo:text-align="justify">
        <style:tab-stops>
          <style:tab-stop style:type="left" style:position="0.2958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24" style:parent-style-name="Textoindependiente3" style:family="paragraph">
      <style:paragraph-properties fo:widows="2" fo:orphans="2" fo:line-height="100%"/>
    </style:style>
    <style:style style:name="T125" style:parent-style-name="Fuentedepárrafopredeter." style:family="text">
      <style:text-properties fo:font-weight="normal" style:font-weight-asian="normal" style:font-weight-complex="normal" fo:font-size="10pt" style:font-size-asian="10pt" style:font-size-complex="10pt" fo:language="en" fo:country="US"/>
    </style:style>
    <style:style style:name="T126" style:parent-style-name="Fuentedepárrafopredeter." style:family="text">
      <style:text-properties fo:font-weight="normal" style:font-weight-asian="normal" style:font-weight-complex="normal" fo:font-size="10pt" style:font-size-asian="10pt" style:font-size-complex="10pt" fo:language="en" fo:country="US"/>
    </style:style>
    <style:style style:name="T127" style:parent-style-name="Fuentedepárrafopredeter." style:family="text">
      <style:text-properties fo:font-weight="normal" style:font-weight-asian="normal" style:font-weight-complex="normal" fo:font-size="10pt" style:font-size-asian="10pt" style:font-size-complex="10pt" fo:language="en" fo:country="US"/>
    </style:style>
    <style:style style:name="T128" style:parent-style-name="Fuentedepárrafopredeter." style:family="text">
      <style:text-properties fo:font-weight="normal" style:font-weight-asian="normal" fo:font-size="10pt" style:font-size-asian="10pt" style:font-size-complex="10pt" fo:language="en" fo:country="US"/>
    </style:style>
    <style:style style:name="P129" style:parent-style-name="Textoindependiente3" style:family="paragraph">
      <style:paragraph-properties fo:widows="2" fo:orphans="2" fo:line-height="100%" fo:margin-left="0.1972in">
        <style:tab-stops/>
      </style:paragraph-properties>
      <style:text-properties fo:font-weight="normal" style:font-weight-asian="normal" style:font-weight-complex="normal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P130" style:parent-style-name="Normal" style:family="paragraph">
      <style:paragraph-properties style:text-autospace="none" fo:text-align="justify" fo:margin-left="0.1972in">
        <style:tab-stops>
          <style:tab-stop style:type="left" style:position="0.0986in"/>
        </style:tab-stops>
      </style:paragraph-properties>
    </style:style>
    <style:style style:name="T131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132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T133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134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135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T136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P137" style:parent-style-name="Normal" style:family="paragraph">
      <style:paragraph-properties style:text-autospace="none" fo:text-align="justify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138" style:parent-style-name="Normal" style:list-style-name="LFO2" style:family="paragraph">
      <style:paragraph-properties style:text-autospace="none" fo:text-align="justify" fo:margin-left="0.1972in" fo:text-indent="-0.1972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139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140" style:parent-style-name="Normal" style:family="paragraph">
      <style:paragraph-properties style:text-autospace="none" fo:text-align="justify" fo:margin-left="0.1972in">
        <style:tab-stops/>
      </style:paragraph-properties>
    </style:style>
    <style:style style:name="T14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142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143" style:parent-style-name="Párrafodelista" style:list-style-name="LFO2" style:family="paragraph">
      <style:paragraph-properties fo:text-align="justify" fo:margin-bottom="0in" fo:line-height="100%" fo:margin-left="0.1972in" fo:text-indent="-0.1972in">
        <style:tab-stops>
          <style:tab-stop style:type="left" style:position="0in"/>
        </style:tab-stops>
      </style:paragraph-properties>
    </style:style>
    <style:style style:name="T14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T14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T14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T14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148" style:parent-style-name="Párrafodelista" style:family="paragraph">
      <style:paragraph-properties fo:text-align="justify" fo:margin-bottom="0in" fo:line-height="100%" fo:margin-left="0.1972in">
        <style:tab-stops>
          <style:tab-stop style:type="left" style:position="0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olumn150" style:family="table-column">
      <style:table-column-properties style:column-width="1.3784in" style:use-optimal-column-width="false"/>
    </style:style>
    <style:style style:name="TableColumn151" style:family="table-column">
      <style:table-column-properties style:column-width="1.2798in" style:use-optimal-column-width="false"/>
    </style:style>
    <style:style style:name="TableColumn152" style:family="table-column">
      <style:table-column-properties style:column-width="1.0819in" style:use-optimal-column-width="false"/>
    </style:style>
    <style:style style:name="TableColumn153" style:family="table-column">
      <style:table-column-properties style:column-width="1.0847in" style:use-optimal-column-width="false"/>
    </style:style>
    <style:style style:name="TableColumn154" style:family="table-column">
      <style:table-column-properties style:column-width="1.0819in" style:use-optimal-column-width="false"/>
    </style:style>
    <style:style style:name="TableColumn155" style:family="table-column">
      <style:table-column-properties style:column-width="0.984in" style:use-optimal-column-width="false"/>
    </style:style>
    <style:style style:name="Table149" style:family="table">
      <style:table-properties style:width="6.8909in" fo:margin-left="-0.3555in" table:align="lef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0.0034in solid #000000" fo:border-left="0.0034in solid #000000" fo:border-bottom="0.0034in solid #000000" fo:border-right="none" fo:background-color="#D9D9D9" style:vertical-align="middle" fo:padding-top="0.0381in" fo:padding-left="0.0381in" fo:padding-bottom="0.0381in" fo:padding-right="0.0381in"/>
    </style:style>
    <style:style style:name="P158" style:parent-style-name="Conteúdodetabela" style:family="paragraph">
      <style:paragraph-properties style:snap-to-layout-grid="false"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59" style:family="table-cell">
      <style:table-cell-properties fo:border-top="0.0034in solid #000000" fo:border-left="0.0034in solid #000000" fo:border-bottom="0.0034in solid #000000" fo:border-right="none" fo:background-color="#D9D9D9" style:vertical-align="middle" fo:padding-top="0.0381in" fo:padding-left="0.0381in" fo:padding-bottom="0.0381in" fo:padding-right="0.0381in"/>
    </style:style>
    <style:style style:name="P160" style:parent-style-name="Conteúdodetabela" style:family="paragraph">
      <style:paragraph-properties style:snap-to-layout-grid="false"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61" style:family="table-cell">
      <style:table-cell-properties fo:border-top="0.0034in solid #000000" fo:border-left="0.0034in solid #000000" fo:border-bottom="0.0034in solid #000000" fo:border-right="none" fo:background-color="#D9D9D9" style:vertical-align="middle" fo:padding-top="0.0381in" fo:padding-left="0.0381in" fo:padding-bottom="0.0381in" fo:padding-right="0.0381in"/>
    </style:style>
    <style:style style:name="P162" style:parent-style-name="Conteúdodetabela" style:family="paragraph">
      <style:paragraph-properties style:snap-to-layout-grid="false"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P163" style:parent-style-name="Conteúdodetabela" style:family="paragraph">
      <style:paragraph-properties style:snap-to-layout-grid="false"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64" style:family="table-cell">
      <style:table-cell-properties fo:border-top="0.0034in solid #000000" fo:border-left="0.0034in solid #000000" fo:border-bottom="0.0034in solid #000000" fo:border-right="none" fo:background-color="#D9D9D9" style:vertical-align="middle" fo:padding-top="0.0381in" fo:padding-left="0.0381in" fo:padding-bottom="0.0381in" fo:padding-right="0.0381in"/>
    </style:style>
    <style:style style:name="P165" style:parent-style-name="Conteúdodetabela" style:family="paragraph">
      <style:paragraph-properties style:snap-to-layout-grid="false"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P166" style:parent-style-name="Conteúdodetabela" style:family="paragraph">
      <style:paragraph-properties style:snap-to-layout-grid="false"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67" style:family="table-cell">
      <style:table-cell-properties fo:border-top="0.0034in solid #000000" fo:border-left="0.0034in solid #000000" fo:border-bottom="0.0034in solid #000000" fo:border-right="none" fo:background-color="#D9D9D9" style:vertical-align="middle" fo:padding-top="0.0381in" fo:padding-left="0.0381in" fo:padding-bottom="0.0381in" fo:padding-right="0.0381in"/>
    </style:style>
    <style:style style:name="P168" style:parent-style-name="Conteúdodetabela" style:family="paragraph">
      <style:paragraph-properties style:snap-to-layout-grid="false" fo:text-align="center" fo:margin-left="-0.0381in" fo:margin-right="-0.0381in" fo:text-indent="-0.0381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69" style:family="table-cell">
      <style:table-cell-properties fo:border="0.0034in solid #000000" fo:background-color="#D9D9D9" style:vertical-align="middle" fo:padding-top="0.0381in" fo:padding-left="0.0381in" fo:padding-bottom="0.0381in" fo:padding-right="0.0381in"/>
    </style:style>
    <style:style style:name="P170" style:parent-style-name="Conteúdodetabela" style:family="paragraph">
      <style:paragraph-properties style:snap-to-layout-grid="false"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171" style:family="table-row">
      <style:table-row-properties style:min-row-height="0.2513in" style:use-optimal-row-height="false"/>
    </style:style>
    <style:style style:name="TableCell172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173" style:parent-style-name="Conteúdodetabela" style:family="paragraph">
      <style:paragraph-properties style:snap-to-layout-grid="false" fo:text-align="center" fo:margin-right="-0.0381in"/>
    </style:style>
    <style:style style:name="T174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TableCell175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176" style:parent-style-name="Conteúdodetabela" style:family="paragraph">
      <style:paragraph-properties style:snap-to-layout-grid="false" fo:text-align="center"/>
    </style:style>
    <style:style style:name="T177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TableCell178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179" style:parent-style-name="Conteúdodetabela" style:family="paragraph">
      <style:paragraph-properties style:snap-to-layout-grid="false" fo:text-align="center"/>
    </style:style>
    <style:style style:name="T180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TableCell181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182" style:parent-style-name="Conteúdodetabela" style:family="paragraph">
      <style:paragraph-properties style:snap-to-layout-grid="false" fo:text-align="center"/>
    </style:style>
    <style:style style:name="T183" style:parent-style-name="Fuentedepárrafopredeter." style:family="text">
      <style:text-properties style:font-name="Arial" style:font-name-complex="Arial" fo:font-size="10pt" style:font-size-asian="10pt" style:font-size-complex="10pt" fo:language="en" fo:country="US" style:language-asian="pt" style:country-asian="BR"/>
    </style:style>
    <style:style style:name="TableCell184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185" style:parent-style-name="Conteúdodetabela" style:family="paragraph">
      <style:paragraph-properties style:snap-to-layout-grid="false" fo:text-align="center"/>
    </style:style>
    <style:style style:name="T186" style:parent-style-name="Fuentedepárrafopredeter." style:family="text">
      <style:text-properties style:font-name="Arial" style:font-name-complex="Arial" fo:font-size="10pt" style:font-size-asian="10pt" style:font-size-complex="10pt" fo:language="en" fo:country="US" style:language-asian="pt" style:country-asian="BR"/>
    </style:style>
    <style:style style:name="TableCell187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188" style:parent-style-name="Normal" style:family="paragraph">
      <style:paragraph-properties style:snap-to-layout-grid="false" fo:text-align="center"/>
    </style:style>
    <style:style style:name="T189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190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91" style:parent-style-name="Normal" style:list-style-name="LFO2" style:family="paragraph">
      <style:paragraph-properties style:text-autospace="none" fo:text-align="justify" fo:margin-left="0.1972in" fo:text-indent="-0.1972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192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193" style:parent-style-name="Normal" style:family="paragraph">
      <style:paragraph-properties style:text-autospace="none" fo:text-align="justify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94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size="10pt" style:font-size-asian="10pt" style:font-size-complex="10pt" style:language-asian="pt" style:country-asian="BR"/>
    </style:style>
    <style:style style:name="P195" style:parent-style-name="Normal" style:family="paragraph">
      <style:paragraph-properties style:text-autospace="none" fo:text-align="justify">
        <style:tab-stops>
          <style:tab-stop style:type="left" style:position="0.1972in"/>
        </style:tab-stops>
      </style:paragraph-properties>
    </style:style>
    <style:style style:name="T196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T197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T198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T199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200" style:parent-style-name="Normal" style:family="paragraph">
      <style:paragraph-properties style:text-autospace="none" fo:text-align="justify">
        <style:tab-stops>
          <style:tab-stop style:type="left" style:position="0.2958in"/>
        </style:tab-stops>
      </style:paragraph-properties>
      <style:text-properties style:font-name="Arial" style:font-name-complex="Arial" fo:font-size="10pt" style:font-size-asian="10pt" style:font-size-complex="10pt" style:language-asian="pt" style:country-asian="BR"/>
    </style:style>
    <style:style style:name="P201" style:parent-style-name="Normal" style:family="paragraph">
      <style:paragraph-properties style:text-autospace="none" fo:text-align="justify">
        <style:tab-stops>
          <style:tab-stop style:type="left" style:position="0.2958in"/>
        </style:tab-stops>
      </style:paragraph-properties>
      <style:text-properties style:font-name="Arial" style:font-name-complex="Arial" fo:font-size="10pt" style:font-size-asian="10pt" style:font-size-complex="10pt" style:language-asian="pt" style:country-asian="BR"/>
    </style:style>
    <style:style style:name="P202" style:parent-style-name="Normal" style:family="paragraph">
      <style:paragraph-properties style:text-autospace="none" fo:text-align="justify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203" style:parent-style-name="Normal" style:family="paragraph">
      <style:paragraph-properties style:text-autospace="none" fo:text-align="justify" fo:margin-left="0.1972in">
        <style:tab-stops>
          <style:tab-stop style:type="left" style:position="0.0986in"/>
        </style:tab-stops>
      </style:paragraph-properties>
      <style:text-properties style:font-name="Arial" style:font-name-complex="Arial" fo:font-size="10pt" style:font-size-asian="10pt" style:font-size-complex="10pt" style:language-asian="pt" style:country-asian="BR"/>
    </style:style>
    <style:style style:name="P204" style:parent-style-name="Normal" style:family="paragraph">
      <style:paragraph-properties style:text-autospace="none" fo:text-align="justify">
        <style:tab-stops>
          <style:tab-stop style:type="left" style:position="0.1972in"/>
        </style:tab-stops>
      </style:paragraph-properties>
    </style:style>
    <style:style style:name="T205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T206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T207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T208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209" style:parent-style-name="Normal" style:family="paragraph">
      <style:paragraph-properties style:text-autospace="none" fo:text-align="justify">
        <style:tab-stops>
          <style:tab-stop style:type="left" style:position="0.1972in"/>
        </style:tab-stops>
      </style:paragraph-properties>
      <style:text-properties style:font-name="Arial" style:font-name-complex="Arial" fo:font-size="10pt" style:font-size-asian="10pt" style:font-size-complex="10pt" style:language-asian="pt" style:country-asian="BR"/>
    </style:style>
    <style:style style:name="P210" style:parent-style-name="Normal" style:family="paragraph">
      <style:paragraph-properties style:text-autospace="none" fo:text-align="justify"/>
      <style:text-properties style:font-name="Arial" style:font-name-complex="Arial" fo:font-size="10pt" style:font-size-asian="10pt" style:font-size-complex="10pt" style:language-asian="pt" style:country-asian="BR"/>
    </style:style>
    <style:style style:name="P211" style:parent-style-name="Normal" style:family="paragraph">
      <style:paragraph-properties style:text-autospace="none" fo:text-align="justify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212" style:parent-style-name="Normal" style:family="paragraph">
      <style:paragraph-properties style:text-autospace="none"/>
      <style:text-properties style:font-name="Arial" style:font-name-complex="Arial" fo:font-size="10pt" style:font-size-asian="10pt" style:font-size-complex="10pt" style:language-asian="pt" style:country-asian="BR"/>
    </style:style>
    <style:style style:name="P213" style:parent-style-name="Normal" style:family="paragraph">
      <style:paragraph-properties style:text-autospace="none" fo:text-indent="0.1972in"/>
    </style:style>
    <style:style style:name="T214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T215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T216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T217" style:parent-style-name="Fuentedepárrafopredeter.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P218" style:parent-style-name="Normal" style:family="paragraph">
      <style:paragraph-properties style:text-autospace="none"/>
      <style:text-properties style:font-name="Arial" style:font-name-complex="Arial" fo:font-style="italic" style:font-style-asian="italic" fo:font-size="10pt" style:font-size-asian="10pt" style:font-size-complex="10pt"/>
    </style:style>
    <style:style style:name="P219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220" style:parent-style-name="Normal" style:list-style-name="LFO2" style:family="paragraph">
      <style:paragraph-properties style:text-autospace="none" fo:text-align="justify" fo:margin-left="0.1972in" fo:text-indent="-0.1972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22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222" style:parent-style-name="Normal" style:family="paragraph">
      <style:paragraph-properties fo:text-align="justify"/>
    </style:style>
    <style:style style:name="T223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22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pt" fo:country="BR"/>
    </style:style>
    <style:style style:name="P225" style:parent-style-name="Normal" style:list-style-name="LFO2" style:family="paragraph">
      <style:paragraph-properties style:text-autospace="none" fo:text-align="justify" fo:margin-left="0.1972in" fo:text-indent="-0.1972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226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227" style:parent-style-name="Normal" style:family="paragraph">
      <style:paragraph-properties style:text-autospace="none" fo:text-align="justify"/>
    </style:style>
    <style:style style:name="T22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229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T230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T231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232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233" style:parent-style-name="Normal" style:family="paragraph">
      <style:paragraph-properties style:text-autospace="none" fo:text-align="justify"/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234" style:parent-style-name="Normal" style:family="paragraph">
      <style:paragraph-properties style:text-autospace="none" fo:text-align="justify"/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235" style:parent-style-name="Normal" style:family="paragraph">
      <style:paragraph-properties style:text-autospace="none" fo:text-align="justify"/>
    </style:style>
    <style:style style:name="T23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T23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23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239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size="10pt" style:font-size-asian="10pt" style:font-size-complex="10pt" style:language-asian="pt" style:country-asian="BR"/>
    </style:style>
    <style:style style:name="P240" style:parent-style-name="Normal" style:family="paragraph">
      <style:paragraph-properties style:text-autospace="none" fo:text-align="justify" fo:margin-left="0.1972in" fo:text-indent="-0.1972in">
        <style:tab-stops/>
      </style:paragraph-properties>
    </style:style>
    <style:style style:name="T24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T242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243" style:parent-style-name="Normal" style:family="paragraph">
      <style:paragraph-properties style:text-autospace="none" fo:text-align="justify" fo:margin-left="0.1972in" fo:text-indent="-0.1972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244" style:parent-style-name="Normal" style:family="paragraph">
      <style:paragraph-properties style:text-autospace="none" fo:text-align="justify" fo:margin-left="0.1972in" fo:text-indent="-0.1972in">
        <style:tab-stops/>
      </style:paragraph-properties>
    </style:style>
    <style:style style:name="T24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T24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T24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248" style:parent-style-name="Textoindependiente" style:family="paragraph">
      <style:paragraph-properties fo:margin-left="0.1972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249" style:parent-style-name="Textoindependiente" style:family="paragraph">
      <style:paragraph-properties fo:margin-left="0.1972in" fo:text-indent="-0.1972in">
        <style:tab-stops/>
      </style:paragraph-properties>
    </style:style>
    <style:style style:name="T25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51" style:parent-style-name="Fuentedepárrafopredeter." style:family="text">
      <style:text-properties style:font-name="Arial" style:font-name-complex="Arial" fo:font-size="10pt" style:font-size-asian="10pt" style:font-size-complex="10pt" fo:language="en" fo:country="US" style:language-asian="pt" style:country-asian="BR"/>
    </style:style>
    <style:style style:name="P252" style:parent-style-name="Normal" style:family="paragraph">
      <style:paragraph-properties style:text-autospace="none" fo:text-align="justify"/>
      <style:text-properties style:font-name="Arial" style:font-name-complex="Arial" fo:font-size="10pt" style:font-size-asian="10pt" style:font-size-complex="10pt" style:language-asian="pt" style:country-asian="BR"/>
    </style:style>
    <style:style style:name="P253" style:parent-style-name="Normal" style:family="paragraph">
      <style:paragraph-properties style:text-autospace="none" fo:text-align="justify"/>
    </style:style>
    <style:style style:name="T25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T25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T25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257" style:parent-style-name="Normal" style:family="paragraph">
      <style:paragraph-properties style:text-autospace="none" fo:text-align="justify"/>
      <style:text-properties style:font-name="Arial" style:font-name-complex="Arial" fo:font-size="10pt" style:font-size-asian="10pt" style:font-size-complex="10pt" style:language-asian="pt" style:country-asian="BR"/>
    </style:style>
    <style:style style:name="P258" style:parent-style-name="Normal" style:family="paragraph">
      <style:paragraph-properties style:text-autospace="none" fo:text-align="justify" fo:margin-left="0.1972in" fo:text-indent="-0.1972in">
        <style:tab-stops/>
      </style:paragraph-properties>
    </style:style>
    <style:style style:name="T25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T260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261" style:parent-style-name="Normal" style:family="paragraph">
      <style:paragraph-properties style:text-autospace="none" fo:text-align="justify" fo:margin-left="0.2958in">
        <style:tab-stops/>
      </style:paragraph-properties>
      <style:text-properties style:font-name="Arial" style:font-name-complex="Arial" fo:font-size="10pt" style:font-size-asian="10pt" style:font-size-complex="10pt" style:language-asian="pt" style:country-asian="BR"/>
    </style:style>
    <style:style style:name="P262" style:parent-style-name="Normal" style:family="paragraph">
      <style:paragraph-properties style:text-autospace="none" fo:text-align="justify"/>
    </style:style>
    <style:style style:name="T26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26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26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266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267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268" style:parent-style-name="Normal" style:family="paragraph">
      <style:paragraph-properties style:text-autospace="none" fo:text-align="justify">
        <style:tab-stops>
          <style:tab-stop style:type="left" style:position="0.2958in"/>
        </style:tab-stops>
      </style:paragraph-properties>
    </style:style>
    <style:style style:name="T269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T270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T271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T272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273" style:parent-style-name="Normal" style:family="paragraph">
      <style:paragraph-properties style:text-autospace="none" fo:text-align="justify"/>
      <style:text-properties style:font-name="Arial" style:font-name-complex="Arial" fo:font-size="10pt" style:font-size-asian="10pt" style:font-size-complex="10pt" style:language-asian="pt" style:country-asian="BR"/>
    </style:style>
    <style:style style:name="P274" style:parent-style-name="Normal" style:family="paragraph">
      <style:paragraph-properties style:text-autospace="none" fo:text-align="justify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275" style:parent-style-name="Normal" style:family="paragraph">
      <style:paragraph-properties style:text-autospace="none" fo:text-align="justify"/>
    </style:style>
    <style:style style:name="T27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277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T278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279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280" style:parent-style-name="Normal" style:family="paragraph">
      <style:paragraph-properties fo:text-align="justify"/>
    </style:style>
    <style:style style:name="T28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28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283" style:parent-style-name="Normal" style:family="paragraph">
      <style:paragraph-properties fo:text-align="justify"/>
    </style:style>
    <style:style style:name="T28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285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286" style:parent-style-name="Normal" style:family="paragraph">
      <style:paragraph-properties fo:text-align="justify"/>
    </style:style>
    <style:style style:name="T28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T288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289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style:language-asian="pt" style:country-asian="BR"/>
    </style:style>
    <style:style style:name="P290" style:parent-style-name="Normal" style:list-style-name="LFO2" style:family="paragraph">
      <style:paragraph-properties style:text-autospace="none" fo:text-align="justify" fo:margin-left="0.1972in" fo:text-indent="-0.1972in">
        <style:tab-stops/>
      </style:paragraph-properties>
    </style:style>
    <style:style style:name="T29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29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293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294" style:parent-style-name="Párrafodelista" style:family="paragraph">
      <style:paragraph-properties fo:text-align="justify" fo:margin-bottom="0in" fo:line-height="100%" fo:margin-left="0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295" style:parent-style-name="Párrafodelista" style:family="paragraph">
      <style:paragraph-properties fo:text-align="justify" fo:margin-bottom="0in" fo:line-height="100%" fo:margin-left="0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296" style:parent-style-name="Párrafodelista" style:family="paragraph">
      <style:paragraph-properties fo:text-align="justify" fo:margin-bottom="0in" fo:line-height="100%" fo:margin-left="0in">
        <style:tab-stops/>
      </style:paragraph-properties>
    </style:style>
    <style:style style:name="T297" style:parent-style-name="A0" style:family="text">
      <style:text-properties style:font-name="Arial" style:font-name-complex="Arial" fo:font-size="10pt" style:font-size-asian="10pt" style:font-size-complex="10pt" fo:language="en" fo:country="US"/>
    </style:style>
    <style:style style:name="P298" style:parent-style-name="Párrafodelista" style:family="paragraph">
      <style:paragraph-properties fo:text-align="justify" fo:margin-bottom="0in" fo:line-height="100%" fo:margin-left="0in">
        <style:tab-stops/>
      </style:paragraph-properties>
    </style:style>
    <style:style style:name="TableColumn300" style:family="table-column">
      <style:table-column-properties style:column-width="1.6555in" style:use-optimal-column-width="false"/>
    </style:style>
    <style:style style:name="TableColumn301" style:family="table-column">
      <style:table-column-properties style:column-width="1.6923in" style:use-optimal-column-width="false"/>
    </style:style>
    <style:style style:name="TableColumn302" style:family="table-column">
      <style:table-column-properties style:column-width="1.575in" style:use-optimal-column-width="false"/>
    </style:style>
    <style:style style:name="TableColumn303" style:family="table-column">
      <style:table-column-properties style:column-width="1.8708in" style:use-optimal-column-width="false"/>
    </style:style>
    <style:style style:name="Table299" style:family="table">
      <style:table-properties style:width="6.7937in" fo:margin-left="-0.2208in" table:align="left"/>
    </style:style>
    <style:style style:name="TableRow304" style:family="table-row">
      <style:table-row-properties style:min-row-height="0.318in" style:use-optimal-row-height="false"/>
    </style:style>
    <style:style style:name="TableCell305" style:family="table-cell">
      <style:table-cell-properties fo:border="0.0069in solid #000000" fo:padding-top="0in" fo:padding-left="0.075in" fo:padding-bottom="0in" fo:padding-right="0.075in"/>
    </style:style>
    <style:style style:name="P306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307" style:family="table-cell">
      <style:table-cell-properties fo:border="0.0069in solid #000000" fo:padding-top="0in" fo:padding-left="0.075in" fo:padding-bottom="0in" fo:padding-right="0.075in"/>
    </style:style>
    <style:style style:name="P308" style:parent-style-name="Normal" style:family="paragraph">
      <style:paragraph-properties fo:text-align="center" fo:margin-left="0.0125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TableCell309" style:family="table-cell">
      <style:table-cell-properties fo:border="0.0069in solid #000000" fo:padding-top="0in" fo:padding-left="0.075in" fo:padding-bottom="0in" fo:padding-right="0.075in"/>
    </style:style>
    <style:style style:name="P310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311" style:family="table-row">
      <style:table-row-properties style:min-row-height="0.0993in" style:use-optimal-row-height="false"/>
    </style:style>
    <style:style style:name="P312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313" style:family="table-cell">
      <style:table-cell-properties fo:border="0.0069in solid #000000" fo:padding-top="0in" fo:padding-left="0.075in" fo:padding-bottom="0in" fo:padding-right="0.075in"/>
    </style:style>
    <style:style style:name="P314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315" style:family="table-cell">
      <style:table-cell-properties fo:border="0.0069in solid #000000" fo:padding-top="0in" fo:padding-left="0.075in" fo:padding-bottom="0in" fo:padding-right="0.075in"/>
    </style:style>
    <style:style style:name="P316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P317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318" style:family="table-row">
      <style:table-row-properties style:min-row-height="0.318in" style:use-optimal-row-height="false"/>
    </style:style>
    <style:style style:name="TableCell319" style:family="table-cell">
      <style:table-cell-properties fo:border="0.0069in solid #000000" fo:padding-top="0in" fo:padding-left="0.075in" fo:padding-bottom="0in" fo:padding-right="0.075in"/>
    </style:style>
    <style:style style:name="P320" style:parent-style-name="Normal" style:family="paragraph">
      <style:paragraph-properties fo:text-align="center"/>
    </style:style>
    <style:style style:name="T32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322" style:family="table-cell">
      <style:table-cell-properties fo:border="0.0069in solid #000000" fo:padding-top="0in" fo:padding-left="0.075in" fo:padding-bottom="0in" fo:padding-right="0.075in"/>
    </style:style>
    <style:style style:name="P323" style:parent-style-name="Normal" style:family="paragraph">
      <style:paragraph-properties fo:text-align="center"/>
    </style:style>
    <style:style style:name="T32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325" style:family="table-cell">
      <style:table-cell-properties fo:border="0.0069in solid #000000" fo:padding-top="0in" fo:padding-left="0.075in" fo:padding-bottom="0in" fo:padding-right="0.075in"/>
    </style:style>
    <style:style style:name="P326" style:parent-style-name="Normal" style:family="paragraph">
      <style:paragraph-properties fo:text-align="center"/>
    </style:style>
    <style:style style:name="T32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328" style:family="table-cell">
      <style:table-cell-properties fo:border="0.0069in solid #000000" fo:padding-top="0in" fo:padding-left="0.075in" fo:padding-bottom="0in" fo:padding-right="0.075in"/>
    </style:style>
    <style:style style:name="P329" style:parent-style-name="Normal" style:family="paragraph">
      <style:paragraph-properties fo:text-align="center"/>
    </style:style>
    <style:style style:name="T33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331" style:parent-style-name="Párrafodelista" style:family="paragraph">
      <style:paragraph-properties fo:text-align="justify" fo:margin-bottom="0in" fo:line-height="100%" fo:margin-left="0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332" style:parent-style-name="Normal" style:family="paragraph">
      <style:paragraph-properties fo:text-align="justify"/>
    </style:style>
    <style:style style:name="P333" style:parent-style-name="Normal" style:family="paragraph">
      <style:paragraph-properties style:text-autospace="none" fo:text-align="justify"/>
    </style:style>
    <style:style style:name="T334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335" style:parent-style-name="Normal" style:family="paragraph">
      <style:text-properties style:font-name="Arial" style:font-name-complex="Arial" fo:font-size="10pt" style:font-size-asian="10pt" style:font-size-complex="10pt"/>
    </style:style>
    <style:style style:name="P336" style:parent-style-name="Normal" style:list-style-name="LFO2" style:family="paragraph">
      <style:paragraph-properties style:text-autospace="none" fo:text-align="justify" fo:margin-left="0.1972in" fo:text-indent="-0.1972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337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338" style:parent-style-name="Normal" style:family="paragraph">
      <style:paragraph-properties style:text-autospace="none" fo:text-align="justify"/>
      <style:text-properties style:font-name="Arial" style:font-name-complex="Arial" fo:font-size="10pt" style:font-size-asian="10pt" style:font-size-complex="10pt" fo:language="pt" fo:country="BR"/>
    </style:style>
    <style:style style:name="P339" style:parent-style-name="Normal" style:family="paragraph">
      <style:paragraph-properties fo:text-align="justify"/>
      <style:text-properties style:font-name="Arial" style:font-name-complex="Arial" fo:font-style="italic" style:font-style-asian="italic" fo:font-size="10pt" style:font-size-asian="10pt" style:font-size-complex="10pt" fo:language="pt" fo:country="BR"/>
    </style:style>
    <style:style style:name="P340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style="italic" style:font-style-asian="italic" fo:font-size="10pt" style:font-size-asian="10pt" style:font-size-complex="10pt" fo:language="pt" fo:country="BR" style:language-asian="pt" style:country-asian="BR"/>
    </style:style>
    <style:style style:name="P341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style="italic" style:font-style-asian="italic" fo:font-size="10pt" style:font-size-asian="10pt" style:font-size-complex="10pt" fo:language="pt" fo:country="BR" style:language-asian="pt" style:country-asian="BR"/>
    </style:style>
    <style:style style:name="P342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style="italic" style:font-style-asian="italic" fo:font-size="10pt" style:font-size-asian="10pt" style:font-size-complex="10pt" fo:language="pt" fo:country="BR" style:language-asian="pt" style:country-asian="BR"/>
    </style:style>
    <style:style style:name="P343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style="italic" style:font-style-asian="italic" fo:font-size="10pt" style:font-size-asian="10pt" style:font-size-complex="10pt" fo:language="pt" fo:country="BR" style:language-asian="pt" style:country-asian="BR"/>
    </style:style>
    <style:style style:name="P344" style:parent-style-name="Normal" style:family="paragraph">
      <style:paragraph-properties fo:text-align="justify" fo:margin-left="0.1972in">
        <style:tab-stops/>
      </style:paragraph-properties>
      <style:text-properties style:font-name="Arial" style:font-name-complex="Arial" fo:font-style="italic" style:font-style-asian="italic" fo:font-size="10pt" style:font-size-asian="10pt" style:font-size-complex="10pt" fo:language="pt" fo:country="BR" style:language-asian="pt" style:country-asian="BR"/>
    </style:style>
    <style:style style:name="P345" style:parent-style-name="Normal" style:family="paragraph">
      <style:paragraph-properties fo:text-align="justify" fo:margin-left="0.1972in">
        <style:tab-stops/>
      </style:paragraph-properties>
    </style:style>
    <style:style style:name="T346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T347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BR"/>
    </style:style>
    <style:style style:name="T348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349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P350" style:parent-style-name="Normal" style:family="paragraph">
      <style:paragraph-properties fo:break-before="page"/>
      <style:text-properties style:font-name="Arial" style:font-name-complex="Arial" fo:font-style="italic" style:font-style-asian="italic" fo:font-size="10pt" style:font-size-asian="10pt" style:font-size-complex="10pt" fo:language="pt" fo:country="BR"/>
    </style:style>
    <style:style style:name="P351" style:parent-style-name="Normal" style:family="paragraph">
      <style:paragraph-properties fo:text-align="justify" fo:margin-left="1.0833in">
        <style:tab-stops/>
      </style:paragraph-properties>
      <style:text-properties style:font-name="Arial" style:font-name-complex="Arial" fo:font-style="italic" style:font-style-asian="italic" fo:font-size="10pt" style:font-size-asian="10pt" style:font-size-complex="10pt" fo:language="pt" fo:country="BR"/>
    </style:style>
    <style:style style:name="P352" style:parent-style-name="Normal" style:list-style-name="LFO2" style:family="paragraph">
      <style:paragraph-properties style:text-autospace="none" fo:text-align="justify" fo:margin-left="0.1972in" fo:text-indent="-0.1972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353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354" style:parent-style-name="Normal" style:family="paragraph">
      <style:paragraph-properties style:text-autospace="none" fo:text-align="justify"/>
    </style:style>
    <style:style style:name="T35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356" style:parent-style-name="Normal" style:family="paragraph">
      <style:paragraph-properties style:text-autospace="none" fo:text-align="justify"/>
    </style:style>
    <style:style style:name="T357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358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359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360" style:parent-style-name="Normal" style:list-style-name="LFO2" style:family="paragraph">
      <style:paragraph-properties style:text-autospace="none" fo:text-align="justify" fo:margin-left="0.1972in" fo:text-indent="-0.1972in">
        <style:tab-stops/>
      </style:paragraph-properties>
    </style:style>
    <style:style style:name="T36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36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36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364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size="10pt" style:font-size-asian="10pt" style:font-size-complex="10pt" fo:language="pt" fo:country="BR"/>
    </style:style>
    <style:style style:name="P365" style:parent-style-name="Normal" style:family="paragraph">
      <style:paragraph-properties style:text-autospace="none" fo:text-align="justify"/>
    </style:style>
    <style:style style:name="T36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367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T368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P369" style:parent-style-name="Piedepágina" style:family="paragraph">
      <style:paragraph-properties fo:text-align="justify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370" style:parent-style-name="Normal" style:list-style-name="LFO2" style:family="paragraph">
      <style:paragraph-properties style:text-autospace="none" fo:text-align="justify" fo:margin-left="0.1972in" fo:text-indent="-0.1972in">
        <style:tab-stops/>
      </style:paragraph-properties>
    </style:style>
    <style:style style:name="T37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37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37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374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375" style:parent-style-name="Normal" style:family="paragraph">
      <style:paragraph-properties style:text-autospace="none" fo:text-align="justify"/>
    </style:style>
    <style:style style:name="T37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377" style:parent-style-name="Normal" style:family="paragraph">
      <style:paragraph-properties style:text-autospace="none" fo:text-align="justify"/>
    </style:style>
    <style:style style:name="T37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T379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380" style:parent-style-name="Normal" style:family="paragraph">
      <style:paragraph-properties style:text-autospace="none" fo:text-align="justify"/>
      <style:text-properties style:font-name="Arial" style:font-name-complex="Arial" fo:font-size="10pt" style:font-size-asian="10pt" style:font-size-complex="10pt" style:language-asian="pt" style:country-asian="BR"/>
    </style:style>
    <style:style style:name="P381" style:parent-style-name="Normal" style:family="paragraph">
      <style:paragraph-properties style:text-autospace="none" fo:text-align="justify"/>
      <style:text-properties style:font-name="Arial" style:font-name-complex="Arial" fo:font-size="10pt" style:font-size-asian="10pt" style:font-size-complex="10pt" style:language-asian="pt" style:country-asian="BR"/>
    </style:style>
    <style:style style:name="P382" style:parent-style-name="Normal" style:list-style-name="LFO2" style:family="paragraph">
      <style:paragraph-properties style:text-autospace="none" fo:text-align="justify" fo:margin-left="0.1972in" fo:text-indent="-0.1972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383" style:parent-style-name="Normal" style:family="paragraph">
      <style:paragraph-properties style:text-autospace="none" fo:text-align="justify"/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384" style:parent-style-name="Normal" style:family="paragraph">
      <style:paragraph-properties style:text-autospace="none" fo:text-align="justify"/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385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style="italic" style:font-style-asian="italic" fo:font-size="10pt" style:font-size-asian="10pt" style:font-size-complex="10pt" fo:language="pt" fo:country="BR" style:language-asian="pt" style:country-asian="BR"/>
    </style:style>
    <style:style style:name="P386" style:parent-style-name="Normal" style:list-style-name="LFO2" style:family="paragraph">
      <style:paragraph-properties style:text-autospace="none" fo:text-align="justify" fo:margin-left="0.1972in" fo:text-indent="-0.1972in">
        <style:tab-stops/>
      </style:paragraph-properties>
    </style:style>
    <style:style style:name="T38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38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38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39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391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392" style:parent-style-name="Párrafodelista" style:family="paragraph">
      <style:paragraph-properties style:text-autospace="none" fo:text-align="justify" fo:margin-bottom="0in" fo:line-height="100%" fo:margin-left="0in">
        <style:tab-stops/>
      </style:paragraph-properties>
    </style:style>
    <style:style style:name="T393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394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395" style:parent-style-name="Párrafodelista" style:family="paragraph">
      <style:paragraph-properties style:text-autospace="none" fo:text-align="justify" fo:margin-bottom="0in" fo:line-height="100%" fo:margin-left="0in">
        <style:tab-stops/>
      </style:paragraph-properties>
      <style:text-properties style:font-name="Arial" style:font-name-complex="Arial" style:font-weight-complex="bold" fo:color="#000000" fo:font-size="10pt" style:font-size-asian="10pt" style:font-size-complex="10pt"/>
    </style:style>
    <style:style style:name="P396" style:parent-style-name="Normal" style:family="paragraph">
      <style:paragraph-properties style:text-autospace="none" fo:text-align="justify"/>
    </style:style>
    <style:style style:name="T397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398" style:parent-style-name="Fuentedepárrafopredeter." style:family="text">
      <style:text-properties style:font-name="Arial" style:font-name-complex="Arial" style:font-weight-complex="bold" fo:font-style="italic" style:font-style-asian="italic" fo:color="#000000" fo:font-size="10pt" style:font-size-asian="10pt" style:font-size-complex="10pt" fo:language="pt" fo:country="BR"/>
    </style:style>
    <style:style style:name="T399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400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401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402" style:parent-style-name="Fuentedepárrafopredeter." style:family="text">
      <style:text-properties style:font-name="Arial" style:font-name-complex="Arial" style:font-weight-complex="bold" fo:font-style="italic" style:font-style-asian="italic" fo:color="#000000" fo:font-size="10pt" style:font-size-asian="10pt" style:font-size-complex="10pt" fo:language="pt" fo:country="BR"/>
    </style:style>
    <style:style style:name="T403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404" style:parent-style-name="Fuentedepárrafopredeter." style:family="text">
      <style:text-properties style:font-name="Arial" style:font-name-complex="Arial" style:font-weight-complex="bold" fo:font-style="italic" style:font-style-asian="italic" fo:color="#000000" fo:font-size="10pt" style:font-size-asian="10pt" style:font-size-complex="10pt" fo:language="pt" fo:country="BR"/>
    </style:style>
    <style:style style:name="T405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406" style:parent-style-name="Fuentedepárrafopredeter." style:family="text">
      <style:text-properties style:font-name="Arial" style:font-name-complex="Arial" fo:color="#008000" fo:font-size="10pt" style:font-size-asian="10pt" style:font-size-complex="10pt" fo:language="pt" fo:country="BR"/>
    </style:style>
    <style:style style:name="P407" style:parent-style-name="Párrafodelista" style:family="paragraph">
      <style:paragraph-properties style:text-autospace="none" fo:text-align="justify" fo:margin-bottom="0in" fo:line-height="100%" fo:margin-left="0.1972in">
        <style:tab-stops/>
      </style:paragraph-properties>
      <style:text-properties style:font-name="Arial" style:font-name-complex="Arial" fo:font-weight="bold" style:font-weight-asian="bold" fo:color="#008000" fo:font-size="10pt" style:font-size-asian="10pt" style:font-size-complex="10pt"/>
    </style:style>
    <style:style style:name="P408" style:parent-style-name="Normal" style:list-style-name="LFO2" style:family="paragraph">
      <style:paragraph-properties style:text-autospace="none" fo:text-align="justify" fo:margin-left="0.1972in" fo:text-indent="-0.1972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409" style:parent-style-name="Normal" style:family="paragraph">
      <style:paragraph-properties fo:text-align="justify" fo:margin-right="-0.202in"/>
      <style:text-properties style:font-name="Arial" style:font-name-complex="Arial" fo:font-size="10pt" style:font-size-asian="10pt" style:font-size-complex="10pt" fo:language="pt" fo:country="BR"/>
    </style:style>
    <style:style style:name="P410" style:parent-style-name="Normal" style:family="paragraph">
      <style:paragraph-properties fo:text-align="justify" fo:margin-right="-0.202in"/>
      <style:text-properties style:font-name="Arial" style:font-name-complex="Arial" fo:font-weight="bold" style:font-weight-asian="bold" fo:font-size="10pt" style:font-size-asian="10pt" style:font-size-complex="10pt"/>
    </style:style>
    <style:style style:name="P411" style:parent-style-name="Normal" style:list-style-name="LFO10" style:family="paragraph">
      <style:paragraph-properties fo:text-align="justify" fo:margin-left="0.1972in" fo:margin-right="-0.202in" fo:text-indent="-0.1972in">
        <style:tab-stops>
          <style:tab-stop style:type="left" style:position="0in"/>
        </style:tab-stops>
      </style:paragraph-properties>
    </style:style>
    <style:style style:name="T41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41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414" style:parent-style-name="Normal" style:list-style-name="LFO10" style:family="paragraph">
      <style:paragraph-properties fo:text-align="justify" fo:margin-left="0.1972in" fo:margin-right="-0.202in" fo:text-indent="-0.1972in">
        <style:tab-stops>
          <style:tab-stop style:type="left" style:position="0in"/>
        </style:tab-stops>
      </style:paragraph-properties>
      <style:text-properties style:font-name="Arial" style:font-name-complex="Arial" fo:font-size="10pt" style:font-size-asian="10pt" style:font-size-complex="10pt" fo:language="pt" fo:country="BR"/>
    </style:style>
    <style:style style:name="P415" style:parent-style-name="Normal" style:list-style-name="LFO10" style:family="paragraph">
      <style:paragraph-properties fo:text-align="justify" fo:margin-left="0.1972in" fo:margin-right="-0.202in" fo:text-indent="-0.1972in">
        <style:tab-stops>
          <style:tab-stop style:type="left" style:position="0in"/>
        </style:tab-stops>
      </style:paragraph-properties>
      <style:text-properties style:font-name="Arial" style:font-name-complex="Arial" fo:font-size="10pt" style:font-size-asian="10pt" style:font-size-complex="10pt" fo:language="pt" fo:country="BR"/>
    </style:style>
    <style:style style:name="P416" style:parent-style-name="Normal" style:list-style-name="LFO10" style:family="paragraph">
      <style:paragraph-properties fo:text-align="justify" fo:margin-left="0.1972in" fo:margin-right="-0.202in" fo:text-indent="-0.1972in">
        <style:tab-stops>
          <style:tab-stop style:type="left" style:position="0in"/>
        </style:tab-stops>
      </style:paragraph-properties>
      <style:text-properties style:font-name="Arial" style:font-name-complex="Arial" fo:font-size="10pt" style:font-size-asian="10pt" style:font-size-complex="10pt" fo:language="pt" fo:country="BR"/>
    </style:style>
    <style:style style:name="P417" style:parent-style-name="Normal" style:list-style-name="LFO10" style:family="paragraph">
      <style:paragraph-properties fo:text-align="justify" fo:margin-left="0.1972in" fo:margin-right="-0.202in" fo:text-indent="-0.1972in">
        <style:tab-stops>
          <style:tab-stop style:type="left" style:position="0in"/>
        </style:tab-stops>
      </style:paragraph-properties>
      <style:text-properties style:font-name="Arial" style:font-name-complex="Arial" fo:font-size="10pt" style:font-size-asian="10pt" style:font-size-complex="10pt" fo:language="pt" fo:country="BR"/>
    </style:style>
    <style:style style:name="P418" style:parent-style-name="Normal" style:list-style-name="LFO10" style:family="paragraph">
      <style:paragraph-properties fo:text-align="justify" fo:margin-left="0.1972in" fo:margin-right="-0.202in" fo:text-indent="-0.1972in">
        <style:tab-stops>
          <style:tab-stop style:type="left" style:position="0in"/>
        </style:tab-stops>
      </style:paragraph-properties>
      <style:text-properties style:font-name="Arial" style:font-name-complex="Arial" fo:font-size="10pt" style:font-size-asian="10pt" style:font-size-complex="10pt" fo:language="pt" fo:country="BR"/>
    </style:style>
    <style:style style:name="P419" style:parent-style-name="Normal" style:list-style-name="LFO10" style:family="paragraph">
      <style:paragraph-properties fo:text-align="justify" fo:margin-left="0.1972in" fo:margin-right="-0.202in" fo:text-indent="-0.1972in">
        <style:tab-stops>
          <style:tab-stop style:type="left" style:position="0in"/>
        </style:tab-stops>
      </style:paragraph-properties>
      <style:text-properties style:font-name="Arial" style:font-name-complex="Arial" fo:font-size="10pt" style:font-size-asian="10pt" style:font-size-complex="10pt" fo:language="pt" fo:country="BR"/>
    </style:style>
    <style:style style:name="P420" style:parent-style-name="Normal" style:list-style-name="LFO10" style:family="paragraph">
      <style:paragraph-properties fo:text-align="justify" fo:margin-left="0.1972in" fo:margin-right="-0.202in" fo:text-indent="-0.1972in">
        <style:tab-stops>
          <style:tab-stop style:type="left" style:position="0in"/>
        </style:tab-stops>
      </style:paragraph-properties>
      <style:text-properties style:font-name="Arial" style:font-name-complex="Arial" fo:font-size="10pt" style:font-size-asian="10pt" style:font-size-complex="10pt" fo:language="pt" fo:country="BR"/>
    </style:style>
    <style:style style:name="P421" style:parent-style-name="Normal" style:family="paragraph">
      <style:paragraph-properties fo:text-align="justify" fo:margin-right="-0.202in"/>
      <style:text-properties style:font-name="Arial" style:font-name-complex="Arial" fo:font-size="10pt" style:font-size-asian="10pt" style:font-size-complex="10pt" fo:language="pt" fo:country="BR"/>
    </style:style>
    <style:style style:name="P422" style:parent-style-name="Normal" style:family="paragraph">
      <style:paragraph-properties fo:text-align="justify" fo:margin-right="-0.202in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423" style:parent-style-name="Normal" style:list-style-name="LFO10" style:family="paragraph">
      <style:paragraph-properties fo:text-align="justify" fo:margin-left="0.1972in" fo:margin-right="-0.202in" fo:text-indent="-0.1972in">
        <style:tab-stops>
          <style:tab-stop style:type="left" style:position="0in"/>
        </style:tab-stops>
      </style:paragraph-properties>
      <style:text-properties style:font-name="Arial" style:font-name-complex="Arial" fo:font-size="10pt" style:font-size-asian="10pt" style:font-size-complex="10pt" fo:language="pt" fo:country="BR"/>
    </style:style>
    <style:style style:name="P424" style:parent-style-name="Normal" style:list-style-name="LFO10" style:family="paragraph">
      <style:paragraph-properties fo:text-align="justify" fo:margin-left="0.1972in" fo:margin-right="-0.202in" fo:text-indent="-0.1972in">
        <style:tab-stops>
          <style:tab-stop style:type="left" style:position="0in"/>
        </style:tab-stops>
      </style:paragraph-properties>
      <style:text-properties style:font-name="Arial" style:font-name-complex="Arial" fo:font-size="10pt" style:font-size-asian="10pt" style:font-size-complex="10pt" fo:language="pt" fo:country="BR"/>
    </style:style>
    <style:style style:name="P425" style:parent-style-name="Normal" style:list-style-name="LFO10" style:family="paragraph">
      <style:paragraph-properties style:text-autospace="none" fo:text-align="justify" fo:margin-left="0.1972in" fo:margin-right="-0.202in" fo:text-indent="-0.1972in">
        <style:tab-stops>
          <style:tab-stop style:type="left" style:position="0in"/>
        </style:tab-stops>
      </style:paragraph-properties>
    </style:style>
    <style:style style:name="T426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427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428" style:parent-style-name="Normal" style:list-style-name="LFO10" style:family="paragraph">
      <style:paragraph-properties style:text-autospace="none" fo:margin-left="0.1972in" fo:text-indent="-0.1972in">
        <style:tab-stops>
          <style:tab-stop style:type="left" style:position="0in"/>
        </style:tab-stops>
      </style:paragraph-properties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429" style:parent-style-name="Normal" style:family="paragraph">
      <style:paragraph-properties style:text-autospace="none" fo:text-align="justify" fo:margin-left="0.25in" fo:margin-right="-0.202in">
        <style:tab-stops/>
      </style:paragraph-properties>
      <style:text-properties style:font-name="Arial" style:font-name-complex="Arial" fo:font-size="10pt" style:font-size-asian="10pt" style:font-size-complex="10pt" fo:language="pt" fo:country="BR"/>
    </style:style>
    <style:style style:name="P430" style:parent-style-name="Normal" style:family="paragraph">
      <style:paragraph-properties style:text-autospace="none" fo:text-align="justify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431" style:parent-style-name="Normal" style:list-style-name="LFO11" style:family="paragraph">
      <style:paragraph-properties style:text-autospace="none" fo:text-align="justify" fo:margin-left="0.1972in" fo:text-indent="-0.1972in">
        <style:tab-stops/>
      </style:paragraph-properties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432" style:parent-style-name="Normal" style:list-style-name="LFO11" style:family="paragraph">
      <style:paragraph-properties style:text-autospace="none" fo:text-align="justify" fo:margin-left="0.1972in" fo:text-indent="-0.1972in">
        <style:tab-stops/>
      </style:paragraph-properties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433" style:parent-style-name="Normal" style:list-style-name="LFO11" style:family="paragraph">
      <style:paragraph-properties style:text-autospace="none" fo:text-align="justify" fo:margin-left="0.1972in" fo:text-indent="-0.1972in">
        <style:tab-stops/>
      </style:paragraph-properties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434" style:parent-style-name="Normal" style:list-style-name="LFO11" style:family="paragraph">
      <style:paragraph-properties style:text-autospace="none" fo:text-align="justify" fo:margin-left="0.1972in" fo:text-indent="-0.1972in">
        <style:tab-stops/>
      </style:paragraph-properties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435" style:parent-style-name="Normal" style:list-style-name="LFO11" style:family="paragraph">
      <style:paragraph-properties style:text-autospace="none" fo:text-align="justify" fo:margin-left="0.1972in" fo:text-indent="-0.1972in">
        <style:tab-stops/>
      </style:paragraph-properties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436" style:parent-style-name="Normal" style:family="paragraph">
      <style:paragraph-properties style:text-autospace="none" fo:text-align="justify"/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437" style:parent-style-name="Normal" style:family="paragraph">
      <style:paragraph-properties style:text-autospace="none" fo:text-align="justify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438" style:parent-style-name="Normal" style:list-style-name="LFO12" style:family="paragraph">
      <style:paragraph-properties style:text-autospace="none" fo:text-align="justify" fo:margin-left="0.1972in" fo:text-indent="-0.1972in">
        <style:tab-stops/>
      </style:paragraph-properties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439" style:parent-style-name="Normal" style:list-style-name="LFO12" style:family="paragraph">
      <style:paragraph-properties style:text-autospace="none" fo:text-align="justify" fo:margin-left="0.1972in" fo:text-indent="-0.1972in">
        <style:tab-stops/>
      </style:paragraph-properties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440" style:parent-style-name="Normal" style:list-style-name="LFO12" style:family="paragraph">
      <style:paragraph-properties style:text-autospace="none" fo:text-align="justify" fo:margin-left="0.1972in" fo:text-indent="-0.1972in">
        <style:tab-stops/>
      </style:paragraph-properties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441" style:parent-style-name="Normal" style:list-style-name="LFO12" style:family="paragraph">
      <style:paragraph-properties style:text-autospace="none" fo:text-align="justify" fo:margin-left="0.1972in" fo:text-indent="-0.1972in">
        <style:tab-stops/>
      </style:paragraph-properties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442" style:parent-style-name="Normal" style:list-style-name="LFO12" style:family="paragraph">
      <style:paragraph-properties style:text-autospace="none" fo:text-align="justify" fo:margin-left="0.1972in" fo:text-indent="-0.1972in">
        <style:tab-stops/>
      </style:paragraph-properties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443" style:parent-style-name="Normal" style:list-style-name="LFO12" style:family="paragraph">
      <style:paragraph-properties style:text-autospace="none" fo:text-align="justify" fo:margin-left="0.1972in" fo:text-indent="-0.1972in">
        <style:tab-stops/>
      </style:paragraph-properties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444" style:parent-style-name="Normal" style:list-style-name="LFO12" style:family="paragraph">
      <style:paragraph-properties style:text-autospace="none" fo:text-align="justify" fo:margin-left="0.1972in" fo:text-indent="-0.1972in">
        <style:tab-stops/>
      </style:paragraph-properties>
    </style:style>
    <style:style style:name="T445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T446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447" style:parent-style-name="Normal" style:list-style-name="LFO12" style:family="paragraph">
      <style:paragraph-properties style:text-autospace="none" fo:text-align="justify" fo:margin-left="0.1972in" fo:text-indent="-0.1972in">
        <style:tab-stops/>
      </style:paragraph-properties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448" style:parent-style-name="Normal" style:list-style-name="LFO12" style:family="paragraph">
      <style:paragraph-properties style:text-autospace="none" fo:text-align="justify" fo:margin-left="0.1972in" fo:text-indent="-0.1972in">
        <style:tab-stops/>
      </style:paragraph-properties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449" style:parent-style-name="Normal" style:list-style-name="LFO12" style:family="paragraph">
      <style:paragraph-properties style:text-autospace="none" fo:text-align="justify" fo:margin-left="0.1972in" fo:text-indent="-0.1972in">
        <style:tab-stops/>
      </style:paragraph-properties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450" style:parent-style-name="Normal" style:list-style-name="LFO12" style:family="paragraph">
      <style:paragraph-properties style:text-autospace="none" fo:text-align="justify" fo:margin-left="0.1972in" fo:text-indent="-0.1972in">
        <style:tab-stops/>
      </style:paragraph-properties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451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TableColumn453" style:family="table-column">
      <style:table-column-properties style:column-width="5.859in"/>
    </style:style>
    <style:style style:name="Table452" style:family="table">
      <style:table-properties style:width="5.859in" fo:margin-left="0.1972in" table:align="left"/>
    </style:style>
    <style:style style:name="TableRow454" style:family="table-row">
      <style:table-row-properties/>
    </style:style>
    <style:style style:name="TableCell455" style:family="table-cell">
      <style:table-cell-properties fo:border="0.0069in solid #000000" fo:padding-top="0in" fo:padding-left="0.075in" fo:padding-bottom="0in" fo:padding-right="0.075in"/>
    </style:style>
    <style:style style:name="P456" style:parent-style-name="Normal" style:family="paragraph">
      <style:paragraph-properties style:text-autospace="none" fo:text-align="justify"/>
    </style:style>
    <style:style style:name="T45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458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T459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460" style:parent-style-name="Título" style:family="paragraph">
      <style:paragraph-properties fo:text-align="start"/>
      <style:text-properties style:font-name="Arial" style:font-name-complex="Arial" fo:font-style="normal" style:font-style-asian="normal" fo:text-transform="uppercase" fo:font-size="10pt" style:font-size-asian="10pt" style:font-size-complex="10pt" fo:language="en" fo:country="US"/>
    </style:style>
    <style:style style:name="T461" style:parent-style-name="Fuentedepárrafopredeter." style:family="text">
      <style:text-properties style:font-name="Arial" style:font-name-complex="Arial" fo:font-style="normal" style:font-style-asian="normal" fo:text-transform="uppercase" fo:font-size="10pt" style:font-size-asian="10pt" style:font-size-complex="10pt" fo:language="en" fo:country="US"/>
    </style:style>
    <style:style style:name="T462" style:parent-style-name="Fuentedepárrafopredeter." style:family="text">
      <style:text-properties style:font-name="Arial" style:font-name-complex="Arial" fo:font-style="normal" style:font-style-asian="normal" fo:font-size="10pt" style:font-size-asian="10pt" style:font-size-complex="10pt" fo:language="en" fo:country="US"/>
    </style:style>
    <style:style style:name="T463" style:parent-style-name="Fuentedepárrafopredeter." style:family="text">
      <style:text-properties style:font-name="Arial" style:font-name-complex="Arial" fo:font-style="normal" style:font-style-asian="normal" fo:text-transform="uppercase" fo:font-size="10pt" style:font-size-asian="10pt" style:font-size-complex="10pt" fo:language="en" fo:country="US"/>
    </style:style>
    <style:style style:name="P464" style:parent-style-name="Título" style:family="paragraph">
      <style:text-properties style:font-name="Arial" style:font-name-complex="Arial" fo:font-style="normal" style:font-style-asian="normal" fo:text-transform="uppercase" fo:font-size="10pt" style:font-size-asian="10pt" style:font-size-complex="10pt" fo:language="en" fo:country="US"/>
    </style:style>
    <style:style style:name="P465" style:parent-style-name="Título" style:family="paragraph">
      <style:text-properties style:font-name="Arial" style:font-name-complex="Arial" fo:font-style="normal" style:font-style-asian="normal" fo:text-transform="uppercase" fo:font-size="10pt" style:font-size-asian="10pt" style:font-size-complex="10pt"/>
    </style:style>
    <style:style style:name="TableColumn467" style:family="table-column">
      <style:table-column-properties style:column-width="1.4236in" style:use-optimal-column-width="false"/>
    </style:style>
    <style:style style:name="TableColumn468" style:family="table-column">
      <style:table-column-properties style:column-width="5.125in" style:use-optimal-column-width="false"/>
    </style:style>
    <style:style style:name="Table466" style:family="table">
      <style:table-properties style:width="6.5486in" fo:margin-left="0in" table:align="left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-top="0.0729in double #808080" style:border-line-width-top="0.0243in 0.0243in 0.0243in" fo:border-left="0.0729in double #808080" style:border-line-width-left="0.0243in 0.0243in 0.0243in" fo:border-bottom="0.0416in double #808080" style:border-line-width-bottom="0.0138in 0.0138in 0.0138in" fo:border-right="0.0416in double #808080" style:border-line-width-right="0.0138in 0.0138in 0.0138in" fo:background-color="#FFFFFF" fo:padding-top="0in" fo:padding-left="0.0486in" fo:padding-bottom="0in" fo:padding-right="0.0486in"/>
    </style:style>
    <style:style style:name="P471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472" style:family="table-cell">
      <style:table-cell-properties fo:border-top="0.0729in double #808080" style:border-line-width-top="0.0243in 0.0243in 0.0243in" fo:border-left="0.0416in double #808080" style:border-line-width-left="0.0138in 0.0138in 0.0138in" fo:border-bottom="0.0416in double #808080" style:border-line-width-bottom="0.0138in 0.0138in 0.0138in" fo:border-right="0.0729in double #808080" style:border-line-width-right="0.0243in 0.0243in 0.0243in" fo:padding-top="0in" fo:padding-left="0.0486in" fo:padding-bottom="0in" fo:padding-right="0.0486in"/>
    </style:style>
    <style:style style:name="P473" style:parent-style-name="Normal" style:family="paragraph">
      <style:paragraph-properties fo:text-align="justify"/>
    </style:style>
    <style:style style:name="T474" style:parent-style-name="Fuentedepárrafopredeter." style:family="text">
      <style:text-properties style:font-name="Arial" style:font-name-complex="Arial" style:font-weight-complex="bold" fo:color="#000000" fo:font-size="10pt" style:font-size-asian="10pt" style:font-size-complex="10pt"/>
    </style:style>
    <style:style style:name="T475" style:parent-style-name="Fuentedepárrafopredeter." style:family="text">
      <style:text-properties style:font-name="Arial" style:font-name-complex="Arial" style:font-weight-complex="bold" fo:color="#000000" fo:font-size="10pt" style:font-size-asian="10pt" style:font-size-complex="10pt"/>
    </style:style>
    <style:style style:name="TableRow476" style:family="table-row">
      <style:table-row-properties style:use-optimal-row-height="false"/>
    </style:style>
    <style:style style:name="TableCell477" style:family="table-cell">
      <style:table-cell-properties fo:border-top="0.0416in double #808080" style:border-line-width-top="0.0138in 0.0138in 0.0138in" fo:border-left="0.0729in double #808080" style:border-line-width-left="0.0243in 0.0243in 0.0243in" fo:border-bottom="0.0416in double #808080" style:border-line-width-bottom="0.0138in 0.0138in 0.0138in" fo:border-right="0.0416in double #808080" style:border-line-width-right="0.0138in 0.0138in 0.0138in" fo:background-color="#FFFFFF" fo:padding-top="0in" fo:padding-left="0.0486in" fo:padding-bottom="0in" fo:padding-right="0.0486in"/>
    </style:style>
    <style:style style:name="P478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479" style:family="table-cell">
      <style:table-cell-properties fo:border-top="0.0416in double #808080" style:border-line-width-top="0.0138in 0.0138in 0.0138in" fo:border-left="0.0416in double #808080" style:border-line-width-left="0.0138in 0.0138in 0.0138in" fo:border-bottom="0.0416in double #808080" style:border-line-width-bottom="0.0138in 0.0138in 0.0138in" fo:border-right="0.0729in double #808080" style:border-line-width-right="0.0243in 0.0243in 0.0243in" fo:padding-top="0in" fo:padding-left="0.0486in" fo:padding-bottom="0in" fo:padding-right="0.0486in"/>
    </style:style>
    <style:style style:name="P48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pt" fo:country="BR"/>
    </style:style>
    <style:style style:name="TableRow481" style:family="table-row">
      <style:table-row-properties style:use-optimal-row-height="false"/>
    </style:style>
    <style:style style:name="TableCell482" style:family="table-cell">
      <style:table-cell-properties fo:border-top="0.0416in double #808080" style:border-line-width-top="0.0138in 0.0138in 0.0138in" fo:border-left="0.0729in double #808080" style:border-line-width-left="0.0243in 0.0243in 0.0243in" fo:border-bottom="0.0416in double #808080" style:border-line-width-bottom="0.0138in 0.0138in 0.0138in" fo:border-right="0.0416in double #808080" style:border-line-width-right="0.0138in 0.0138in 0.0138in" fo:background-color="#FFFFFF" fo:padding-top="0in" fo:padding-left="0.0486in" fo:padding-bottom="0in" fo:padding-right="0.0486in"/>
    </style:style>
    <style:style style:name="P483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484" style:family="table-cell">
      <style:table-cell-properties fo:border-top="0.0416in double #808080" style:border-line-width-top="0.0138in 0.0138in 0.0138in" fo:border-left="0.0416in double #808080" style:border-line-width-left="0.0138in 0.0138in 0.0138in" fo:border-bottom="0.0416in double #808080" style:border-line-width-bottom="0.0138in 0.0138in 0.0138in" fo:border-right="0.0729in double #808080" style:border-line-width-right="0.0243in 0.0243in 0.0243in" fo:padding-top="0in" fo:padding-left="0.0486in" fo:padding-bottom="0in" fo:padding-right="0.0486in"/>
    </style:style>
    <style:style style:name="P485" style:parent-style-name="Normal" style:family="paragraph">
      <style:paragraph-properties fo:text-align="justify"/>
    </style:style>
    <style:style style:name="T486" style:parent-style-name="Fuentedepárrafopredeter." style:family="text">
      <style:text-properties style:font-name="Arial" style:font-name-complex="Arial" style:font-weight-complex="bold" fo:color="#000000" fo:font-size="10pt" style:font-size-asian="10pt" style:font-size-complex="10pt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-top="0.0416in double #808080" style:border-line-width-top="0.0138in 0.0138in 0.0138in" fo:border-left="0.0729in double #808080" style:border-line-width-left="0.0243in 0.0243in 0.0243in" fo:border-bottom="0.0416in double #808080" style:border-line-width-bottom="0.0138in 0.0138in 0.0138in" fo:border-right="0.0416in double #808080" style:border-line-width-right="0.0138in 0.0138in 0.0138in" fo:background-color="#FFFFFF" fo:padding-top="0in" fo:padding-left="0.0486in" fo:padding-bottom="0in" fo:padding-right="0.0486in"/>
    </style:style>
    <style:style style:name="P489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490" style:family="table-cell">
      <style:table-cell-properties fo:border-top="0.0416in double #808080" style:border-line-width-top="0.0138in 0.0138in 0.0138in" fo:border-left="0.0416in double #808080" style:border-line-width-left="0.0138in 0.0138in 0.0138in" fo:border-bottom="0.0416in double #808080" style:border-line-width-bottom="0.0138in 0.0138in 0.0138in" fo:border-right="0.0729in double #808080" style:border-line-width-right="0.0243in 0.0243in 0.0243in" fo:padding-top="0in" fo:padding-left="0.0486in" fo:padding-bottom="0in" fo:padding-right="0.0486in"/>
    </style:style>
    <style:style style:name="P491" style:parent-style-name="NormalWeb" style:family="paragraph">
      <style:paragraph-properties fo:text-align="justify" fo:margin-top="0in" fo:margin-bottom="0in" fo:margin-right="0.0527in"/>
    </style:style>
    <style:style style:name="T49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49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494" style:parent-style-name="NormalWeb" style:family="paragraph">
      <style:paragraph-properties fo:text-align="justify" fo:margin-top="0in" fo:margin-bottom="0in" fo:margin-right="0.0527in"/>
    </style:style>
    <style:style style:name="T495" style:parent-style-name="Fuentedepárrafopredeter." style:family="text">
      <style:text-properties style:font-name="Arial" style:font-name-complex="Arial" style:font-weight-complex="bold" fo:color="#000000" fo:font-size="10pt" style:font-size-asian="10pt" style:font-size-complex="10pt"/>
    </style:style>
    <style:style style:name="P496" style:parent-style-name="NormalWeb" style:family="paragraph">
      <style:paragraph-properties fo:text-align="justify" fo:margin-top="0in" fo:margin-bottom="0in" fo:margin-right="0.0527in"/>
      <style:text-properties style:font-name="Arial" style:font-name-complex="Arial" style:font-weight-complex="bold" fo:color="#000000" fo:font-size="10pt" style:font-size-asian="10pt" style:font-size-complex="10pt"/>
    </style:style>
    <style:style style:name="TableRow497" style:family="table-row">
      <style:table-row-properties style:use-optimal-row-height="false"/>
    </style:style>
    <style:style style:name="TableCell498" style:family="table-cell">
      <style:table-cell-properties fo:border-top="0.0416in double #808080" style:border-line-width-top="0.0138in 0.0138in 0.0138in" fo:border-left="0.0729in double #808080" style:border-line-width-left="0.0243in 0.0243in 0.0243in" fo:border-bottom="0.0416in double #808080" style:border-line-width-bottom="0.0138in 0.0138in 0.0138in" fo:border-right="0.0416in double #808080" style:border-line-width-right="0.0138in 0.0138in 0.0138in" fo:background-color="#FFFFFF" fo:padding-top="0in" fo:padding-left="0.0486in" fo:padding-bottom="0in" fo:padding-right="0.0486in"/>
    </style:style>
    <style:style style:name="P499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500" style:family="table-cell">
      <style:table-cell-properties fo:border-top="0.0416in double #808080" style:border-line-width-top="0.0138in 0.0138in 0.0138in" fo:border-left="0.0416in double #808080" style:border-line-width-left="0.0138in 0.0138in 0.0138in" fo:border-bottom="0.0416in double #808080" style:border-line-width-bottom="0.0138in 0.0138in 0.0138in" fo:border-right="0.0729in double #808080" style:border-line-width-right="0.0243in 0.0243in 0.0243in" fo:padding-top="0in" fo:padding-left="0.0486in" fo:padding-bottom="0in" fo:padding-right="0.0486in"/>
    </style:style>
    <style:style style:name="P501" style:parent-style-name="NormalWeb" style:family="paragraph">
      <style:paragraph-properties fo:margin-top="0in" fo:margin-bottom="0in" fo:margin-right="-0.0458in"/>
    </style:style>
    <style:style style:name="T50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503" style:parent-style-name="NormalWeb" style:family="paragraph">
      <style:paragraph-properties fo:margin-top="0in" fo:margin-bottom="0in" fo:margin-right="-0.0458in"/>
    </style:style>
    <style:style style:name="T504" style:parent-style-name="Fuentedepárrafopredeter." style:family="text">
      <style:text-properties style:font-name="Arial" style:font-name-complex="Arial" style:font-weight-complex="bold" fo:color="#000000" fo:font-size="10pt" style:font-size-asian="10pt" style:font-size-complex="10pt" fo:language="en" fo:country="US"/>
    </style:style>
    <style:style style:name="P505" style:parent-style-name="NormalWeb" style:family="paragraph">
      <style:paragraph-properties fo:margin-top="0in" fo:margin-bottom="0in" fo:margin-right="-0.0458in"/>
      <style:text-properties style:font-name="Arial" style:font-name-complex="Arial" style:font-weight-complex="bold" fo:color="#000000" fo:font-size="10pt" style:font-size-asian="10pt" style:font-size-complex="10pt" fo:language="en" fo:country="US"/>
    </style:style>
    <style:style style:name="TableRow506" style:family="table-row">
      <style:table-row-properties style:use-optimal-row-height="false"/>
    </style:style>
    <style:style style:name="TableCell507" style:family="table-cell">
      <style:table-cell-properties fo:border-top="0.0416in double #808080" style:border-line-width-top="0.0138in 0.0138in 0.0138in" fo:border-left="0.0729in double #808080" style:border-line-width-left="0.0243in 0.0243in 0.0243in" fo:border-bottom="0.0416in double #808080" style:border-line-width-bottom="0.0138in 0.0138in 0.0138in" fo:border-right="0.0416in double #808080" style:border-line-width-right="0.0138in 0.0138in 0.0138in" fo:background-color="#FFFFFF" fo:padding-top="0in" fo:padding-left="0.0486in" fo:padding-bottom="0in" fo:padding-right="0.0486in"/>
    </style:style>
    <style:style style:name="P508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509" style:family="table-cell">
      <style:table-cell-properties fo:border-top="0.0416in double #808080" style:border-line-width-top="0.0138in 0.0138in 0.0138in" fo:border-left="0.0416in double #808080" style:border-line-width-left="0.0138in 0.0138in 0.0138in" fo:border-bottom="0.0416in double #808080" style:border-line-width-bottom="0.0138in 0.0138in 0.0138in" fo:border-right="0.0729in double #808080" style:border-line-width-right="0.0243in 0.0243in 0.0243in" fo:padding-top="0in" fo:padding-left="0.0486in" fo:padding-bottom="0in" fo:padding-right="0.0486in"/>
    </style:style>
    <style:style style:name="P510" style:parent-style-name="Normal" style:family="paragraph">
      <style:paragraph-properties style:text-autospace="none" fo:text-align="justify"/>
    </style:style>
    <style:style style:name="T51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1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513" style:parent-style-name="Normal" style:family="paragraph">
      <style:paragraph-properties style:text-autospace="none" fo:text-align="justify"/>
    </style:style>
    <style:style style:name="T514" style:parent-style-name="Fuentedepárrafopredeter." style:family="text">
      <style:text-properties style:font-name="Arial" style:font-name-complex="Arial" style:font-weight-complex="bold" fo:color="#000000" fo:font-size="10pt" style:font-size-asian="10pt" style:font-size-complex="10pt"/>
    </style:style>
    <style:style style:name="P515" style:parent-style-name="Normal" style:family="paragraph">
      <style:paragraph-properties style:text-autospace="none" fo:text-align="justify"/>
      <style:text-properties style:font-name="Arial" style:font-name-complex="Arial" fo:font-size="10pt" style:font-size-asian="10pt" style:font-size-complex="10pt" fo:language="pt" fo:country="BR"/>
    </style:style>
    <style:style style:name="TableRow516" style:family="table-row">
      <style:table-row-properties style:use-optimal-row-height="false"/>
    </style:style>
    <style:style style:name="TableCell517" style:family="table-cell">
      <style:table-cell-properties fo:border-top="0.0416in double #808080" style:border-line-width-top="0.0138in 0.0138in 0.0138in" fo:border-left="0.0729in double #808080" style:border-line-width-left="0.0243in 0.0243in 0.0243in" fo:border-bottom="0.0416in double #808080" style:border-line-width-bottom="0.0138in 0.0138in 0.0138in" fo:border-right="0.0416in double #808080" style:border-line-width-right="0.0138in 0.0138in 0.0138in" fo:background-color="#FFFFFF" fo:padding-top="0in" fo:padding-left="0.0486in" fo:padding-bottom="0in" fo:padding-right="0.0486in"/>
    </style:style>
    <style:style style:name="P518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519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520" style:family="table-cell">
      <style:table-cell-properties fo:border-top="0.0416in double #808080" style:border-line-width-top="0.0138in 0.0138in 0.0138in" fo:border-left="0.0416in double #808080" style:border-line-width-left="0.0138in 0.0138in 0.0138in" fo:border-bottom="0.0416in double #808080" style:border-line-width-bottom="0.0138in 0.0138in 0.0138in" fo:border-right="0.0729in double #808080" style:border-line-width-right="0.0243in 0.0243in 0.0243in" fo:padding-top="0in" fo:padding-left="0.0486in" fo:padding-bottom="0in" fo:padding-right="0.0486in"/>
    </style:style>
    <style:style style:name="P521" style:parent-style-name="Normal" style:family="paragraph">
      <style:paragraph-properties style:text-autospace="none" fo:text-align="justify"/>
    </style:style>
    <style:style style:name="T52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2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524" style:parent-style-name="Normal" style:family="paragraph">
      <style:paragraph-properties style:text-autospace="none" fo:text-align="justify"/>
    </style:style>
    <style:style style:name="T525" style:parent-style-name="Fuentedepárrafopredeter." style:family="text">
      <style:text-properties style:font-name="Arial" style:font-name-complex="Arial" style:font-weight-complex="bold" fo:color="#000000" fo:font-size="10pt" style:font-size-asian="10pt" style:font-size-complex="10pt"/>
    </style:style>
    <style:style style:name="P526" style:parent-style-name="Normal" style:family="paragraph">
      <style:paragraph-properties style:text-autospace="none" fo:text-align="justify"/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TableRow527" style:family="table-row">
      <style:table-row-properties style:use-optimal-row-height="false"/>
    </style:style>
    <style:style style:name="TableCell528" style:family="table-cell">
      <style:table-cell-properties fo:border-top="0.0416in double #808080" style:border-line-width-top="0.0138in 0.0138in 0.0138in" fo:border-left="0.0729in double #808080" style:border-line-width-left="0.0243in 0.0243in 0.0243in" fo:border-bottom="0.0416in double #808080" style:border-line-width-bottom="0.0138in 0.0138in 0.0138in" fo:border-right="0.0416in double #808080" style:border-line-width-right="0.0138in 0.0138in 0.0138in" fo:background-color="#FFFFFF" fo:padding-top="0in" fo:padding-left="0.0486in" fo:padding-bottom="0in" fo:padding-right="0.0486in"/>
    </style:style>
    <style:style style:name="P529" style:parent-style-name="Título1" style:family="paragraph">
      <style:paragraph-properties fo:text-align="start" fo:text-indent="-0.9451in"/>
      <style:text-properties style:font-name="Arial" style:font-name-complex="Arial" fo:font-size="10pt" style:font-size-asian="10pt" style:font-size-complex="10pt"/>
    </style:style>
    <style:style style:name="P530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531" style:family="table-cell">
      <style:table-cell-properties fo:border-top="0.0416in double #808080" style:border-line-width-top="0.0138in 0.0138in 0.0138in" fo:border-left="0.0416in double #808080" style:border-line-width-left="0.0138in 0.0138in 0.0138in" fo:border-bottom="0.0416in double #808080" style:border-line-width-bottom="0.0138in 0.0138in 0.0138in" fo:border-right="0.0729in double #808080" style:border-line-width-right="0.0243in 0.0243in 0.0243in" fo:padding-top="0in" fo:padding-left="0.0486in" fo:padding-bottom="0in" fo:padding-right="0.0486in"/>
    </style:style>
    <style:style style:name="P532" style:parent-style-name="Normal" style:family="paragraph">
      <style:paragraph-properties style:text-autospace="none" fo:text-align="justify"/>
    </style:style>
    <style:style style:name="T53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534" style:parent-style-name="Normal" style:family="paragraph">
      <style:paragraph-properties style:text-autospace="none" fo:text-align="justify"/>
    </style:style>
    <style:style style:name="T535" style:parent-style-name="Fuentedepárrafopredeter." style:family="text">
      <style:text-properties style:font-name="Arial" style:font-name-complex="Arial" style:font-weight-complex="bold" fo:color="#000000" fo:font-size="10pt" style:font-size-asian="10pt" style:font-size-complex="10pt"/>
    </style:style>
    <style:style style:name="P536" style:parent-style-name="Normal" style:family="paragraph">
      <style:paragraph-properties style:text-autospace="none" fo:text-align="justify"/>
      <style:text-properties style:font-name="Arial" style:font-name-complex="Arial" style:font-weight-complex="bold" fo:font-size="10pt" style:font-size-asian="10pt" style:font-size-complex="10pt"/>
    </style:style>
    <style:style style:name="TableRow537" style:family="table-row">
      <style:table-row-properties style:use-optimal-row-height="false"/>
    </style:style>
    <style:style style:name="TableCell538" style:family="table-cell">
      <style:table-cell-properties fo:border-top="0.0416in double #808080" style:border-line-width-top="0.0138in 0.0138in 0.0138in" fo:border-left="0.0729in double #808080" style:border-line-width-left="0.0243in 0.0243in 0.0243in" fo:border-bottom="0.0416in double #808080" style:border-line-width-bottom="0.0138in 0.0138in 0.0138in" fo:border-right="0.0416in double #808080" style:border-line-width-right="0.0138in 0.0138in 0.0138in" fo:background-color="#FFFFFF" fo:padding-top="0in" fo:padding-left="0.0486in" fo:padding-bottom="0in" fo:padding-right="0.0486in"/>
    </style:style>
    <style:style style:name="P539" style:parent-style-name="Título1" style:family="paragraph">
      <style:paragraph-properties fo:text-align="start" fo:text-indent="-0.9451in"/>
      <style:text-properties style:font-name="Arial" style:font-name-complex="Arial" fo:font-size="10pt" style:font-size-asian="10pt" style:font-size-complex="10pt"/>
    </style:style>
    <style:style style:name="TableCell540" style:family="table-cell">
      <style:table-cell-properties fo:border-top="0.0416in double #808080" style:border-line-width-top="0.0138in 0.0138in 0.0138in" fo:border-left="0.0416in double #808080" style:border-line-width-left="0.0138in 0.0138in 0.0138in" fo:border-bottom="0.0416in double #808080" style:border-line-width-bottom="0.0138in 0.0138in 0.0138in" fo:border-right="0.0729in double #808080" style:border-line-width-right="0.0243in 0.0243in 0.0243in" fo:padding-top="0in" fo:padding-left="0.0486in" fo:padding-bottom="0in" fo:padding-right="0.0486in"/>
    </style:style>
    <style:style style:name="P541" style:parent-style-name="Normal" style:family="paragraph">
      <style:paragraph-properties style:text-autospace="none" fo:text-align="justify"/>
    </style:style>
    <style:style style:name="T54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4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544" style:parent-style-name="Normal" style:family="paragraph">
      <style:paragraph-properties style:text-autospace="none" fo:text-align="justify"/>
    </style:style>
    <style:style style:name="T545" style:parent-style-name="Fuentedepárrafopredeter." style:family="text">
      <style:text-properties style:font-name="Arial" style:font-name-complex="Arial" style:font-weight-complex="bold" fo:color="#000000" fo:font-size="10pt" style:font-size-asian="10pt" style:font-size-complex="10pt"/>
    </style:style>
    <style:style style:name="P546" style:parent-style-name="Normal" style:family="paragraph">
      <style:paragraph-properties fo:text-align="justify"/>
      <style:text-properties style:font-name="Arial" style:font-name-complex="Arial" style:font-weight-complex="bold" fo:font-size="10pt" style:font-size-asian="10pt" style:font-size-complex="10pt" fo:language="pt" fo:country="BR"/>
    </style:style>
    <style:style style:name="TableRow547" style:family="table-row">
      <style:table-row-properties style:use-optimal-row-height="false"/>
    </style:style>
    <style:style style:name="TableCell548" style:family="table-cell">
      <style:table-cell-properties fo:border-top="0.0416in double #808080" style:border-line-width-top="0.0138in 0.0138in 0.0138in" fo:border-left="0.0729in double #808080" style:border-line-width-left="0.0243in 0.0243in 0.0243in" fo:border-bottom="0.0729in double #808080" style:border-line-width-bottom="0.0243in 0.0243in 0.0243in" fo:border-right="0.0416in double #808080" style:border-line-width-right="0.0138in 0.0138in 0.0138in" fo:background-color="#FFFFFF" fo:padding-top="0in" fo:padding-left="0.0486in" fo:padding-bottom="0in" fo:padding-right="0.0486in"/>
    </style:style>
    <style:style style:name="P549" style:parent-style-name="Normal" style:family="paragraph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550" style:parent-style-name="Normal" style:family="paragraph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551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552" style:family="table-cell">
      <style:table-cell-properties fo:border-top="0.0416in double #808080" style:border-line-width-top="0.0138in 0.0138in 0.0138in" fo:border-left="0.0416in double #808080" style:border-line-width-left="0.0138in 0.0138in 0.0138in" fo:border-bottom="0.0729in double #808080" style:border-line-width-bottom="0.0243in 0.0243in 0.0243in" fo:border-right="0.0729in double #808080" style:border-line-width-right="0.0243in 0.0243in 0.0243in" fo:padding-top="0in" fo:padding-left="0.0486in" fo:padding-bottom="0in" fo:padding-right="0.0486in"/>
    </style:style>
    <style:style style:name="P553" style:parent-style-name="Normal" style:family="paragraph">
      <style:paragraph-properties style:text-autospace="none" fo:text-align="justify"/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554" style:parent-style-name="Normal" style:family="paragraph">
      <style:paragraph-properties style:text-autospace="none" fo:text-align="justify"/>
      <style:text-properties style:font-name="Arial" style:font-name-complex="Arial" fo:font-size="10pt" style:font-size-asian="10pt" style:font-size-complex="10pt" fo:language="pt" fo:country="BR"/>
    </style:style>
    <style:style style:name="P555" style:parent-style-name="Normal" style:family="paragraph">
      <style:paragraph-properties fo:text-align="justify" fo:line-height="0.1666in" fo:margin-right="0.0041in"/>
      <style:text-properties style:font-name="Arial" style:font-name-complex="Arial" fo:font-size="10pt" style:font-size-asian="10pt" style:font-size-complex="10pt" fo:language="pt" fo:country="BR"/>
    </style:style>
    <style:style style:name="P556" style:parent-style-name="Normal" style:family="paragraph">
      <style:paragraph-properties fo:border="0.0104in solid #000000" fo:padding-top="0.0277in" fo:padding-left="0.0416in" fo:padding-bottom="0.0416in" fo:padding-right="0.0416in" style:shadow="none" fo:line-height="0.1666in">
        <style:tab-stops>
          <style:tab-stop style:type="left" style:position="-0.5in"/>
        </style:tab-stops>
      </style:paragraph-properties>
      <style:text-properties style:font-name="Arial" style:font-name-complex="Arial" fo:font-size="10pt" style:font-size-asian="10pt" style:font-size-complex="10pt" fo:language="pt" fo:country="BR" fo:hyphenate="false"/>
    </style:style>
    <style:style style:name="P557" style:parent-style-name="Normal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style:font-name="Arial" style:font-name-complex="Arial" fo:font-size="10pt" style:font-size-asian="10pt" style:font-size-complex="10pt" fo:language="pt" fo:country="BR"/>
    </style:style>
    <style:style style:name="P558" style:parent-style-name="Normal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style:font-name="Arial" style:font-name-complex="Arial" fo:font-size="10pt" style:font-size-asian="10pt" style:font-size-complex="10pt" fo:language="pt" fo:country="BR"/>
    </style:style>
    <style:style style:name="P559" style:parent-style-name="Normal" style:family="paragraph">
      <style:paragraph-properties fo:border="0.0069in solid #000000" fo:padding-top="0.0138in" fo:padding-left="0.0555in" fo:padding-bottom="0.0138in" fo:padding-right="0.0555in" style:shadow="none" fo:text-align="justify"/>
    </style:style>
    <style:style style:name="T560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P561" style:parent-style-name="Normal" style:family="paragraph">
      <style:paragraph-properties style:text-autospace="none" fo:text-align="justify"/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562" style:parent-style-name="Normal" style:family="paragraph">
      <style:paragraph-properties fo:break-before="page" style:text-autospace="none" fo:text-align="center"/>
    </style:style>
    <style:style style:name="T56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T564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pt" fo:country="BR" style:language-asian="pt" style:country-asian="BR"/>
    </style:style>
    <style:style style:name="P565" style:parent-style-name="Normal" style:family="paragraph">
      <style:paragraph-properties style:text-autospace="none" fo:text-align="center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566" style:parent-style-name="NormalWeb" style:family="paragraph">
      <style:paragraph-properties fo:text-align="center" fo:margin-top="0in" fo:margin-bottom="0in"/>
      <style:text-properties style:font-name="Arial" style:font-name-complex="Arial" fo:font-weight="bold" style:font-weight-asian="bold" fo:font-size="10pt" style:font-size-asian="10pt" style:font-size-complex="10pt"/>
    </style:style>
    <style:style style:name="P567" style:parent-style-name="NormalWeb" style:family="paragraph">
      <style:paragraph-properties fo:text-align="center" fo:margin-top="0in" fo:margin-bottom="0in"/>
      <style:text-properties style:font-name="Arial" style:font-name-complex="Arial" fo:font-weight="bold" style:font-weight-asian="bold" fo:font-size="10pt" style:font-size-asian="10pt" style:font-size-complex="10pt"/>
    </style:style>
    <style:style style:name="P568" style:parent-style-name="NormalWeb" style:family="paragraph">
      <style:paragraph-properties fo:text-align="center" fo:margin-top="0in" fo:margin-bottom="0in"/>
      <style:text-properties style:font-name="Arial" style:font-name-complex="Arial" fo:font-weight="bold" style:font-weight-asian="bold" fo:font-size="10pt" style:font-size-asian="10pt" style:font-size-complex="10pt"/>
    </style:style>
    <style:style style:name="P569" style:parent-style-name="NormalWeb" style:family="paragraph">
      <style:paragraph-properties fo:text-align="center" fo:margin-top="0in" fo:margin-bottom="0in" fo:background-color="#D9D9D9"/>
      <style:text-properties style:font-name="Arial" style:font-name-complex="Arial" fo:font-weight="bold" style:font-weight-asian="bold" fo:font-size="10pt" style:font-size-asian="10pt" style:font-size-complex="10pt"/>
    </style:style>
    <style:style style:name="P570" style:parent-style-name="NormalWeb" style:family="paragraph">
      <style:paragraph-properties fo:text-align="center" fo:margin-top="0in" fo:margin-bottom="0in"/>
      <style:text-properties style:font-name="Arial" style:font-name-complex="Arial" fo:font-size="10pt" style:font-size-asian="10pt" style:font-size-complex="10pt"/>
    </style:style>
    <style:style style:name="P571" style:parent-style-name="Normal" style:family="paragraph">
      <style:paragraph-properties fo:background-color="#D9D9D9"/>
    </style:style>
    <style:style style:name="T572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pt" fo:country="BR"/>
    </style:style>
    <style:style style:name="T573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pt" fo:country="BR"/>
    </style:style>
    <style:style style:name="T57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575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576" style:parent-style-name="Normal" style:family="paragraph">
      <style:paragraph-properties fo:text-align="justify" fo:background-color="#D9D9D9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57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pt" fo:country="BR"/>
    </style:style>
    <style:style style:name="P578" style:parent-style-name="Normal" style:family="paragraph">
      <style:paragraph-properties fo:text-align="justify"/>
    </style:style>
    <style:style style:name="T57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8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8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582" style:parent-style-name="Normal" style:family="paragraph">
      <style:paragraph-properties fo:text-align="justify"/>
    </style:style>
    <style:style style:name="T58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8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8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586" style:parent-style-name="Normal" style:family="paragraph">
      <style:paragraph-properties fo:text-align="justify"/>
    </style:style>
    <style:style style:name="T58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88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589" style:parent-style-name="Textoindependiente" style:family="paragraph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590" style:parent-style-name="Normal" style:family="paragraph">
      <style:paragraph-properties fo:text-align="justify" fo:background-color="#D9D9D9"/>
      <style:text-properties style:font-name="Arial" style:font-name-complex="Arial" fo:font-weight="bold" style:font-weight-asian="bold" fo:font-size="10pt" style:font-size-asian="10pt" style:font-size-complex="10pt"/>
    </style:style>
    <style:style style:name="P591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592" style:parent-style-name="Normal" style:family="paragraph">
      <style:paragraph-properties fo:text-align="justify"/>
    </style:style>
    <style:style style:name="T59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9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9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596" style:parent-style-name="Normal" style:family="paragraph">
      <style:paragraph-properties fo:text-align="justify"/>
    </style:style>
    <style:style style:name="T59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9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9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600" style:parent-style-name="Normal" style:family="paragraph">
      <style:paragraph-properties fo:text-align="justify"/>
    </style:style>
    <style:style style:name="T60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0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03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604" style:parent-style-name="Normal" style:family="paragraph">
      <style:paragraph-properties fo:text-align="justify"/>
      <style:text-properties style:font-name="Arial" style:font-name-complex="Arial" style:font-weight-complex="bold" fo:font-size="10pt" style:font-size-asian="10pt" style:font-size-complex="10pt"/>
    </style:style>
    <style:style style:name="P605" style:parent-style-name="Normal" style:family="paragraph">
      <style:paragraph-properties fo:text-align="justify" fo:background-color="#D9D9D9"/>
      <style:text-properties style:font-name="Arial" style:font-name-complex="Arial" fo:font-weight="bold" style:font-weight-asian="bold" fo:font-size="10pt" style:font-size-asian="10pt" style:font-size-complex="10pt"/>
    </style:style>
    <style:style style:name="P606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607" style:parent-style-name="Normal" style:family="paragraph">
      <style:paragraph-properties fo:text-align="justify"/>
    </style:style>
    <style:style style:name="T60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0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61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611" style:parent-style-name="Normal" style:family="paragraph">
      <style:paragraph-properties fo:text-align="justify"/>
    </style:style>
    <style:style style:name="T61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1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61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615" style:parent-style-name="Normal" style:family="paragraph">
      <style:paragraph-properties fo:text-align="justify"/>
    </style:style>
    <style:style style:name="T61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1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18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619" style:parent-style-name="Normal" style:family="paragraph">
      <style:paragraph-properties fo:text-align="justify">
        <style:tab-stops>
          <style:tab-stop style:type="left" style:position="0.2in"/>
          <style:tab-stop style:type="left" style:position="0.7in"/>
          <style:tab-stop style:type="left" style:position="1.2in"/>
          <style:tab-stop style:type="left" style:position="1.7in"/>
          <style:tab-stop style:type="left" style:position="2.2in"/>
          <style:tab-stop style:type="left" style:position="2.7in"/>
          <style:tab-stop style:type="left" style:position="3.2in"/>
          <style:tab-stop style:type="left" style:position="3.7in"/>
          <style:tab-stop style:type="left" style:position="4.2in"/>
          <style:tab-stop style:type="left" style:position="4.7in"/>
        </style:tab-stops>
      </style:paragraph-properties>
      <style:text-properties style:font-name="Arial" style:font-name-complex="Arial" style:font-weight-complex="bold" fo:font-size="10pt" style:font-size-asian="10pt" style:font-size-complex="10pt"/>
    </style:style>
    <style:style style:name="P620" style:parent-style-name="Normal" style:family="paragraph">
      <style:paragraph-properties fo:text-align="justify" fo:background-color="#D9D9D9"/>
      <style:text-properties style:font-name="Arial" style:font-name-complex="Arial" fo:font-weight="bold" style:font-weight-asian="bold" fo:font-size="10pt" style:font-size-asian="10pt" style:font-size-complex="10pt"/>
    </style:style>
    <style:style style:name="P621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622" style:parent-style-name="Normal" style:family="paragraph">
      <style:paragraph-properties fo:text-align="justify"/>
    </style:style>
    <style:style style:name="T62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2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625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62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627" style:parent-style-name="Normal" style:family="paragraph">
      <style:paragraph-properties fo:text-align="justify"/>
    </style:style>
    <style:style style:name="T62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2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63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63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63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633" style:parent-style-name="Fuentedepárrafopredeter." style:family="text">
      <style:text-properties style:font-name="Arial" style:font-name-complex="Arial" fo:font-size="10pt" style:font-size-asian="10pt" style:font-size-complex="10pt" fo:language="en" fo:country="US" style:language-asian="pt" style:country-asian="BR"/>
    </style:style>
    <style:style style:name="P634" style:parent-style-name="Normal" style:family="paragraph">
      <style:paragraph-properties fo:text-align="justify">
        <style:tab-stops>
          <style:tab-stop style:type="left" style:position="-0.125in"/>
          <style:tab-stop style:type="left" style:position="0.7in"/>
          <style:tab-stop style:type="left" style:position="1.2in"/>
          <style:tab-stop style:type="left" style:position="1.7in"/>
          <style:tab-stop style:type="left" style:position="2.2in"/>
          <style:tab-stop style:type="left" style:position="2.7in"/>
          <style:tab-stop style:type="left" style:position="3.2in"/>
          <style:tab-stop style:type="left" style:position="3.7in"/>
          <style:tab-stop style:type="left" style:position="4.2in"/>
          <style:tab-stop style:type="left" style:position="4.7in"/>
        </style:tab-stops>
      </style:paragraph-properties>
      <style:text-properties style:font-name="Arial" style:font-name-complex="Arial" style:font-weight-complex="bold" fo:font-size="10pt" style:font-size-asian="10pt" style:font-size-complex="10pt"/>
    </style:style>
    <style:style style:name="P635" style:parent-style-name="Normal" style:family="paragraph">
      <style:paragraph-properties fo:text-align="justify">
        <style:tab-stops>
          <style:tab-stop style:type="left" style:position="-0.125in"/>
          <style:tab-stop style:type="left" style:position="0.7in"/>
          <style:tab-stop style:type="left" style:position="1.2in"/>
          <style:tab-stop style:type="left" style:position="1.7in"/>
          <style:tab-stop style:type="left" style:position="2.2in"/>
          <style:tab-stop style:type="left" style:position="2.7in"/>
          <style:tab-stop style:type="left" style:position="3.2in"/>
          <style:tab-stop style:type="left" style:position="3.7in"/>
          <style:tab-stop style:type="left" style:position="4.2in"/>
          <style:tab-stop style:type="left" style:position="4.7in"/>
        </style:tab-stops>
      </style:paragraph-properties>
      <style:text-properties style:font-name="Arial" style:font-name-complex="Arial" style:font-weight-complex="bold" fo:font-size="10pt" style:font-size-asian="10pt" style:font-size-complex="10pt"/>
    </style:style>
    <style:style style:name="P636" style:parent-style-name="Normal" style:family="paragraph">
      <style:paragraph-properties fo:text-align="justify" fo:background-color="#D9D9D9"/>
      <style:text-properties style:font-name="Arial" style:font-name-complex="Arial" fo:font-weight="bold" style:font-weight-asian="bold" fo:font-size="10pt" style:font-size-asian="10pt" style:font-size-complex="10pt"/>
    </style:style>
    <style:style style:name="P637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638" style:parent-style-name="Normal" style:family="paragraph">
      <style:paragraph-properties fo:text-align="justify"/>
    </style:style>
    <style:style style:name="T63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4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64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642" style:parent-style-name="Normal" style:family="paragraph">
      <style:paragraph-properties fo:text-align="justify"/>
    </style:style>
    <style:style style:name="T64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4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64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646" style:parent-style-name="Normal" style:family="paragraph">
      <style:paragraph-properties fo:text-align="justify"/>
    </style:style>
    <style:style style:name="T64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48" style:parent-style-name="Fuentedepárrafopredeter." style:family="text"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T649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65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651" style:parent-style-name="Normal" style:family="paragraph">
      <style:paragraph-properties fo:text-align="justify" fo:background-color="#D9D9D9"/>
    </style:style>
    <style:style style:name="T65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5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5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5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56" style:parent-style-name="Fuentedepárrafopredeter." style:family="text">
      <style:text-properties style:font-name="Arial" style:font-name-complex="Arial" fo:font-weight="bold" style:font-weight-asian="bold" fo:color="#000000" fo:font-size="10pt" style:font-size-asian="10pt" style:font-size-complex="10pt" fo:background-color="#D9D9D9"/>
    </style:style>
    <style:style style:name="T657" style:parent-style-name="Fuentedepárrafopredeter." style:family="text">
      <style:text-properties style:font-name="Arial" style:font-name-complex="Arial" fo:font-weight="bold" style:font-weight-asian="bold" fo:color="#000000" fo:font-size="10pt" style:font-size-asian="10pt" style:font-size-complex="10pt" fo:background-color="#D9D9D9"/>
    </style:style>
    <style:style style:name="T65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5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6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6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6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663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664" style:parent-style-name="Normal" style:family="paragraph">
      <style:paragraph-properties fo:text-align="justify"/>
    </style:style>
    <style:style style:name="T66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6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66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668" style:parent-style-name="Normal" style:family="paragraph">
      <style:paragraph-properties fo:text-align="justify"/>
    </style:style>
    <style:style style:name="T66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7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67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672" style:parent-style-name="Normal" style:family="paragraph">
      <style:paragraph-properties fo:text-align="justify"/>
    </style:style>
    <style:style style:name="T67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7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7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76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67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678" style:parent-style-name="Normal" style:family="paragraph">
      <style:paragraph-properties fo:text-align="justify" fo:background-color="#D9D9D9"/>
      <style:text-properties style:font-name="Arial" style:font-name-complex="Arial" fo:font-weight="bold" style:font-weight-asian="bold" fo:font-size="10pt" style:font-size-asian="10pt" style:font-size-complex="10pt"/>
    </style:style>
    <style:style style:name="P679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680" style:parent-style-name="Normal" style:family="paragraph">
      <style:paragraph-properties fo:text-align="justify"/>
    </style:style>
    <style:style style:name="T68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8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68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684" style:parent-style-name="Normal" style:family="paragraph">
      <style:paragraph-properties fo:text-align="justify"/>
    </style:style>
    <style:style style:name="T68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8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68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688" style:parent-style-name="Normal" style:family="paragraph">
      <style:paragraph-properties fo:text-align="justify"/>
    </style:style>
    <style:style style:name="T68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9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91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692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693" style:parent-style-name="Normal" style:family="paragraph">
      <style:paragraph-properties fo:text-align="justify" fo:background-color="#D9D9D9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694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695" style:parent-style-name="Normal" style:family="paragraph">
      <style:paragraph-properties fo:text-align="justify"/>
    </style:style>
    <style:style style:name="T69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9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69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699" style:parent-style-name="Normal" style:family="paragraph">
      <style:paragraph-properties fo:text-align="justify"/>
    </style:style>
    <style:style style:name="T70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70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70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70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70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70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706" style:parent-style-name="Fuentedepárrafopredeter." style:family="text">
      <style:text-properties style:font-name="Arial" style:font-name-complex="Arial" fo:font-size="10pt" style:font-size-asian="10pt" style:font-size-complex="10pt" fo:language="en" fo:country="US" style:language-asian="pt" style:country-asian="BR"/>
    </style:style>
    <style:style style:name="P707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708" style:parent-style-name="Normal" style:family="paragraph">
      <style:paragraph-properties fo:text-align="justify" fo:background-color="#D9D9D9"/>
      <style:text-properties style:font-name="Arial" style:font-name-complex="Arial" fo:font-weight="bold" style:font-weight-asian="bold" fo:font-size="10pt" style:font-size-asian="10pt" style:font-size-complex="10pt"/>
    </style:style>
    <style:style style:name="P709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710" style:parent-style-name="Normal" style:family="paragraph">
      <style:paragraph-properties fo:text-align="justify"/>
    </style:style>
    <style:style style:name="T71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71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71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71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715" style:parent-style-name="Normal" style:family="paragraph">
      <style:paragraph-properties fo:text-align="justify"/>
    </style:style>
    <style:style style:name="T71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71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71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71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720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721" style:parent-style-name="Fuentedepárrafopredeter." style:family="text">
      <style:text-properties style:font-name="Arial" style:font-name-complex="Arial" fo:font-size="10pt" style:font-size-asian="10pt" style:font-size-complex="10pt" fo:language="en" fo:country="US" style:language-asian="pt" style:country-asian="BR"/>
    </style:style>
    <style:style style:name="P722" style:parent-style-name="Textoindependiente" style:family="paragraph">
      <style:text-properties style:font-name="Arial" style:font-name-complex="Arial" fo:font-size="10pt" style:font-size-asian="10pt" style:font-size-complex="10pt" fo:language="en" fo:country="US"/>
    </style:style>
    <style:style style:name="P723" style:parent-style-name="Textoindependiente" style:family="paragraph">
      <style:text-properties style:font-name="Arial" style:font-name-complex="Arial" fo:font-size="10pt" style:font-size-asian="10pt" style:font-size-complex="10pt" fo:language="en" fo:country="US"/>
    </style:style>
    <style:style style:name="P724" style:parent-style-name="Normal" style:family="paragraph">
      <style:paragraph-properties fo:text-align="justify" fo:background-color="#D9D9D9"/>
      <style:text-properties style:font-name="Arial" style:font-name-complex="Arial" fo:font-weight="bold" style:font-weight-asian="bold" style:font-weight-complex="bold" fo:font-size="10pt" style:font-size-asian="10pt" style:font-size-complex="10pt" fo:language="pt" fo:country="BR"/>
    </style:style>
    <style:style style:name="P725" style:parent-style-name="Textoindependiente" style:family="paragraph">
      <style:text-properties style:font-name="Arial" style:font-name-complex="Arial" fo:font-size="10pt" style:font-size-asian="10pt" style:font-size-complex="10pt"/>
    </style:style>
    <style:style style:name="P726" style:parent-style-name="Normal" style:family="paragraph">
      <style:paragraph-properties style:text-autospace="none" fo:text-align="justify"/>
      <style:text-properties style:font-name="Arial" style:font-name-complex="Arial" fo:font-size="10pt" style:font-size-asian="10pt" style:font-size-complex="10pt" fo:language="pt" fo:country="BR"/>
    </style:style>
    <style:style style:name="P727" style:parent-style-name="Normal" style:family="paragraph">
      <style:paragraph-properties fo:text-align="justify" fo:margin-left="0.4923in">
        <style:tab-stops/>
      </style:paragraph-properties>
      <style:text-properties style:font-name="Arial" style:font-name-complex="Arial" fo:font-style="italic" style:font-style-asian="italic" fo:font-size="10pt" style:font-size-asian="10pt" style:font-size-complex="10pt" fo:language="pt" fo:country="BR"/>
    </style:style>
    <style:style style:name="P728" style:parent-style-name="Normal" style:family="paragraph">
      <style:paragraph-properties style:text-autospace="none" fo:text-align="justify"/>
      <style:text-properties style:font-name="Arial" style:font-name-complex="Arial" fo:font-style="italic" style:font-style-asian="italic" fo:font-size="10pt" style:font-size-asian="10pt" style:font-size-complex="10pt" fo:language="pt" fo:country="BR" style:language-asian="pt" style:country-asian="BR"/>
    </style:style>
    <style:style style:name="P729" style:parent-style-name="Normal" style:family="paragraph">
      <style:paragraph-properties style:text-autospace="none" fo:text-align="justify"/>
      <style:text-properties style:font-name="Arial" style:font-name-complex="Arial" fo:font-style="italic" style:font-style-asian="italic" fo:font-size="10pt" style:font-size-asian="10pt" style:font-size-complex="10pt" fo:language="pt" fo:country="BR" style:language-asian="pt" style:country-asian="BR"/>
    </style:style>
    <style:style style:name="P730" style:parent-style-name="Normal" style:family="paragraph">
      <style:paragraph-properties style:text-autospace="none" fo:text-align="justify"/>
      <style:text-properties style:font-name="Arial" style:font-name-complex="Arial" fo:font-style="italic" style:font-style-asian="italic" fo:font-size="10pt" style:font-size-asian="10pt" style:font-size-complex="10pt" fo:language="pt" fo:country="BR" style:language-asian="pt" style:country-asian="BR"/>
    </style:style>
    <style:style style:name="P731" style:parent-style-name="Normal" style:family="paragraph">
      <style:paragraph-properties style:text-autospace="none" fo:text-align="justify"/>
      <style:text-properties style:font-name="Arial" style:font-name-complex="Arial" fo:font-style="italic" style:font-style-asian="italic" fo:font-size="10pt" style:font-size-asian="10pt" style:font-size-complex="10pt" fo:language="pt" fo:country="BR" style:language-asian="pt" style:country-asian="BR"/>
    </style:style>
    <style:style style:name="P732" style:parent-style-name="Normal" style:family="paragraph">
      <style:paragraph-properties fo:text-align="justify"/>
    </style:style>
    <style:style style:name="T733" style:parent-style-name="Fuentedepárrafopredeter." style:family="text">
      <style:text-properties style:font-name="Arial" style:font-name-complex="Arial" fo:font-style="italic" style:font-style-asian="italic" fo:font-size="10pt" style:font-size-asian="10pt" style:font-size-complex="10pt" fo:language="pt" fo:country="BR" style:language-asian="pt" style:country-asian="BR"/>
    </style:style>
    <style:style style:name="T734" style:parent-style-name="Fuentedepárrafopredeter." style:family="text">
      <style:text-properties style:font-name="Arial" style:font-name-complex="Arial" fo:font-style="italic" style:font-style-asian="italic" fo:font-size="10pt" style:font-size-asian="10pt" style:font-size-complex="10pt" fo:language="pt" fo:country="BR"/>
    </style:style>
    <style:style style:name="P735" style:parent-style-name="Normal" style:family="paragraph">
      <style:paragraph-properties fo:text-align="justify"/>
      <style:text-properties style:font-name="Arial" style:font-name-complex="Arial" fo:font-style="italic" style:font-style-asian="italic" fo:font-size="10pt" style:font-size-asian="10pt" style:font-size-complex="10pt" fo:language="pt" fo:country="BR"/>
    </style:style>
    <style:style style:name="TableColumn737" style:family="table-column">
      <style:table-column-properties style:column-width="1.634in"/>
    </style:style>
    <style:style style:name="TableColumn738" style:family="table-column">
      <style:table-column-properties style:column-width="4.4222in"/>
    </style:style>
    <style:style style:name="Table736" style:family="table">
      <style:table-properties style:width="6.0562in" style:rel-width="100%" fo:margin-left="0in" table:align="center"/>
    </style:style>
    <style:style style:name="TableRow739" style:family="table-row">
      <style:table-row-properties/>
    </style:style>
    <style:style style:name="TableCell740" style:family="table-cell">
      <style:table-cell-properties fo:border="0.0069in solid #000000" fo:padding-top="0in" fo:padding-left="0.075in" fo:padding-bottom="0in" fo:padding-right="0.075in"/>
    </style:style>
    <style:style style:name="P741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742" style:family="table-cell">
      <style:table-cell-properties fo:border="0.0069in solid #000000" fo:padding-top="0in" fo:padding-left="0.075in" fo:padding-bottom="0in" fo:padding-right="0.075in"/>
    </style:style>
    <style:style style:name="P743" style:parent-style-name="Normal" style:family="paragraph">
      <style:paragraph-properties fo:text-align="center" fo:margin-right="0.1013in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744" style:family="table-row">
      <style:table-row-properties/>
    </style:style>
    <style:style style:name="TableCell7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746" style:parent-style-name="Normal" style:family="paragraph">
      <style:paragraph-properties fo:text-align="center" fo:margin-right="0.1013in"/>
    </style:style>
    <style:style style:name="T74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74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749" style:family="table-cell">
      <style:table-cell-properties fo:border="0.0069in solid #000000" fo:padding-top="0in" fo:padding-left="0.075in" fo:padding-bottom="0in" fo:padding-right="0.075in"/>
    </style:style>
    <style:style style:name="P750" style:parent-style-name="Normal" style:family="paragraph">
      <style:paragraph-properties fo:text-align="justify"/>
    </style:style>
    <style:style style:name="T75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75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75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75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75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75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757" style:parent-style-name="Normal" style:family="paragraph">
      <style:paragraph-properties fo:text-align="justify"/>
    </style:style>
    <style:style style:name="T75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75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76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76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76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76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764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765" style:parent-style-name="Normal" style:family="paragraph">
      <style:paragraph-properties fo:text-align="justify"/>
      <style:text-properties style:font-name="Arial" style:font-name-complex="Arial" fo:font-style="italic" style:font-style-asian="italic" fo:font-size="10pt" style:font-size-asian="10pt" style:font-size-complex="10pt" fo:language="pt" fo:country="BR"/>
    </style:style>
    <style:style style:name="P766" style:parent-style-name="Normal" style:family="paragraph">
      <style:paragraph-properties style:text-autospace="none" fo:text-align="justify"/>
    </style:style>
    <style:style style:name="T767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T768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769" style:parent-style-name="Normal" style:family="paragraph">
      <style:paragraph-properties style:text-autospace="none" fo:text-align="justify"/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770" style:parent-style-name="Normal" style:family="paragraph">
      <style:paragraph-properties fo:text-align="justify"/>
      <style:text-properties style:font-name="Arial" style:font-name-complex="Arial" fo:font-style="italic" style:font-style-asian="italic" fo:font-size="10pt" style:font-size-asian="10pt" style:font-size-complex="10pt" fo:language="pt" fo:country="BR"/>
    </style:style>
    <style:style style:name="P771" style:parent-style-name="Normal" style:family="paragraph">
      <style:paragraph-properties fo:text-align="justify" fo:margin-left="0.1972in">
        <style:tab-stops/>
      </style:paragraph-properties>
      <style:text-properties style:font-name="Arial" style:font-name-complex="Arial" fo:font-style="italic" style:font-style-asian="italic" fo:font-size="10pt" style:font-size-asian="10pt" style:font-size-complex="10pt" fo:language="pt" fo:country="BR"/>
    </style:style>
    <style:style style:name="P772" style:parent-style-name="Normal" style:family="paragraph">
      <style:paragraph-properties fo:text-align="justify" fo:background-color="#D9D9D9"/>
      <style:text-properties style:font-name="Arial" style:font-name-complex="Arial" fo:font-weight="bold" style:font-weight-asian="bold" style:font-weight-complex="bold" fo:font-size="10pt" style:font-size-asian="10pt" style:font-size-complex="10pt" fo:language="pt" fo:country="BR"/>
    </style:style>
    <style:style style:name="P773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size="10pt" style:font-size-asian="10pt" style:font-size-complex="10pt" fo:language="pt" fo:country="BR"/>
    </style:style>
    <style:style style:name="P774" style:parent-style-name="Normal" style:family="paragraph">
      <style:paragraph-properties style:text-autospace="none" fo:text-align="justify"/>
      <style:text-properties style:font-name="Arial" style:font-name-complex="Arial" fo:font-size="10pt" style:font-size-asian="10pt" style:font-size-complex="10pt" fo:language="pt" fo:country="BR"/>
    </style:style>
    <style:style style:name="P775" style:parent-style-name="Normal" style:family="paragraph">
      <style:paragraph-properties fo:text-align="justify" fo:margin-left="0.2951in">
        <style:tab-stops/>
      </style:paragraph-properties>
      <style:text-properties style:font-name="Arial" style:font-name-complex="Arial" fo:font-style="italic" style:font-style-asian="italic" fo:font-size="10pt" style:font-size-asian="10pt" style:font-size-complex="10pt" fo:language="pt" fo:country="BR"/>
    </style:style>
    <style:style style:name="P776" style:parent-style-name="Normal" style:family="paragraph">
      <style:paragraph-properties style:text-autospace="none" fo:text-align="justify"/>
      <style:text-properties style:font-name="Arial" style:font-name-complex="Arial" fo:font-style="italic" style:font-style-asian="italic" fo:font-size="10pt" style:font-size-asian="10pt" style:font-size-complex="10pt" fo:language="pt" fo:country="BR" style:language-asian="pt" style:country-asian="BR"/>
    </style:style>
    <style:style style:name="P777" style:parent-style-name="Normal" style:family="paragraph">
      <style:paragraph-properties style:text-autospace="none" fo:text-align="justify"/>
      <style:text-properties style:font-name="Arial" style:font-name-complex="Arial" fo:font-style="italic" style:font-style-asian="italic" fo:font-size="10pt" style:font-size-asian="10pt" style:font-size-complex="10pt" fo:language="pt" fo:country="BR" style:language-asian="pt" style:country-asian="BR"/>
    </style:style>
    <style:style style:name="P778" style:parent-style-name="Normal" style:family="paragraph">
      <style:paragraph-properties style:text-autospace="none" fo:text-align="justify"/>
      <style:text-properties style:font-name="Arial" style:font-name-complex="Arial" fo:font-style="italic" style:font-style-asian="italic" fo:font-size="10pt" style:font-size-asian="10pt" style:font-size-complex="10pt" fo:language="pt" fo:country="BR" style:language-asian="pt" style:country-asian="BR"/>
    </style:style>
    <style:style style:name="P779" style:parent-style-name="Normal" style:family="paragraph">
      <style:paragraph-properties style:text-autospace="none" fo:text-align="justify"/>
      <style:text-properties style:font-name="Arial" style:font-name-complex="Arial" fo:font-style="italic" style:font-style-asian="italic" fo:font-size="10pt" style:font-size-asian="10pt" style:font-size-complex="10pt" fo:language="pt" fo:country="BR" style:language-asian="pt" style:country-asian="BR"/>
    </style:style>
    <style:style style:name="P780" style:parent-style-name="Normal" style:family="paragraph">
      <style:paragraph-properties fo:text-align="justify"/>
      <style:text-properties style:font-name="Arial" style:font-name-complex="Arial" fo:font-style="italic" style:font-style-asian="italic" fo:font-size="10pt" style:font-size-asian="10pt" style:font-size-complex="10pt" fo:language="pt" fo:country="BR" style:language-asian="pt" style:country-asian="BR"/>
    </style:style>
    <style:style style:name="P781" style:parent-style-name="Normal" style:family="paragraph">
      <style:paragraph-properties style:text-autospace="none" fo:text-align="justify"/>
    </style:style>
    <style:style style:name="T782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783" style:parent-style-name="Fuentedepárrafopredeter." style:family="text">
      <style:text-properties style:font-name="Arial" style:font-name-complex="Arial" fo:font-style="italic" style:font-style-asian="italic" fo:font-size="10pt" style:font-size-asian="10pt" style:font-size-complex="10pt" fo:language="pt" fo:country="BR"/>
    </style:style>
    <style:style style:name="P784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style="italic" style:font-style-asian="italic" fo:font-size="10pt" style:font-size-asian="10pt" style:font-size-complex="10pt" fo:language="pt" fo:country="BR"/>
    </style:style>
    <style:style style:name="P785" style:parent-style-name="Normal" style:family="paragraph">
      <style:paragraph-properties style:text-autospace="none" fo:text-align="justify"/>
    </style:style>
    <style:style style:name="T786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787" style:parent-style-name="Fuentedepárrafopredeter." style:family="text">
      <style:text-properties style:font-name="Arial" style:font-name-complex="Arial" fo:font-style="italic" style:font-style-asian="italic" fo:font-size="10pt" style:font-size-asian="10pt" style:font-size-complex="10pt" fo:language="pt" fo:country="BR"/>
    </style:style>
    <style:style style:name="P788" style:parent-style-name="Normal" style:family="paragraph">
      <style:paragraph-properties style:text-autospace="none" fo:text-align="justify"/>
      <style:text-properties style:font-name="Arial" style:font-name-complex="Arial" fo:font-style="italic" style:font-style-asian="italic" fo:font-size="10pt" style:font-size-asian="10pt" style:font-size-complex="10pt" fo:language="pt" fo:country="BR"/>
    </style:style>
    <style:style style:name="P789" style:parent-style-name="Normal" style:family="paragraph">
      <style:paragraph-properties fo:text-align="justify"/>
      <style:text-properties style:font-name="Arial" style:font-name-complex="Arial" fo:font-style="italic" style:font-style-asian="italic" fo:font-size="10pt" style:font-size-asian="10pt" style:font-size-complex="10pt" fo:language="pt" fo:country="BR" style:language-asian="pt" style:country-asian="BR"/>
    </style:style>
    <style:style style:name="P790" style:parent-style-name="Normal" style:family="paragraph">
      <style:paragraph-properties fo:text-align="justify" fo:margin-left="0.4923in">
        <style:tab-stops/>
      </style:paragraph-properties>
      <style:text-properties style:font-name="Arial" style:font-name-complex="Arial" fo:font-style="italic" style:font-style-asian="italic" fo:font-size="10pt" style:font-size-asian="10pt" style:font-size-complex="10pt" fo:language="pt" fo:country="BR"/>
    </style:style>
    <style:style style:name="P791" style:parent-style-name="Normal" style:family="paragraph">
      <style:paragraph-properties fo:text-align="justify" fo:background-color="#D9D9D9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792" style:parent-style-name="Piedepágina" style:family="paragraph">
      <style:paragraph-properties fo:text-align="justify">
        <style:tab-stops/>
      </style:paragraph-properties>
      <style:text-properties style:font-name="Arial" style:font-name-complex="Arial" fo:font-size="10pt" style:font-size-asian="10pt" style:font-size-complex="10pt" fo:language="pt" fo:country="BR"/>
    </style:style>
    <style:style style:name="P793" style:parent-style-name="Piedepágina" style:family="paragraph">
      <style:paragraph-properties fo:text-align="justify">
        <style:tab-stops/>
      </style:paragraph-properties>
    </style:style>
    <style:style style:name="T794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T795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P796" style:parent-style-name="Piedepágina" style:family="paragraph">
      <style:paragraph-properties fo:text-align="justify">
        <style:tab-stops/>
      </style:paragraph-properties>
      <style:text-properties style:font-name="Arial" style:font-name-complex="Arial" fo:font-size="10pt" style:font-size-asian="10pt" style:font-size-complex="10pt" fo:language="pt" fo:country="BR"/>
    </style:style>
    <style:style style:name="P797" style:parent-style-name="Normal" style:family="paragraph">
      <style:paragraph-properties fo:text-align="justify" fo:background-color="#D9D9D9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798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799" style:parent-style-name="Normal" style:family="paragraph">
      <style:paragraph-properties fo:text-align="justify" fo:background-color="#D9D9D9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800" style:parent-style-name="Textoindependiente" style:family="paragraph">
      <style:paragraph-properties>
        <style:tab-stops>
          <style:tab-stop style:type="left" style:position="0.2958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P801" style:parent-style-name="Normal" style:family="paragraph">
      <style:paragraph-properties fo:text-align="justify"/>
    </style:style>
    <style:style style:name="T80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80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80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805" style:parent-style-name="Normal" style:family="paragraph">
      <style:paragraph-properties fo:text-align="justify"/>
    </style:style>
    <style:style style:name="T80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80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80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809" style:parent-style-name="Normal" style:family="paragraph">
      <style:paragraph-properties fo:text-align="justify"/>
    </style:style>
    <style:style style:name="T81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81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812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81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814" style:parent-style-name="Normal" style:family="paragraph">
      <style:paragraph-properties fo:text-align="justify" fo:background-color="#D9D9D9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815" style:parent-style-name="Normal" style:family="paragraph">
      <style:paragraph-properties style:text-autospace="none" fo:text-align="justify"/>
      <style:text-properties style:font-name="Arial" style:font-name-complex="Arial" fo:font-size="10pt" style:font-size-asian="10pt" style:font-size-complex="10pt" fo:language="pt" fo:country="BR"/>
    </style:style>
    <style:style style:name="P816" style:parent-style-name="Normal" style:family="paragraph">
      <style:paragraph-properties fo:text-align="justify"/>
    </style:style>
    <style:style style:name="T81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81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81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820" style:parent-style-name="Normal" style:family="paragraph">
      <style:paragraph-properties fo:text-align="justify"/>
    </style:style>
    <style:style style:name="T82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82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82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824" style:parent-style-name="Normal" style:family="paragraph">
      <style:paragraph-properties fo:keep-with-next="always" fo:text-align="justify">
        <style:tab-stops>
          <style:tab-stop style:type="left" style:position="0.5909in"/>
        </style:tab-stops>
      </style:paragraph-properties>
      <style:text-properties fo:hyphenate="false"/>
    </style:style>
    <style:style style:name="T82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82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827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82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829" style:parent-style-name="Normal" style:family="paragraph">
      <style:paragraph-properties fo:text-align="justify" fo:background-color="#D9D9D9"/>
    </style:style>
    <style:style style:name="T83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T83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T83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T83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T83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T83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T83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T83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838" style:parent-style-name="Textoindependiente" style:family="paragraph">
      <style:paragraph-properties>
        <style:tab-stops>
          <style:tab-stop style:type="left" style:position="0.4923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P839" style:parent-style-name="Normal" style:family="paragraph">
      <style:paragraph-properties fo:text-align="justify"/>
    </style:style>
    <style:style style:name="T84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84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84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84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84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845" style:parent-style-name="Normal" style:family="paragraph">
      <style:paragraph-properties fo:text-align="justify"/>
    </style:style>
    <style:style style:name="T84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84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84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849" style:parent-style-name="Normal" style:family="paragraph">
      <style:paragraph-properties fo:text-align="justify"/>
    </style:style>
    <style:style style:name="T85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85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852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853" style:parent-style-name="Normal" style:family="paragraph">
      <style:paragraph-properties fo:text-align="justify" fo:margin-left="0.1972in">
        <style:tab-stops/>
      </style:paragraph-properties>
      <style:text-properties style:font-name="Arial" style:font-name-complex="Arial" style:font-weight-complex="bold" fo:font-size="10pt" style:font-size-asian="10pt" style:font-size-complex="10pt"/>
    </style:style>
    <style:style style:name="P854" style:parent-style-name="Normal" style:family="paragraph">
      <style:paragraph-properties fo:text-align="justify" fo:background-color="#D9D9D9"/>
    </style:style>
    <style:style style:name="T85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T85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T857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85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T85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T86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T86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862" style:parent-style-name="Normal" style:family="paragraph">
      <style:paragraph-properties style:text-autospace="none" fo:text-align="justify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863" style:parent-style-name="Normal" style:family="paragraph">
      <style:paragraph-properties fo:text-align="justify"/>
    </style:style>
    <style:style style:name="T86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86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866" style:parent-style-name="Fuentedepárrafopredeter." style:family="text">
      <style:text-properties style:font-name="Arial" style:font-name-complex="Arial" fo:letter-spacing="-0.002in" fo:font-size="10pt" style:font-size-asian="10pt" style:font-size-complex="10pt"/>
    </style:style>
    <style:style style:name="T86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868" style:parent-style-name="Normal" style:family="paragraph">
      <style:paragraph-properties fo:text-align="justify"/>
    </style:style>
    <style:style style:name="T86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87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87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872" style:parent-style-name="Normal" style:family="paragraph">
      <style:paragraph-properties fo:text-align="justify"/>
    </style:style>
    <style:style style:name="T87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874" style:parent-style-name="Fuentedepárrafopredeter." style:family="text"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T875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876" style:parent-style-name="Normal" style:family="paragraph">
      <style:paragraph-properties fo:text-align="justify"/>
      <style:text-properties style:font-name="Arial" style:font-name-complex="Arial" style:font-weight-complex="bold" fo:font-size="10pt" style:font-size-asian="10pt" style:font-size-complex="10pt"/>
    </style:style>
    <style:style style:name="P877" style:parent-style-name="Normal" style:family="paragraph">
      <style:paragraph-properties fo:text-align="justify" fo:background-color="#D9D9D9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87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pt" fo:country="BR"/>
    </style:style>
    <style:style style:name="P879" style:parent-style-name="Normal" style:family="paragraph">
      <style:paragraph-properties fo:text-align="justify"/>
    </style:style>
    <style:style style:name="T88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88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88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883" style:parent-style-name="Normal" style:family="paragraph">
      <style:paragraph-properties fo:text-align="justify"/>
    </style:style>
    <style:style style:name="T88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88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88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887" style:parent-style-name="Normal" style:family="paragraph">
      <style:paragraph-properties fo:text-align="justify"/>
    </style:style>
    <style:style style:name="T88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88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890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891" style:parent-style-name="Normal" style:family="paragraph">
      <style:paragraph-properties fo:text-align="justify"/>
      <style:text-properties style:font-name="Arial" style:font-name-complex="Arial" style:font-weight-complex="bold" fo:font-size="10pt" style:font-size-asian="10pt" style:font-size-complex="10pt"/>
    </style:style>
    <style:style style:name="P892" style:parent-style-name="Normal" style:family="paragraph">
      <style:paragraph-properties fo:text-align="justify" fo:background-color="#D9D9D9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893" style:parent-style-name="Textonotaalfinal" style:family="paragraph">
      <style:paragraph-properties fo:text-align="justify">
        <style:tab-stops>
          <style:tab-stop style:type="left" style:leader-style="dotted" style:leader-text="." style:position="6.3in"/>
        </style:tab-stops>
      </style:paragraph-properties>
      <style:text-properties style:font-name="Arial" style:font-name-complex="Arial" fo:font-weight="bold" style:font-weight-asian="bold" fo:font-size="10pt" style:font-size-asian="10pt" fo:language="en" fo:country="US"/>
    </style:style>
    <style:style style:name="P894" style:parent-style-name="Normal" style:family="paragraph">
      <style:paragraph-properties fo:text-align="justify"/>
    </style:style>
    <style:style style:name="T89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89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89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898" style:parent-style-name="Normal" style:family="paragraph">
      <style:paragraph-properties fo:text-align="justify"/>
    </style:style>
    <style:style style:name="T89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90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90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90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90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904" style:parent-style-name="Fuentedepárrafopredeter." style:family="text">
      <style:text-properties style:font-name="Arial" style:font-name-complex="Arial" fo:font-size="10pt" style:font-size-asian="10pt" style:font-size-complex="10pt" fo:language="en" fo:country="US" style:language-asian="pt" style:country-asian="BR"/>
    </style:style>
    <style:style style:name="P905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906" style:parent-style-name="Normal" style:family="paragraph">
      <style:paragraph-properties fo:text-align="justify" fo:background-color="#D9D9D9"/>
      <style:text-properties style:font-name="Arial" style:font-name-complex="Arial" fo:font-weight="bold" style:font-weight-asian="bold" fo:font-size="10pt" style:font-size-asian="10pt" style:font-size-complex="10pt"/>
    </style:style>
    <style:style style:name="P907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908" style:parent-style-name="Normal" style:family="paragraph">
      <style:paragraph-properties fo:text-align="justify"/>
    </style:style>
    <style:style style:name="T90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91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91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912" style:parent-style-name="Normal" style:family="paragraph">
      <style:paragraph-properties fo:text-align="justify"/>
    </style:style>
    <style:style style:name="T91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91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91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91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917" style:parent-style-name="Fuentedepárrafopredeter." style:family="text">
      <style:text-properties style:font-name="Arial" style:font-name-complex="Arial" fo:font-weight="bold" style:font-weight-asian="bold" fo:color="#000000" fo:font-size="10pt" style:font-size-asian="10pt" style:font-size-complex="10pt" fo:language="en" fo:country="US"/>
    </style:style>
    <style:style style:name="T918" style:parent-style-name="Fuentedepárrafopredeter." style:family="text">
      <style:text-properties style:font-name="Arial" style:font-name-complex="Arial" fo:font-size="10pt" style:font-size-asian="10pt" style:font-size-complex="10pt" fo:language="en" fo:country="US" style:language-asian="pt" style:country-asian="BR"/>
    </style:style>
    <style:style style:name="P919" style:parent-style-name="Textoindependiente" style:family="paragraph">
      <style:text-properties style:font-name="Arial" style:font-name-complex="Arial" fo:font-size="10pt" style:font-size-asian="10pt" style:font-size-complex="10pt" fo:language="en" fo:country="US"/>
    </style:style>
    <style:style style:name="P920" style:parent-style-name="Normal" style:family="paragraph">
      <style:paragraph-properties fo:text-align="justify" fo:background-color="#D9D9D9"/>
      <style:text-properties style:font-name="Arial" style:font-name-complex="Arial" fo:font-weight="bold" style:font-weight-asian="bold" fo:font-size="10pt" style:font-size-asian="10pt" style:font-size-complex="10pt"/>
    </style:style>
    <style:style style:name="P92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922" style:parent-style-name="Normal" style:family="paragraph">
      <style:paragraph-properties fo:text-align="justify"/>
    </style:style>
    <style:style style:name="T92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92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92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926" style:parent-style-name="Normal" style:family="paragraph">
      <style:paragraph-properties fo:text-align="justify"/>
    </style:style>
    <style:style style:name="T92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92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92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93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931" style:parent-style-name="Fuentedepárrafopredeter." style:family="text">
      <style:text-properties style:font-name="Arial" style:font-name-complex="Arial" fo:font-weight="bold" style:font-weight-asian="bold" fo:color="#000000" fo:font-size="10pt" style:font-size-asian="10pt" style:font-size-complex="10pt" fo:language="en" fo:country="US"/>
    </style:style>
    <style:style style:name="T932" style:parent-style-name="Fuentedepárrafopredeter." style:family="text">
      <style:text-properties style:font-name="Arial" style:font-name-complex="Arial" fo:font-size="10pt" style:font-size-asian="10pt" style:font-size-complex="10pt" fo:language="en" fo:country="US" style:language-asian="pt" style:country-asian="BR"/>
    </style:style>
    <style:style style:name="P933" style:parent-style-name="Textoindependiente" style:family="paragraph">
      <style:text-properties style:font-name="Arial" style:font-name-complex="Arial" fo:font-size="10pt" style:font-size-asian="10pt" style:font-size-complex="10pt" fo:language="en" fo:country="US"/>
    </style:style>
    <style:style style:name="P934" style:parent-style-name="Normal" style:family="paragraph">
      <style:paragraph-properties fo:text-align="justify" fo:background-color="#D9D9D9"/>
      <style:text-properties style:font-name="Arial" style:font-name-complex="Arial" fo:font-weight="bold" style:font-weight-asian="bold" style:font-weight-complex="bold" fo:font-size="10pt" style:font-size-asian="10pt" style:font-size-complex="10pt" fo:language="pt" fo:country="BR" fo:hyphenate="false"/>
    </style:style>
    <style:style style:name="P93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color="#FF0000" fo:font-size="10pt" style:font-size-asian="10pt" style:font-size-complex="10pt" fo:language="pt" fo:country="BR" fo:hyphenate="false"/>
    </style:style>
    <style:style style:name="P936" style:parent-style-name="Normal" style:family="paragraph">
      <style:paragraph-properties fo:text-align="justify"/>
      <style:text-properties fo:hyphenate="false"/>
    </style:style>
    <style:style style:name="T937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93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pt" fo:country="BR"/>
    </style:style>
    <style:style style:name="P939" style:parent-style-name="Normal" style:family="paragraph">
      <style:paragraph-properties fo:text-align="justify" fo:background-color="#D9D9D9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940" style:parent-style-name="Normal" style:family="paragraph">
      <style:paragraph-properties fo:text-align="justify" fo:margin-left="0.1972in">
        <style:tab-stops/>
      </style:paragraph-properties>
      <style:text-properties style:font-name="Arial" style:font-name-complex="Arial" fo:font-style="italic" style:font-style-asian="italic" fo:font-size="10pt" style:font-size-asian="10pt" style:font-size-complex="10pt" fo:language="pt" fo:country="BR"/>
    </style:style>
    <style:style style:name="P941" style:parent-style-name="Normal" style:family="paragraph">
      <style:paragraph-properties style:text-autospace="none"/>
    </style:style>
    <style:style style:name="T942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943" style:parent-style-name="Normal" style:family="paragraph">
      <style:paragraph-properties style:text-autospace="none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944" style:parent-style-name="Normal" style:family="paragraph">
      <style:paragraph-properties fo:text-align="justify" fo:background-color="#D9D9D9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945" style:parent-style-name="Normal" style:family="paragraph">
      <style:paragraph-properties fo:text-align="justify"/>
      <style:text-properties style:font-name="Arial" style:font-name-complex="Arial" fo:font-style="italic" style:font-style-asian="italic" fo:font-size="10pt" style:font-size-asian="10pt" style:font-size-complex="10pt" fo:language="pt" fo:country="BR"/>
    </style:style>
    <style:style style:name="P946" style:parent-style-name="Normal" style:family="paragraph">
      <style:paragraph-properties style:text-autospace="none" fo:text-align="justify" fo:background-color="#D9D9D9"/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947" style:parent-style-name="Normal" style:family="paragraph">
      <style:paragraph-properties fo:text-align="justify"/>
      <style:text-properties style:font-name="Arial" style:font-name-complex="Arial" fo:font-style="italic" style:font-style-asian="italic" fo:font-size="10pt" style:font-size-asian="10pt" style:font-size-complex="10pt" fo:language="pt" fo:country="BR"/>
    </style:style>
    <style:style style:name="P948" style:parent-style-name="Normal" style:family="paragraph">
      <style:paragraph-properties fo:widows="0" fo:orphans="0" fo:text-align="justify" fo:background-color="#D9D9D9"/>
    </style:style>
    <style:style style:name="T94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T95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PT"/>
    </style:style>
    <style:style style:name="T95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952" style:parent-style-name="Normal" style:family="paragraph">
      <style:paragraph-properties style:text-autospace="none" fo:text-align="justify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953" style:parent-style-name="Normal" style:family="paragraph">
      <style:paragraph-properties fo:text-align="justify"/>
    </style:style>
    <style:style style:name="T95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95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95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95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958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959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96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961" style:parent-style-name="Fuentedepárrafopredeter." style:family="text">
      <style:text-properties style:font-name="Arial" style:font-name-complex="Arial" fo:font-size="10pt" style:font-size-asian="10pt" style:font-size-complex="10pt" fo:language="en" fo:country="US" style:language-asian="pt" style:country-asian="BR"/>
    </style:style>
    <style:style style:name="P96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963" style:parent-style-name="Normal" style:family="paragraph">
      <style:paragraph-properties fo:widows="0" fo:orphans="0" fo:text-align="justify" fo:background-color="#D9D9D9"/>
    </style:style>
    <style:style style:name="T96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T96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PT"/>
    </style:style>
    <style:style style:name="T96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967" style:parent-style-name="Normal" style:family="paragraph">
      <style:paragraph-properties style:text-autospace="none" fo:text-align="justify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968" style:parent-style-name="Normal" style:family="paragraph">
      <style:paragraph-properties fo:text-align="justify"/>
    </style:style>
    <style:style style:name="T96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97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97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972" style:parent-style-name="Normal" style:family="paragraph">
      <style:paragraph-properties fo:text-align="justify"/>
    </style:style>
    <style:style style:name="T97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97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97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976" style:parent-style-name="Normal" style:family="paragraph">
      <style:paragraph-properties fo:text-align="justify"/>
    </style:style>
    <style:style style:name="T97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978" style:parent-style-name="Fuentedepárrafopredeter." style:family="text"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T979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980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size="10pt" style:font-size-asian="10pt" style:font-size-complex="10pt" style:language-asian="pt" style:country-asian="BR"/>
    </style:style>
    <style:style style:name="P981" style:parent-style-name="Normal" style:family="paragraph">
      <style:paragraph-properties fo:widows="0" fo:orphans="0" fo:text-align="justify" fo:background-color="#D9D9D9"/>
    </style:style>
    <style:style style:name="T98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98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98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98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986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987" style:parent-style-name="Normal" style:family="paragraph">
      <style:paragraph-properties fo:text-align="justify"/>
    </style:style>
    <style:style style:name="T98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98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99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991" style:parent-style-name="Normal" style:family="paragraph">
      <style:paragraph-properties fo:text-align="justify"/>
    </style:style>
    <style:style style:name="T99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99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99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995" style:parent-style-name="Normal" style:family="paragraph">
      <style:paragraph-properties fo:text-align="justify"/>
    </style:style>
    <style:style style:name="T99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997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998" style:parent-style-name="Normal" style:family="paragraph">
      <style:paragraph-properties fo:widows="0" fo:orphans="0" fo:text-align="justify"/>
      <style:text-properties style:font-name="Arial" style:font-name-complex="Arial" fo:font-size="10pt" style:font-size-asian="10pt" style:font-size-complex="10pt" fo:background-color="#FFFF00"/>
    </style:style>
    <style:style style:name="P999" style:parent-style-name="Textoindependiente" style:family="paragraph">
      <style:paragraph-properties fo:background-color="#D9D9D9"/>
    </style:style>
    <style:style style:name="T100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100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100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100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1004" style:parent-style-name="Normal" style:family="paragraph">
      <style:paragraph-properties fo:text-align="justify"/>
    </style:style>
    <style:style style:name="T100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0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00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1008" style:parent-style-name="Normal" style:family="paragraph">
      <style:paragraph-properties fo:text-align="justify"/>
    </style:style>
    <style:style style:name="T100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1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01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1012" style:parent-style-name="Normal" style:family="paragraph">
      <style:paragraph-properties fo:text-align="justify"/>
    </style:style>
    <style:style style:name="T101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14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1015" style:parent-style-name="Normal" style:family="paragraph">
      <style:paragraph-properties fo:text-align="justify"/>
      <style:text-properties style:font-name="Arial" style:font-name-complex="Arial" style:font-weight-complex="bold" fo:font-size="10pt" style:font-size-asian="10pt" style:font-size-complex="10pt"/>
    </style:style>
    <style:style style:name="P1016" style:parent-style-name="Normal" style:family="paragraph">
      <style:paragraph-properties fo:widows="0" fo:orphans="0" fo:text-align="justify" fo:background-color="#D9D9D9"/>
    </style:style>
    <style:style style:name="T101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1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1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2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102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1022" style:parent-style-name="Normal" style:family="paragraph">
      <style:paragraph-properties fo:text-align="justify"/>
    </style:style>
    <style:style style:name="T102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2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02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1026" style:parent-style-name="Normal" style:family="paragraph">
      <style:paragraph-properties fo:text-align="justify"/>
    </style:style>
    <style:style style:name="T102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2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02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1030" style:parent-style-name="Normal" style:family="paragraph">
      <style:paragraph-properties fo:text-align="justify"/>
    </style:style>
    <style:style style:name="T103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32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1033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1034" style:parent-style-name="Normal" style:family="paragraph">
      <style:paragraph-properties fo:text-align="justify" fo:background-color="#D9D9D9"/>
      <style:text-properties style:font-name="Arial" style:font-name-complex="Arial" fo:font-weight="bold" style:font-weight-asian="bold" fo:font-size="10pt" style:font-size-asian="10pt" style:font-size-complex="10pt"/>
    </style:style>
    <style:style style:name="P1035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1036" style:parent-style-name="Normal" style:family="paragraph">
      <style:paragraph-properties fo:text-align="justify"/>
    </style:style>
    <style:style style:name="T103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3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03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1040" style:parent-style-name="Normal" style:family="paragraph">
      <style:paragraph-properties fo:text-align="justify"/>
    </style:style>
    <style:style style:name="T104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4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04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1044" style:parent-style-name="Normal" style:family="paragraph">
      <style:paragraph-properties fo:text-align="justify"/>
    </style:style>
    <style:style style:name="T104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46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1047" style:parent-style-name="Normal" style:family="paragraph">
      <style:paragraph-properties fo:widows="0" fo:orphans="0" fo:text-align="justify"/>
      <style:text-properties style:font-name="Arial" style:font-name-complex="Arial" fo:font-size="10pt" style:font-size-asian="10pt" style:font-size-complex="10pt"/>
    </style:style>
    <style:style style:name="P1048" style:parent-style-name="Normal" style:family="paragraph">
      <style:paragraph-properties fo:widows="0" fo:orphans="0" fo:text-align="justify" fo:background-color="#D9D9D9"/>
    </style:style>
    <style:style style:name="T104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5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5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5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105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hyphenate="false"/>
    </style:style>
    <style:style style:name="P1054" style:parent-style-name="Normal" style:family="paragraph">
      <style:paragraph-properties fo:text-align="justify"/>
    </style:style>
    <style:style style:name="T105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5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05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1058" style:parent-style-name="Normal" style:family="paragraph">
      <style:paragraph-properties fo:text-align="justify"/>
    </style:style>
    <style:style style:name="T105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6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06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1062" style:parent-style-name="Normal" style:family="paragraph">
      <style:paragraph-properties fo:text-align="justify"/>
    </style:style>
    <style:style style:name="T106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64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106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1066" style:parent-style-name="Normal" style:family="paragraph">
      <style:paragraph-properties fo:widows="0" fo:orphans="0" fo:text-align="justify" fo:background-color="#D9D9D9"/>
    </style:style>
    <style:style style:name="T106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6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6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7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1071" style:parent-style-name="Textoindependiente" style:family="paragraph">
      <style:paragraph-properties>
        <style:tab-stops>
          <style:tab-stop style:type="left" style:position="0.2958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1072" style:parent-style-name="Normal" style:family="paragraph">
      <style:paragraph-properties fo:text-align="justify"/>
    </style:style>
    <style:style style:name="T107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7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07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1076" style:parent-style-name="Normal" style:family="paragraph">
      <style:paragraph-properties fo:text-align="justify"/>
    </style:style>
    <style:style style:name="T107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7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07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1080" style:parent-style-name="Normal" style:family="paragraph">
      <style:paragraph-properties fo:text-align="justify"/>
    </style:style>
    <style:style style:name="T108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82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1083" style:parent-style-name="Párrafodelista" style:family="paragraph">
      <style:paragraph-properties style:text-autospace="none" fo:text-align="justify" fo:margin-bottom="0in" fo:line-height="100%" fo:margin-left="0in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 fo:language="en" fo:country="US" style:language-asian="pt" style:country-asian="BR"/>
    </style:style>
    <style:style style:name="P1084" style:parent-style-name="Párrafodelista" style:family="paragraph">
      <style:paragraph-properties style:text-autospace="none" fo:text-align="justify" fo:margin-bottom="0in" fo:line-height="100%" fo:margin-left="0in" fo:background-color="#D9D9D9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085" style:parent-style-name="Párrafodelista" style:family="paragraph">
      <style:paragraph-properties style:text-autospace="none" fo:text-align="justify" fo:margin-bottom="0in" fo:line-height="100%" fo:margin-left="0in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086" style:parent-style-name="Normal" style:family="paragraph">
      <style:paragraph-properties fo:text-align="justify">
        <style:tab-stops>
          <style:tab-stop style:type="left" style:position="0.1972in"/>
        </style:tab-stops>
      </style:paragraph-properties>
    </style:style>
    <style:style style:name="T1087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1088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1089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1090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1091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1092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1093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T1094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T1095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1096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1097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P1098" style:parent-style-name="Normal" style:family="paragraph">
      <style:paragraph-properties fo:text-align="justify" fo:margin-top="0.0694in" fo:margin-bottom="0.0694in" fo:background-color="#D9D9D9"/>
    </style:style>
    <style:style style:name="T1099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pt" fo:country="BR" style:language-asian="pt" style:country-asian="BR"/>
    </style:style>
    <style:style style:name="P1100" style:parent-style-name="Normal" style:family="paragraph">
      <style:paragraph-properties fo:text-align="justify">
        <style:tab-stops>
          <style:tab-stop style:type="left" style:position="0.1972in"/>
        </style:tab-stops>
      </style:paragraph-properties>
    </style:style>
    <style:style style:name="T1101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T1102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T1103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T1104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T1105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T1106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1107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T1108" style:parent-style-name="Fuentedepárrafopredeter." style:family="text"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1109" style:parent-style-name="Normal" style:family="paragraph">
      <style:paragraph-properties fo:text-align="justify">
        <style:tab-stops>
          <style:tab-stop style:type="left" style:position="0.1972in"/>
        </style:tab-stops>
      </style:paragraph-properties>
      <style:text-properties style:font-name="Arial" style:font-name-complex="Arial" fo:font-size="10pt" style:font-size-asian="10pt" style:font-size-complex="10pt" fo:language="pt" fo:country="BR" style:language-asian="pt" style:country-asian="BR"/>
    </style:style>
    <style:style style:name="P1110" style:parent-style-name="Normal" style:family="paragraph">
      <style:paragraph-properties fo:text-align="justify" fo:background-color="#D9D9D9">
        <style:tab-stops>
          <style:tab-stop style:type="left" style:position="0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1111" style:parent-style-name="Normal" style:family="paragraph">
      <style:paragraph-properties fo:text-align="justify">
        <style:tab-stops>
          <style:tab-stop style:type="left" style:position="0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1112" style:parent-style-name="Normal" style:family="paragraph">
      <style:paragraph-properties fo:text-align="justify">
        <style:tab-stops>
          <style:tab-stop style:type="left" style:position="0in"/>
          <style:tab-stop style:type="left" style:position="0.1972in"/>
        </style:tab-stops>
      </style:paragraph-properties>
    </style:style>
    <style:style style:name="T1113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1114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1115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P1116" style:parent-style-name="Normal" style:family="paragraph">
      <style:paragraph-properties fo:text-align="justify">
        <style:tab-stops>
          <style:tab-stop style:type="left" style:position="0in"/>
          <style:tab-stop style:type="left" style:position="0.1972in"/>
        </style:tab-stops>
      </style:paragraph-properties>
      <style:text-properties style:font-name="Arial" style:font-name-complex="Arial" fo:font-size="10pt" style:font-size-asian="10pt" style:font-size-complex="10pt" fo:language="pt" fo:country="BR"/>
    </style:style>
    <style:style style:name="P1117" style:parent-style-name="Párrafodelista" style:list-style-name="LFO34" style:family="paragraph">
      <style:paragraph-properties style:text-autospace="none" fo:text-align="justify" fo:margin-left="0in" fo:text-indent="0in" fo:background-color="#D9D9D9">
        <style:tab-stops/>
      </style:paragraph-properties>
    </style:style>
    <style:style style:name="T1118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119" style:parent-style-name="Fuentedepárrafopredeter." style:family="text">
      <style:text-properties style:font-name="Arial" style:font-name-complex="Arial" fo:font-weight="bold" style:font-weight-asian="bold" style:font-style-complex="italic" fo:font-size="10pt" style:font-size-asian="10pt" style:font-size-complex="10pt"/>
    </style:style>
    <style:style style:name="T1120" style:parent-style-name="Fuentedepárrafopredeter." style:family="text">
      <style:text-properties style:font-name="Arial" style:font-name-complex="Arial" fo:font-weight="bold" style:font-weight-asian="bold" style:font-style-complex="italic" fo:font-size="10pt" style:font-size-asian="10pt" style:font-size-complex="10pt"/>
    </style:style>
    <style:style style:name="P1121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style:font-style-complex="italic" fo:font-size="10pt" style:font-size-asian="10pt" style:font-size-complex="10pt" fo:language="pt" fo:country="BR"/>
    </style:style>
    <style:style style:name="P1122" style:parent-style-name="Normal" style:family="paragraph">
      <style:paragraph-properties style:text-autospace="none" fo:text-align="justify"/>
    </style:style>
    <style:style style:name="T1123" style:parent-style-name="Fuentedepárrafopredeter." style:family="text">
      <style:text-properties style:font-name="Arial" style:font-name-complex="Arial" style:font-style-complex="italic" fo:font-size="10pt" style:font-size-asian="10pt" style:font-size-complex="10pt" fo:language="pt" fo:country="BR"/>
    </style:style>
    <style:style style:name="T1124" style:parent-style-name="Fuentedepárrafopredeter." style:family="text">
      <style:text-properties style:font-name="Arial" style:font-name-complex="Arial" style:font-style-complex="italic" fo:font-size="10pt" style:font-size-asian="10pt" style:font-size-complex="10pt" fo:language="pt" fo:country="BR"/>
    </style:style>
    <style:style style:name="T1125" style:parent-style-name="Fuentedepárrafopredeter." style:family="text">
      <style:text-properties style:font-name="Arial" style:font-name-complex="Arial" style:font-style-complex="italic" fo:font-size="10pt" style:font-size-asian="10pt" style:font-size-complex="10pt" fo:language="pt" fo:country="BR"/>
    </style:style>
    <style:style style:name="T1126" style:parent-style-name="Fuentedepárrafopredeter." style:family="text">
      <style:text-properties style:font-name="Arial" style:font-name-complex="Arial" style:font-style-complex="italic" fo:font-size="10pt" style:font-size-asian="10pt" style:font-size-complex="10pt" fo:language="pt" fo:country="BR"/>
    </style:style>
    <style:style style:name="T1127" style:parent-style-name="Fuentedepárrafopredeter." style:family="text">
      <style:text-properties style:font-name="Arial" style:font-name-complex="Arial" style:font-style-complex="italic" fo:font-size="10pt" style:font-size-asian="10pt" style:font-size-complex="10pt" fo:language="pt" fo:country="BR"/>
    </style:style>
    <style:style style:name="T1128" style:parent-style-name="Fuentedepárrafopredeter." style:family="text">
      <style:text-properties style:font-name="Arial" style:font-name-complex="Arial" style:font-style-complex="italic" fo:font-size="10pt" style:font-size-asian="10pt" style:font-size-complex="10pt" fo:language="pt" fo:country="BR"/>
    </style:style>
    <style:style style:name="T1129" style:parent-style-name="Fuentedepárrafopredeter." style:family="text">
      <style:text-properties style:font-name="Arial" style:font-name-complex="Arial" style:font-style-complex="italic" fo:font-size="10pt" style:font-size-asian="10pt" style:font-size-complex="10pt" fo:language="pt" fo:country="BR"/>
    </style:style>
    <style:style style:name="T1130" style:parent-style-name="Fuentedepárrafopredeter." style:family="text">
      <style:text-properties style:font-name="Arial" style:font-name-complex="Arial" style:font-style-complex="italic" fo:font-size="10pt" style:font-size-asian="10pt" style:font-size-complex="10pt" fo:language="pt" fo:country="BR"/>
    </style:style>
    <style:style style:name="T1131" style:parent-style-name="Fuentedepárrafopredeter." style:family="text">
      <style:text-properties style:font-name="Arial" style:font-name-complex="Arial" style:font-style-complex="italic" fo:font-size="10pt" style:font-size-asian="10pt" style:font-size-complex="10pt" fo:language="pt" fo:country="BR"/>
    </style:style>
    <style:style style:name="T1132" style:parent-style-name="Fuentedepárrafopredeter." style:family="text">
      <style:text-properties style:font-name="Arial" style:font-name-complex="Arial" style:font-style-complex="italic" fo:font-size="10pt" style:font-size-asian="10pt" style:font-size-complex="10pt" fo:language="pt" fo:country="BR"/>
    </style:style>
    <style:style style:name="T1133" style:parent-style-name="Fuentedepárrafopredeter." style:family="text">
      <style:text-properties style:font-name="Arial" style:font-name-complex="Arial" style:font-style-complex="italic" fo:font-size="10pt" style:font-size-asian="10pt" style:font-size-complex="10pt" fo:language="pt" fo:country="BR"/>
    </style:style>
    <style:style style:name="T1134" style:parent-style-name="Fuentedepárrafopredeter." style:family="text">
      <style:text-properties style:font-name="Arial" style:font-name-complex="Arial" style:font-style-complex="italic" fo:font-size="10pt" style:font-size-asian="10pt" style:font-size-complex="10pt" fo:language="pt" fo:country="BR"/>
    </style:style>
    <style:style style:name="T1135" style:parent-style-name="Fuentedepárrafopredeter." style:family="text">
      <style:text-properties style:font-name="Arial" style:font-name-complex="Arial" style:font-style-complex="italic" fo:font-size="10pt" style:font-size-asian="10pt" style:font-size-complex="10pt" fo:language="pt" fo:country="BR"/>
    </style:style>
    <style:style style:name="T1136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1137" style:parent-style-name="Fuentedepárrafopredeter." style:family="text">
      <style:text-properties style:font-name="Arial" style:font-name-complex="Arial" fo:font-style="italic" style:font-style-asian="italic" fo:font-size="10pt" style:font-size-asian="10pt" style:font-size-complex="10pt" fo:language="pt" fo:country="BR"/>
    </style:style>
    <style:style style:name="T1138" style:parent-style-name="Fuentedepárrafopredeter." style:family="text">
      <style:text-properties style:font-name="Arial" style:font-name-complex="Arial" style:font-style-complex="italic" fo:font-size="10pt" style:font-size-asian="10pt" style:font-size-complex="10pt" fo:language="pt" fo:country="BR"/>
    </style:style>
    <style:style style:name="P1139" style:parent-style-name="Normal" style:family="paragraph">
      <style:paragraph-properties style:text-autospace="none" fo:text-align="justify" fo:margin-left="0.1972in">
        <style:tab-stops/>
      </style:paragraph-properties>
      <style:text-properties style:font-name="Arial" style:font-name-complex="Arial" fo:font-style="italic" style:font-style-asian="italic" style:font-style-complex="italic" fo:font-size="10pt" style:font-size-asian="10pt" style:font-size-complex="10pt" fo:language="pt" fo:country="BR"/>
    </style:style>
    <style:style style:name="P1140" style:parent-style-name="Normal" style:family="paragraph">
      <style:paragraph-properties style:text-autospace="none" fo:text-align="justify"/>
    </style:style>
    <style:style style:name="T1141" style:parent-style-name="Fuentedepárrafopredeter." style:family="text">
      <style:text-properties style:font-name="Arial" style:font-name-complex="Arial" fo:font-weight="bold" style:font-weight-asian="bold" style:font-style-complex="italic" fo:font-size="10pt" style:font-size-asian="10pt" style:font-size-complex="10pt"/>
    </style:style>
    <style:style style:name="T1142" style:parent-style-name="Fuentedepárrafopredeter." style:family="text">
      <style:text-properties style:font-name="Arial" style:font-name-complex="Arial" style:font-style-complex="italic" fo:font-size="10pt" style:font-size-asian="10pt" style:font-size-complex="10pt"/>
    </style:style>
    <style:style style:name="T1143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T1144" style:parent-style-name="Fuentedepárrafopredeter." style:family="text">
      <style:text-properties style:font-name="Arial" style:font-name-complex="Arial" fo:font-weight="bold" style:font-weight-asian="bold" style:font-style-complex="italic" fo:font-size="10pt" style:font-size-asian="10pt" style:font-size-complex="10pt"/>
    </style:style>
    <style:style style:name="T114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1146" style:parent-style-name="Normal" style:family="paragraph">
      <style:paragraph-properties fo:text-align="justify">
        <style:tab-stops>
          <style:tab-stop style:type="left" style:position="0.1972in"/>
        </style:tab-stops>
      </style:paragraph-properties>
      <style:text-properties style:font-name="Arial" style:font-name-complex="Arial" fo:font-style="italic" style:font-style-asian="italic" fo:font-size="10pt" style:font-size-asian="10pt" style:font-size-complex="10pt"/>
    </style:style>
    <style:style style:name="P1147" style:parent-style-name="Párrafodelista" style:list-style-name="LFO34" style:family="paragraph">
      <style:paragraph-properties fo:text-align="justify" fo:background-color="#D9D9D9">
        <style:tab-stops>
          <style:tab-stop style:type="left" style:position="-0.5in"/>
          <style:tab-stop style:type="left" style:position="-0.2041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P1148" style:parent-style-name="Párrafodelista" style:family="paragraph">
      <style:paragraph-properties fo:margin-bottom="0in" fo:line-height="100%" fo:margin-left="0.1972in">
        <style:tab-stops/>
      </style:paragraph-properties>
      <style:text-properties style:font-name="Arial" style:font-name-complex="Arial" fo:font-style="italic" style:font-style-asian="italic" fo:color="#000000" fo:font-size="10pt" style:font-size-asian="10pt" style:font-size-complex="10pt"/>
    </style:style>
    <style:style style:name="T1149" style:parent-style-name="Fuentedepárrafopredeter." style:family="text">
      <style:text-properties style:font-name="Arial" style:font-name-complex="Arial" fo:color="#000000" fo:font-size="10pt" style:font-size-asian="10pt" style:font-size-complex="10pt" fo:language="pt" fo:country="BR"/>
    </style:style>
    <style:style style:name="P1150" style:parent-style-name="Párrafodelista" style:family="paragraph">
      <style:paragraph-properties fo:margin-bottom="0in" fo:line-height="100%" fo:margin-left="0.1972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151" style:parent-style-name="Párrafodelista" style:family="paragraph">
      <style:paragraph-properties fo:margin-bottom="0in" fo:line-height="100%" fo:margin-left="0.3937in">
        <style:tab-stops/>
      </style:paragraph-properties>
    </style:style>
    <style:style style:name="T115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15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15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1155" style:parent-style-name="Párrafodelista" style:family="paragraph">
      <style:paragraph-properties fo:margin-bottom="0in" fo:line-height="100%" fo:margin-left="0.3937in">
        <style:tab-stops/>
      </style:paragraph-properties>
    </style:style>
    <style:style style:name="T115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15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15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1159" style:parent-style-name="Normal" style:family="paragraph">
      <style:paragraph-properties fo:text-align="justify">
        <style:tab-stops>
          <style:tab-stop style:type="left" style:position="0.1972in"/>
        </style:tab-stops>
      </style:paragraph-properties>
      <style:text-properties style:font-name="Arial" style:font-name-complex="Arial" fo:font-style="italic" style:font-style-asian="italic" fo:font-size="10pt" style:font-size-asian="10pt" style:font-size-complex="10pt" fo:language="pt" fo:country="BR"/>
    </style:style>
    <style:style style:name="P1160" style:parent-style-name="Normal" style:list-style-name="LFO34" style:family="paragraph">
      <style:paragraph-properties style:text-autospace="none" fo:text-align="justify" fo:margin-left="0.4923in" fo:text-indent="-0.4923in" fo:background-color="#D9D9D9">
        <style:tab-stops/>
      </style:paragraph-properties>
    </style:style>
    <style:style style:name="T1161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language="pt" fo:country="BR"/>
    </style:style>
    <style:style style:name="T1162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language="pt" fo:country="BR"/>
    </style:style>
    <style:style style:name="T116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T116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T116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T116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1167" style:parent-style-name="Normal" style:family="paragraph">
      <style:paragraph-properties style:text-autospace="none" fo:text-align="justify"/>
      <style:text-properties style:font-name="Arial" style:font-name-complex="Arial" style:font-weight-complex="bold" fo:color="#000000" fo:font-size="10pt" style:font-size-asian="10pt" style:font-size-complex="10pt" fo:language="pt" fo:country="BR"/>
    </style:style>
    <style:style style:name="P1168" style:parent-style-name="Normal" style:family="paragraph">
      <style:paragraph-properties fo:text-align="justify">
        <style:tab-stops>
          <style:tab-stop style:type="left" style:position="0.1972in"/>
        </style:tab-stops>
      </style:paragraph-properties>
    </style:style>
    <style:style style:name="T1169" style:parent-style-name="Fuentedepárrafopredeter." style:family="text">
      <style:text-properties style:font-name="Arial" style:font-name-complex="Arial" style:font-style-complex="italic" fo:font-size="10pt" style:font-size-asian="10pt" style:font-size-complex="10pt" fo:language="pt" fo:country="BR"/>
    </style:style>
    <style:style style:name="T1170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1171" style:parent-style-name="Fuentedepárrafopredeter." style:family="text">
      <style:text-properties style:font-name="Arial" style:font-name-complex="Arial" style:font-style-complex="italic" fo:font-size="10pt" style:font-size-asian="10pt" style:font-size-complex="10pt" fo:language="pt" fo:country="BR"/>
    </style:style>
    <style:style style:name="T1172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1173" style:parent-style-name="Fuentedepárrafopredeter." style:family="text">
      <style:text-properties style:font-name="Arial" style:font-name-complex="Arial" style:font-style-complex="italic" fo:font-size="10pt" style:font-size-asian="10pt" style:font-size-complex="10pt" fo:language="pt" fo:country="BR"/>
    </style:style>
    <style:style style:name="T1174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1175" style:parent-style-name="Fuentedepárrafopredeter." style:family="text">
      <style:text-properties style:font-name="Arial" style:font-name-complex="Arial" style:font-style-complex="italic" fo:font-size="10pt" style:font-size-asian="10pt" style:font-size-complex="10pt" fo:language="pt" fo:country="BR"/>
    </style:style>
    <style:style style:name="T1176" style:parent-style-name="Fuentedepárrafopredeter." style:family="text">
      <style:text-properties style:font-name="Arial" style:font-name-complex="Arial" fo:font-style="italic" style:font-style-asian="italic" fo:font-size="10pt" style:font-size-asian="10pt" style:font-size-complex="10pt" fo:language="pt" fo:country="BR"/>
    </style:style>
    <style:style style:name="T1177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P1178" style:parent-style-name="Normal" style:family="paragraph">
      <style:paragraph-properties fo:text-align="justify" fo:margin-left="0.1972in">
        <style:tab-stops>
          <style:tab-stop style:type="left" style:position="0in"/>
        </style:tab-stops>
      </style:paragraph-properties>
      <style:text-properties style:font-name="Arial" style:font-name-complex="Arial" fo:font-style="italic" style:font-style-asian="italic" fo:font-size="10pt" style:font-size-asian="10pt" style:font-size-complex="10pt" fo:language="pt" fo:country="BR"/>
    </style:style>
    <style:style style:name="P1179" style:parent-style-name="Normal" style:list-style-name="LFO34" style:family="paragraph">
      <style:paragraph-properties fo:text-align="justify" fo:margin-left="0in" fo:text-indent="0in" fo:background-color="#D9D9D9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1180" style:parent-style-name="Normal" style:family="paragraph">
      <style:paragraph-properties fo:text-align="justify" fo:margin-left="0.1972in">
        <style:tab-stops/>
      </style:paragraph-properties>
      <style:text-properties style:font-name="Arial" style:font-name-complex="Arial" fo:font-size="10pt" style:font-size-asian="10pt" style:font-size-complex="10pt" fo:language="pt" fo:country="BR"/>
    </style:style>
    <style:style style:name="P1181" style:parent-style-name="Normal" style:family="paragraph">
      <style:paragraph-properties fo:text-align="justify" fo:margin-left="0.0395in" fo:margin-right="0.0395in">
        <style:tab-stops/>
      </style:paragraph-properties>
    </style:style>
    <style:style style:name="T1182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1183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1184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1185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118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T118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T1188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1189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1190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P1191" style:parent-style-name="Normal" style:family="paragraph">
      <style:paragraph-properties fo:text-align="justify" fo:margin-left="0.0395in" fo:margin-right="0.0395in">
        <style:tab-stops/>
      </style:paragraph-properties>
    </style:style>
    <style:style style:name="T1192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1193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P1194" style:parent-style-name="Normal" style:family="paragraph">
      <style:paragraph-properties fo:text-align="justify" fo:margin-left="0.0395in" fo:margin-right="0.0395in">
        <style:tab-stops/>
      </style:paragraph-properties>
    </style:style>
    <style:style style:name="T1195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1196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P1197" style:parent-style-name="Normal" style:family="paragraph">
      <style:paragraph-properties fo:text-align="justify" fo:margin-left="0.0395in" fo:margin-right="0.0395in">
        <style:tab-stops/>
      </style:paragraph-properties>
    </style:style>
    <style:style style:name="T1198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1199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P1200" style:parent-style-name="Normal" style:family="paragraph">
      <style:paragraph-properties fo:text-align="justify" fo:margin-left="0.0395in" fo:margin-right="0.0395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1201" style:parent-style-name="Normal" style:family="paragraph">
      <style:paragraph-properties fo:text-align="justify" fo:margin-left="0.0395in" fo:margin-right="0.0395in">
        <style:tab-stops/>
      </style:paragraph-properties>
    </style:style>
    <style:style style:name="T120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P1203" style:parent-style-name="Normal" style:family="paragraph">
      <style:paragraph-properties style:text-autospace="none" fo:text-align="justify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1204" style:parent-style-name="Normal" style:family="paragraph">
      <style:paragraph-properties style:text-autospace="none" fo:text-align="justify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1205" style:parent-style-name="Normal" style:family="paragraph">
      <style:paragraph-properties style:text-autospace="none" fo:text-align="justify"/>
      <style:text-properties style:font-name="Arial" style:font-name-complex="Arial" style:font-style-complex="italic" fo:font-size="10pt" style:font-size-asian="10pt" style:font-size-complex="10pt" fo:language="pt" fo:country="BR"/>
    </style:style>
    <style:style style:name="P1206" style:parent-style-name="Normal" style:family="paragraph">
      <style:paragraph-properties fo:text-align="end" fo:margin-left="0.5in">
        <style:tab-stops/>
      </style:paragraph-properties>
      <style:text-properties style:font-name="Arial" style:font-name-complex="Arial" style:font-weight-complex="bold" fo:font-size="10pt" style:font-size-asian="10pt" style:font-size-complex="10pt" fo:language="pt" fo:country="BR"/>
    </style:style>
    <style:style style:name="P1207" style:parent-style-name="Normal" style:family="paragraph">
      <style:paragraph-properties fo:text-align="end" fo:margin-left="0.5in">
        <style:tab-stops/>
      </style:paragraph-properties>
    </style:style>
    <style:style style:name="T1208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BR"/>
    </style:style>
    <style:style style:name="T1209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1210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BR"/>
    </style:style>
    <style:style style:name="P1211" style:parent-style-name="Normal" style:family="paragraph">
      <style:paragraph-properties fo:text-align="end" fo:margin-left="0.5in">
        <style:tab-stops/>
      </style:paragraph-properties>
      <style:text-properties style:font-name="Arial" style:font-name-complex="Arial" style:font-weight-complex="bold" fo:font-size="10pt" style:font-size-asian="10pt" style:font-size-complex="10pt" fo:language="pt" fo:country="BR"/>
    </style:style>
    <style:style style:name="P1212" style:parent-style-name="Normal" style:family="paragraph">
      <style:paragraph-properties fo:text-align="end" fo:margin-left="0.5in">
        <style:tab-stops/>
      </style:paragraph-properties>
      <style:text-properties style:font-name="Arial" style:font-name-complex="Arial" style:font-weight-complex="bold" fo:font-size="10pt" style:font-size-asian="10pt" style:font-size-complex="10pt" fo:language="pt" fo:country="BR"/>
    </style:style>
    <style:style style:name="P1213" style:parent-style-name="Normal" style:family="paragraph">
      <style:paragraph-properties fo:text-align="end" fo:margin-left="0.5in">
        <style:tab-stops/>
      </style:paragraph-properties>
      <style:text-properties style:font-name="Arial" style:font-name-complex="Arial" style:font-weight-complex="bold" fo:font-size="10pt" style:font-size-asian="10pt" style:font-size-complex="10pt" fo:language="pt" fo:country="BR"/>
    </style:style>
    <style:style style:name="TableColumn1215" style:family="table-column">
      <style:table-column-properties style:column-width="4.5527in"/>
    </style:style>
    <style:style style:name="Table1214" style:family="table">
      <style:table-properties style:width="4.5527in" fo:margin-left="0in" table:align="left"/>
    </style:style>
    <style:style style:name="TableRow1216" style:family="table-row">
      <style:table-row-properties style:min-row-height="0.5409in"/>
    </style:style>
    <style:style style:name="TableCell1217" style:family="table-cell">
      <style:table-cell-properties fo:border-top="0.0069in solid #000000" fo:border-left="none" fo:border-bottom="none" fo:border-right="none" fo:padding-top="0in" fo:padding-left="0.075in" fo:padding-bottom="0in" fo:padding-right="0.075in"/>
    </style:style>
    <style:style style:name="P1218" style:parent-style-name="Normal" style:family="paragraph">
      <style:paragraph-properties fo:text-align="center"/>
    </style:style>
    <style:style style:name="T121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1220" style:parent-style-name="Normal" style:family="paragraph">
      <style:paragraph-properties fo:text-align="center"/>
    </style:style>
    <style:style style:name="T1221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1222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1223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1224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1225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T1226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P1227" style:parent-style-name="Normal" style:family="paragraph">
      <style:paragraph-properties fo:text-align="center"/>
    </style:style>
    <style:style style:name="T1228" style:parent-style-name="Fuentedepárrafopredeter." style:family="text">
      <style:text-properties style:font-name="Arial" style:font-name-complex="Arial" fo:font-size="10pt" style:font-size-asian="10pt" style:font-size-complex="10pt" fo:language="pt" fo:country="BR"/>
    </style:style>
    <style:style style:name="P1229" style:parent-style-name="Normal" style:family="paragraph">
      <style:paragraph-properties fo:text-align="justify" fo:margin-left="0.1972in">
        <style:tab-stops/>
      </style:paragraph-properties>
      <style:text-properties style:font-name="Arial" style:font-name-complex="Arial" fo:font-style="italic" style:font-style-asian="italic" fo:font-size="10pt" style:font-size-asian="10pt" style:font-size-complex="10pt" fo:language="pt" fo:country="BR"/>
    </style:style>
    <style:style style:name="P1230" style:parent-style-name="Normal" style:family="paragraph">
      <style:paragraph-properties fo:text-align="justify" fo:margin-left="0.1972in">
        <style:tab-stops/>
      </style:paragraph-properties>
      <style:text-properties style:font-name="Arial" style:font-name-complex="Arial" fo:font-style="italic" style:font-style-asian="italic" fo:font-size="10pt" style:font-size-asian="10pt" style:font-size-complex="10pt" fo:language="pt" fo:country="BR"/>
    </style:style>
  </office:automatic-styles>
  <office:body>
    <office:text text:use-soft-page-breaks="true">
      <text:p text:style-name="P1">RELATÓRIO TÉCNICO II</text:p>
      <text:p text:style-name="P7"/>
      <text:p text:style-name="P8"><text:bookmark-start text:name="bkmProNameTitle"/><text:span text:style-name="T9">Product/Formulated/Name</text:span><text:bookmark-end text:name="bkmProNameTitle"/></text:p>
      <text:p text:style-name="P10"/>
      <text:p text:style-name="P11">PRODUTO FORMULADO COM BASE EM<text:s/>PRODUTO TÉCNICO EQUIVALENTE</text:p>
      <text:p text:style-name="P12"/>
      <text:list text:style-name="LFO2" text:continue-numbering="true">
        <text:list-item>
          <text:p text:style-name="P13">Nome técnico ou comum do(s) ingrediente(s) ativo(s):</text:p>
        </text:list-item>
      </text:list>
      <text:p text:style-name="P14"/>
      <text:p text:style-name="P15"><text:bookmark-start text:name="bkmAIName"/><text:bookmark-start text:name="bkmAINames"/><text:span text:style-name="T16">Product/Active ingredient/Common name</text:span><text:bookmark-end text:name="bkmAIName"/><text:span text:style-name="T17"><text:s/>(</text:span><text:bookmark-start text:name="bkmAIInterName"/><text:span text:style-name="T18">Product/Active ingredient/Common international name</text:span><text:bookmark-end text:name="bkmAIInterName"/><text:span text:style-name="T19">)</text:span></text:p>
      <text:p text:style-name="P20"/>
      <text:list text:style-name="LFO2" text:continue-numbering="true">
        <text:list-item>
          <text:p text:style-name="P21"><text:bookmark-end text:name="bkmAINames"/>Sinonímia<text:s/>(não incluir marcas comerciais):</text:p>
        </text:list-item>
      </text:list>
      <text:p text:style-name="P22"/>
      <text:p text:style-name="P23"><text:bookmark-start text:name="bkmIAName2"/><text:bookmark-start text:name="bkmAISynonymies"/><text:span text:style-name="T24">Product/Active ingredient/Common name</text:span><text:bookmark-end text:name="bkmIAName2"/><text:span text:style-name="T25">:<text:s/></text:span><text:bookmark-start text:name="bkmAISynonymy"/><text:span text:style-name="T26">Product/Active ingredient/Synonymy</text:span><text:bookmark-end text:name="bkmAISynonymy"/></text:p>
      <text:p text:style-name="P27"/>
      <text:list text:style-name="LFO2" text:continue-numbering="true">
        <text:list-item>
          <text:p text:style-name="P28"><text:bookmark-end text:name="bkmAISynonymies"/>Nomes químicos, fórmula estrutural e fórmula bruta do(s) ingrediente(s)<text:s text:c="2"/>ativo(s):</text:p>
        </text:list-item>
      </text:list>
      <text:p text:style-name="P29"/>
      <text:p text:style-name="P30"><text:span text:style-name="T31">Nome químico:<text:s/></text:span></text:p>
      <text:p text:style-name="P32"/>
      <text:p text:style-name="P33"><text:bookmark-start text:name="bkmIAName3"/><text:bookmark-start text:name="bkmIAChemicalNames"/><text:span text:style-name="T34">Product/Active ingredient/Common name</text:span><text:bookmark-end text:name="bkmIAName3"/><text:span text:style-name="T35">:<text:s/></text:span><text:bookmark-start text:name="bkmIAChemicalName"/><text:span text:style-name="T36">Product/Active ingredient/Chemical name</text:span><text:bookmark-end text:name="bkmIAChemicalName"/></text:p>
      <text:p text:style-name="P37"><text:s/></text:p>
      <text:p text:style-name="P38"><text:bookmark-end text:name="bkmIAChemicalNames"/><text:span text:style-name="T39">Fórmula estrutural:</text:span></text:p>
      <text:p text:style-name="P40"/>
      <text:p text:style-name="P41"><text:bookmark-start text:name="bkmIAName4"/><text:bookmark-start text:name="bkmIAChemicalStructs"/><text:span text:style-name="T42">Product/Active ingredient/Common name</text:span><text:bookmark-end text:name="bkmIAName4"/><text:span text:style-name="T43">:<text:s/></text:span></text:p>
      <text:p text:style-name="P44"><text:bookmark-start text:name="bkmIAChemicalStruct"/><text:span text:style-name="T45">Product/Active ingredient/Chemical structure</text:span><text:bookmark-end text:name="bkmIAChemicalStructs"/><text:bookmark-end text:name="bkmIAChemicalStruct"/></text:p>
      <text:p text:style-name="P46"/>
      <text:p text:style-name="P47"><text:span text:style-name="T48">Fórmula bruta:<text:s/></text:span></text:p>
      <text:p text:style-name="P49"/>
      <text:p text:style-name="P50"><text:bookmark-start text:name="bkmIAName5"/><text:bookmark-start text:name="bkmIAMolecFormulas"/><text:span text:style-name="T51">Product/Active ingredient/Common name</text:span><text:bookmark-end text:name="bkmIAName5"/><text:span text:style-name="T52">:<text:s/></text:span><text:bookmark-start text:name="bkmIAMolecFormula"/><text:span text:style-name="T53">Product/Active ingredient/Molecular formula</text:span><text:bookmark-end text:name="bkmIAMolecFormula"/><text:span text:style-name="T54"><text:s/></text:span></text:p>
      <text:p text:style-name="P55"><text:s/></text:p>
      <text:list text:style-name="LFO2" text:continue-numbering="true">
        <text:list-item>
          <text:p text:style-name="P56"><text:bookmark-end text:name="bkmIAMolecFormulas"/>Grau de pureza e procedência do(s) produto(s) técnico(s):</text:p>
        </text:list-item>
      </text:list>
      <text:p text:style-name="P57"/>
      <text:p text:style-name="P58">Grau de pureza</text:p>
      <text:p text:style-name="P59"/>
      <text:p text:style-name="P60"><text:bookmark-start text:name="bkmIAName6"/><text:bookmark-start text:name="bkmIAGrauPurezas"/><text:span text:style-name="T61">Product/Active ingredient/Common name</text:span><text:bookmark-end text:name="bkmIAName6"/><text:span text:style-name="T62">:</text:span><text:span text:style-name="T63"><text:s/></text:span><text:span text:style-name="T64">concentração mínima de<text:s/></text:span><text:span text:style-name="T65"><text:s/></text:span><text:bookmark-start text:name="bkmProConcentration"/><text:span text:style-name="T66">Produt/Technical/Ingredient concentration</text:span><text:bookmark-end text:name="bkmProConcentration"/></text:p>
      <text:p text:style-name="P67"><text:tab/><text:s/></text:p>
      <text:p text:style-name="P68"><text:bookmark-end text:name="bkmIAGrauPurezas"/>Procedência do produto técnico:</text:p>
      <text:p text:style-name="P69"/>
      <text:p text:style-name="P70"><text:bookmark-start text:name="bkmAIName7"/><text:bookmark-start text:name="bkmManufacturers"/><text:span text:style-name="T71">Product/Active ingredient/Common name</text:span><text:bookmark-end text:name="bkmAIName7"/></text:p>
      <text:p text:style-name="P72"/>
      <text:p text:style-name="P73"><text:bookmark-start text:name="bkmManufactName"/><text:span text:style-name="T74">Registration/Source/Name</text:span><text:bookmark-end text:name="bkmManufactName"/></text:p>
      <text:p text:style-name="P75"><text:span text:style-name="T76"><text:tab/></text:span><text:bookmark-start text:name="bkmManufactAddress"/><text:span text:style-name="T77">Registration/Source/Address</text:span><text:bookmark-end text:name="bkmManufactAddress"/></text:p>
      <text:p text:style-name="P78"><text:s/></text:p>
      <text:list text:style-name="LFO2" text:continue-numbering="true">
        <text:list-item>
          <text:p text:style-name="P79"><text:bookmark-end text:name="bkmManufacturers"/><text:span text:style-name="T80">Identidade, concentração e toxicidade, quando aplicável, das impurezas<text:s/></text:span><text:span text:style-name="T81">p</text:span><text:span text:style-name="T82">rese</text:span><text:span text:style-name="T83">nte no(s) produto(s) técnico(s)</text:span><text:span text:style-name="T84"><text:s/></text:span><text:span text:style-name="T85">(Anexo 22.</text:span><text:span text:style-name="T86">9</text:span><text:span text:style-name="T87">.1)</text:span><text:span text:style-name="T88">:</text:span></text:p>
        </text:list-item>
      </text:list>
      <text:p text:style-name="P89"/>
      <text:p text:style-name="P90"><text:span text:style-name="T91">Segue anexa a Declaração<text:s/></text:span><text:span text:style-name="T92">da Composição Quali-quantitativa do</text:span><text:span text:style-name="T93">s produto</text:span><text:span text:style-name="T94">(</text:span><text:span text:style-name="T95">s</text:span><text:span text:style-name="T96">)</text:span><text:span text:style-name="T97"><text:s/></text:span><text:bookmark-start text:name="bkmProTechName"/><text:span text:style-name="T98">Product/Technical/Name</text:span><text:bookmark-end text:name="bkmProTechName"/><text:span text:style-name="T99">, emitid</text:span><text:span text:style-name="T100">o</text:span><text:span text:style-name="T101">(</text:span><text:span text:style-name="T102">s</text:span><text:span text:style-name="T103">)</text:span><text:span text:style-name="T104"><text:s/>em<text:s/></text:span><text:span text:style-name="T105">12 de julho de 2010</text:span><text:span text:style-name="T106"><text:s/></text:span><text:span text:style-name="T107">e em<text:s/></text:span><text:span text:style-name="T108">19 de julho de 2010</text:span><text:span text:style-name="T109">,<text:s/></text:span><text:span text:style-name="T110">respectivamente,<text:s/></text:span><text:span text:style-name="T111">baseada no</text:span><text:span text:style-name="T112">s</text:span><text:span text:style-name="T113"><text:s/>estudo</text:span><text:span text:style-name="T114">(</text:span><text:span text:style-name="T115">s</text:span><text:span text:style-name="T116">)</text:span><text:span text:style-name="T117">:</text:span><text:span text:style-name="T118"><text:tab/></text:span></text:p>
      <text:p text:style-name="P119"/>
      <text:p text:style-name="P120"><text:bookmark-start text:name="bkmManufacturers2"/><text:span text:style-name="T121">Product/Active ingredient/Common name</text:span><text:span text:style-name="T122">:<text:s/></text:span></text:p>
      <text:p text:style-name="P123"/>
      <text:p text:style-name="P124"><text:span text:style-name="T125">Fabricante</text:span><text:span text:style-name="T126">:</text:span><text:span text:style-name="T127"><text:s/></text:span><text:span text:style-name="T128">Study/Physical, eco and toxicological/Manufacturer</text:span></text:p>
      <text:p text:style-name="P129"/>
      <text:p text:style-name="P130"><text:span text:style-name="T131">Estudo Ref.:<text:s/></text:span><text:span text:style-name="T132">Study/Physical, eco and toxicological/Reference</text:span><text:span text:style-name="T133">. Laboratório</text:span><text:span text:style-name="T134"><text:s/></text:span><text:span text:style-name="T135">Study/Physical, eco and toxicological/Laboratory</text:span><text:span text:style-name="T136">.</text:span></text:p>
      <text:p text:style-name="P137"/>
      <text:list text:style-name="LFO2" text:continue-numbering="true">
        <text:list-item>
          <text:p text:style-name="P138"><text:bookmark-end text:name="bkmManufacturers2"/>Nomes comerciais (das formulações):</text:p>
        </text:list-item>
      </text:list>
      <text:p text:style-name="P139"/>
      <text:p text:style-name="P140"><text:bookmark-start text:name="bkmProName2"/><text:span text:style-name="T141">Product/Formulated/Name</text:span><text:bookmark-end text:name="bkmProName2"/></text:p>
      <text:p text:style-name="P142"/>
      <text:list text:style-name="LFO2" text:continue-numbering="true">
        <text:list-item>
          <text:p text:style-name="P143"><text:span text:style-name="T144">Concentração total de ingredientes ativos e inertes e identidade de todos os<text:s/></text:span><text:span text:style-name="T145">componentes da formulação</text:span><text:span text:style-name="T146"><text:s/></text:span><text:span text:style-name="T147">(Anexo 13.1)</text:span></text:p>
        </text:list-item>
      </text:list>
      <text:p text:style-name="P148"/>
      <table:table table:style-name="Table149">
        <table:table-columns>
          <table:table-column table:style-name="TableColumn150"/>
          <table:table-column table:style-name="TableColumn151"/>
          <table:table-column table:style-name="TableColumn152"/>
          <table:table-column table:style-name="TableColumn153"/>
          <table:table-column table:style-name="TableColumn154"/>
          <table:table-column table:style-name="TableColumn155"/>
        </table:table-columns>
        <table:table-row table:style-name="TableRow156">
          <table:table-cell table:style-name="TableCell157">
            <text:p text:style-name="P158">Componente Químico</text:p>
          </table:table-cell>
          <table:table-cell table:style-name="TableCell159">
            <text:p text:style-name="P160">Função</text:p>
          </table:table-cell>
          <table:table-cell table:style-name="TableCell161">
            <text:p text:style-name="P162">Concentração</text:p>
            <text:p text:style-name="P163">(g/l)</text:p>
          </table:table-cell>
          <table:table-cell table:style-name="TableCell164">
            <text:p text:style-name="P165">Limite Mínimo</text:p>
            <text:p text:style-name="P166">(g/l )</text:p>
          </table:table-cell>
          <table:table-cell table:style-name="TableCell167">
            <text:p text:style-name="P168">Limite Máximo (g/l)</text:p>
          </table:table-cell>
          <table:table-cell table:style-name="TableCell169">
            <text:p text:style-name="P170">Nº CAS</text:p>
          </table:table-cell>
        </table:table-row>
        <table:table-row table:style-name="TableRow171">
          <table:table-cell table:style-name="TableCell172">
            <text:p text:style-name="P173"><text:bookmark-start text:name="bkmProCompName"/><text:bookmark-start text:name="bkmProComponent"/><text:span text:style-name="T174">Product/Formulated/Composition/Name</text:span><text:bookmark-end text:name="bkmProCompName"/></text:p>
          </table:table-cell>
          <table:table-cell table:style-name="TableCell175">
            <text:p text:style-name="P176"><text:bookmark-start text:name="bkmProCompFunction"/><text:span text:style-name="T177">Product/Formulated/Composition/Function</text:span><text:bookmark-end text:name="bkmProCompFunction"/></text:p>
          </table:table-cell>
          <table:table-cell table:style-name="TableCell178">
            <text:p text:style-name="P179"><text:bookmark-start text:name="bkmProCompConcent"/><text:span text:style-name="T180">Product/Formulated/Composition/Concentration</text:span><text:bookmark-end text:name="bkmProCompConcent"/></text:p>
          </table:table-cell>
          <table:table-cell table:style-name="TableCell181">
            <text:p text:style-name="P182"><text:bookmark-start text:name="bkmProCompMinlimit"/><text:span text:style-name="T183">Product/Formulated/Composition/Min.limit</text:span><text:bookmark-end text:name="bkmProCompMinlimit"/></text:p>
          </table:table-cell>
          <table:table-cell table:style-name="TableCell184">
            <text:p text:style-name="P185"><text:bookmark-start text:name="bkmProCompMaxlimit"/><text:span text:style-name="T186">Product/Formulated/Composition/Max.limit</text:span><text:bookmark-end text:name="bkmProCompMaxlimit"/></text:p>
          </table:table-cell>
          <table:table-cell table:style-name="TableCell187">
            <text:p text:style-name="P188"><text:bookmark-start text:name="bkmProCompCAS"/><text:span text:style-name="T189">Product/Formulated/Composition/CAS number</text:span><text:bookmark-end text:name="bkmProCompCAS"/></text:p>
          </table:table-cell>
        </table:table-row>
      </table:table>
      <text:p text:style-name="P190"><text:bookmark-end text:name="bkmProComponent"/></text:p>
      <text:list text:style-name="LFO2" text:continue-numbering="true">
        <text:list-item>
          <text:p text:style-name="P191">Classe, segundo o uso agronômico,<text:s/>grupo químico e o modo de ação:</text:p>
        </text:list-item>
      </text:list>
      <text:p text:style-name="P192"/>
      <text:p text:style-name="P193">Classe:</text:p>
      <text:p text:style-name="P194"><text:s/></text:p>
      <text:p text:style-name="P195"><text:bookmark-start text:name="bkmProClasses"/><text:span text:style-name="T196"><text:tab/></text:span><text:bookmark-start text:name="bkmProName3"/><text:span text:style-name="T197">Product/Technical/Name</text:span><text:bookmark-end text:name="bkmProName3"/><text:span text:style-name="T198">:<text:s/></text:span><text:bookmark-start text:name="bkmProClass"/><text:span text:style-name="T199">Product/Technical/Class</text:span><text:bookmark-end text:name="bkmProClass"/></text:p>
      <text:p text:style-name="P200"/>
      <text:p text:style-name="P201"><text:bookmark-end text:name="bkmProClasses"/></text:p>
      <text:p text:style-name="P202">Grupo químico:<text:s/></text:p>
      <text:p text:style-name="P203"/>
      <text:p text:style-name="P204"><text:bookmark-start text:name="bkmProChemicalGroups"/><text:span text:style-name="T205"><text:tab/></text:span><text:bookmark-start text:name="bkmProName4"/><text:span text:style-name="T206">Product/Technical/Name</text:span><text:bookmark-end text:name="bkmProName4"/><text:span text:style-name="T207">:<text:s/></text:span><text:bookmark-start text:name="bkmProChemicalGroup"/><text:span text:style-name="T208">Product/Technical/Chemical group</text:span><text:bookmark-end text:name="bkmProChemicalGroup"/></text:p>
      <text:p text:style-name="P209"/>
      <text:p text:style-name="P210"><text:bookmark-end text:name="bkmProChemicalGroups"/></text:p>
      <text:p text:style-name="P211">Modo de ação:<text:s/></text:p>
      <text:p text:style-name="P212"/>
      <text:p text:style-name="P213"><text:bookmark-start text:name="bkmProName5"/><text:bookmark-start text:name="bkmProModeOfActions"/><text:span text:style-name="T214">Product/Technical/Name</text:span><text:bookmark-end text:name="bkmProName5"/><text:span text:style-name="T215">:<text:s/></text:span><text:bookmark-start text:name="bkmProModeOfAction"/><text:span text:style-name="T216">Product/Technical/Mode of action</text:span><text:bookmark-end text:name="bkmProModeOfAction"/><text:span text:style-name="T217"><text:s text:c="2"/></text:span></text:p>
      <text:p text:style-name="P218"/>
      <text:p text:style-name="P219"><text:bookmark-end text:name="bkmProModeOfActions"/></text:p>
      <text:list text:style-name="LFO2" text:continue-numbering="true">
        <text:list-item>
          <text:p text:style-name="P220">Modalidade de aplicação (costal, tratorizada, aérea ou outra):<text:s/></text:p>
        </text:list-item>
      </text:list>
      <text:p text:style-name="P221"/>
      <text:p text:style-name="P222"><text:bookmark-start text:name="bkmProInfoI"/><text:span text:style-name="T223">Product/Formulated/Information/Description</text:span><text:bookmark-end text:name="bkmProInfoI"/></text:p>
      <text:p text:style-name="P224"/>
      <text:list text:style-name="LFO2" text:continue-numbering="true">
        <text:list-item>
          <text:p text:style-name="P225">Forma de apresentação - características físicas e químicas da formulação, concentração do produto técnico, dosagem utilizada por hectare ou por substrato tratado, época de aplicação, frequência e restrição de uso:</text:p>
        </text:list-item>
      </text:list>
      <text:p text:style-name="P226"/>
      <text:p text:style-name="P227"><text:span text:style-name="T228">Tipo de formulação:</text:span><text:span text:style-name="T229"><text:s/></text:span><text:bookmark-start text:name="bkmProFormulation"/><text:span text:style-name="T230">Product/Formulated/Formulation</text:span><text:bookmark-end text:name="bkmProFormulation"/><text:span text:style-name="T231"><text:s/></text:span></text:p>
      <text:p text:style-name="P232"/>
      <text:p text:style-name="P233">Características físicas e químicas da formulação:</text:p>
      <text:p text:style-name="P234"/>
      <text:p text:style-name="P235"><text:span text:style-name="T236">Aspecto, cor e odor:</text:span><text:span text:style-name="T237"><text:s/></text:span><text:bookmark-start text:name="bkmStuResultC01"/><text:span text:style-name="T238">Studies/Physical, eco and toxicological/Result BR</text:span><text:bookmark-end text:name="bkmStuResultC01"/></text:p>
      <text:p text:style-name="P239"/>
      <text:p text:style-name="P240"><text:span text:style-name="T241">Ref.:<text:s/></text:span><text:bookmark-start text:name="bkmStuReferenceC01"/><text:span text:style-name="T242">Study/Physical, eco and toxicological/Reference</text:span><text:bookmark-end text:name="bkmStuReferenceC01"/></text:p>
      <text:p text:style-name="P243"/>
      <text:p text:style-name="P244"><text:span text:style-name="T245">Densidade:</text:span><text:span text:style-name="T246"><text:s/></text:span><text:bookmark-start text:name="bkmStuResultC15"/><text:span text:style-name="T247">Studies/Physical, eco and toxicological/Result BR</text:span><text:bookmark-end text:name="bkmStuResultC15"/></text:p>
      <text:p text:style-name="P248"/>
      <text:soft-page-break/>
      <text:p text:style-name="P249"><text:span text:style-name="T250">Ref.:<text:s/></text:span><text:bookmark-start text:name="bkmStuReferenceC15"/><text:span text:style-name="T251">Study/Physical, eco and toxicological/Reference</text:span><text:bookmark-end text:name="bkmStuReferenceC15"/></text:p>
      <text:p text:style-name="P252"/>
      <text:p text:style-name="P253"><text:span text:style-name="T254">Solubilidade / Miscibilidade:</text:span><text:span text:style-name="T255"><text:s/></text:span><text:bookmark-start text:name="bkmStuResultC08"/><text:span text:style-name="T256">Studies/Physical, eco and toxicological/Result BR</text:span><text:bookmark-end text:name="bkmStuResultC08"/></text:p>
      <text:p text:style-name="P257"/>
      <text:p text:style-name="P258"><text:span text:style-name="T259">Ref.:<text:s/></text:span><text:bookmark-start text:name="bkmStuReferenceC08"/><text:span text:style-name="T260">Study/Physical, eco and toxicological/Reference</text:span><text:bookmark-end text:name="bkmStuReferenceC08"/></text:p>
      <text:p text:style-name="P261"/>
      <text:p text:style-name="P262"><text:span text:style-name="T263">Concentração do produto técnico</text:span><text:span text:style-name="T264"><text:s/>na formulação</text:span><text:span text:style-name="T265">:</text:span><text:span text:style-name="T266"><text:s/></text:span></text:p>
      <text:p text:style-name="P267"/>
      <text:p text:style-name="P268"><text:bookmark-start text:name="bkmAIName9"/><text:bookmark-start text:name="bkmAIConcentrations"/><text:span text:style-name="T269">Product/Active ingredient/Common name</text:span><text:bookmark-end text:name="bkmAIName9"/><text:span text:style-name="T270">:<text:s/></text:span><text:bookmark-start text:name="bkmAIConcentration"/><text:span text:style-name="T271">Product/Formulated/Active ingredient/Concentration</text:span><text:bookmark-end text:name="bkmAIConcentration"/><text:span text:style-name="T272"><text:s/></text:span></text:p>
      <text:p text:style-name="P273"/>
      <text:p text:style-name="P274"><text:bookmark-end text:name="bkmAIConcentrations"/></text:p>
      <text:p text:style-name="P275"><text:span text:style-name="T276">Dosagem:</text:span><text:span text:style-name="T277"><text:s/></text:span><text:span text:style-name="T278">Complementar</text:span></text:p>
      <text:p text:style-name="P279"/>
      <text:p text:style-name="P280"><text:span text:style-name="T281">Época de aplicação e frequência:</text:span></text:p>
      <text:p text:style-name="P282"/>
      <text:p text:style-name="P283"><text:bookmark-start text:name="bkmTiming"/><text:span text:style-name="T284">Study/Technical report/Number, timing and interval between applications</text:span><text:bookmark-end text:name="bkmTiming"/></text:p>
      <text:p text:style-name="P285"/>
      <text:p text:style-name="P286"><text:span text:style-name="T287">Restrição de uso:<text:s/></text:span><text:bookmark-start text:name="bkmProInfoUseRestric"/><text:span text:style-name="T288">Product/Formulated/Information/Description</text:span><text:bookmark-end text:name="bkmProInfoUseRestric"/></text:p>
      <text:p text:style-name="P289"/>
      <text:list text:style-name="LFO2" text:continue-numbering="true">
        <text:list-item>
          <text:p text:style-name="P290"><text:span text:style-name="T291">Finalidade - indicação das culturas onde será aplicado, bem como as pragas, doenças ou ervas</text:span><text:span text:style-name="T292"><text:s/>daninhas visadas para controle:</text:span></text:p>
        </text:list-item>
      </text:list>
      <text:p text:style-name="P293"/>
      <text:p text:style-name="P294">INSTRUÇÕES DE USO:</text:p>
      <text:p text:style-name="P295"/>
      <text:p text:style-name="P296"><text:bookmark-start text:name="bkmPurpose"/><text:span text:style-name="T297">Studies/Technical report/Purpose</text:span><text:bookmark-end text:name="bkmPurpose"/></text:p>
      <text:p text:style-name="P298"/>
      <table:table table:style-name="Table299">
        <table:table-columns>
          <table:table-column table:style-name="TableColumn300"/>
          <table:table-column table:style-name="TableColumn301"/>
          <table:table-column table:style-name="TableColumn302"/>
          <table:table-column table:style-name="TableColumn303"/>
        </table:table-columns>
        <table:table-row table:style-name="TableRow304">
          <table:table-cell table:style-name="TableCell305" table:number-rows-spanned="2">
            <text:p text:style-name="P306"><text:bookmark-start text:name="bkmRecomendacoes"/>Cultura</text:p>
          </table:table-cell>
          <table:table-cell table:style-name="TableCell307" table:number-columns-spanned="2">
            <text:p text:style-name="P308">Praga</text:p>
          </table:table-cell>
          <table:covered-table-cell/>
          <table:table-cell table:style-name="TableCell309" table:number-rows-spanned="2">
            <text:p text:style-name="P310">Dose</text:p>
          </table:table-cell>
        </table:table-row>
        <table:table-row table:style-name="TableRow311">
          <table:covered-table-cell>
            <text:p text:style-name="P312"/>
          </table:covered-table-cell>
          <table:table-cell table:style-name="TableCell313">
            <text:p text:style-name="P314">Nome Científico</text:p>
          </table:table-cell>
          <table:table-cell table:style-name="TableCell315">
            <text:p text:style-name="P316">Nome Comum</text:p>
          </table:table-cell>
          <table:covered-table-cell>
            <text:p text:style-name="P317"/>
          </table:covered-table-cell>
        </table:table-row>
        <table:table-row table:style-name="TableRow318">
          <table:table-cell table:style-name="TableCell319">
            <text:p text:style-name="P320"><text:bookmark-start text:name="bkmCulturaUso"/><text:span text:style-name="T321">Product/Formulated/Use Recommendation/Crop</text:span><text:bookmark-end text:name="bkmCulturaUso"/></text:p>
          </table:table-cell>
          <table:table-cell table:style-name="TableCell322">
            <text:p text:style-name="P323"><text:bookmark-start text:name="bkmPragaNomeCie"/><text:span text:style-name="T324">Registration/Target pest/Scientific name</text:span><text:bookmark-end text:name="bkmPragaNomeCie"/></text:p>
          </table:table-cell>
          <table:table-cell table:style-name="TableCell325">
            <text:p text:style-name="P326"><text:bookmark-start text:name="bkmPragaNomeCom"/><text:span text:style-name="T327">Registration/Target pest/Common brazilian name</text:span><text:bookmark-end text:name="bkmPragaNomeCom"/></text:p>
          </table:table-cell>
          <table:table-cell table:style-name="TableCell328">
            <text:p text:style-name="P329"><text:bookmark-start text:name="bkmDoseUso"/><text:span text:style-name="T330">Product/Formulated/Use recommendation/Commercial product rate</text:span><text:bookmark-end text:name="bkmDoseUso"/></text:p>
          </table:table-cell>
        </table:table-row>
      </table:table>
      <text:p text:style-name="P331"/>
      <text:p text:style-name="P332"><text:bookmark-end text:name="bkmRecomendacoes"/></text:p>
      <text:p text:style-name="P333"><text:bookmark-start text:name="bkmInstUso"/><text:span text:style-name="T334">Studies/Technical report/Use instructions</text:span><text:bookmark-end text:name="bkmInstUso"/></text:p>
      <text:p text:style-name="P335"/>
      <text:list text:style-name="LFO2" text:continue-numbering="true">
        <text:list-item>
          <text:p text:style-name="P336">Testes de campo, método analítico e resultados das análises dos ingredientes ativos remanescentes na cultura alimentar:</text:p>
        </text:list-item>
      </text:list>
      <text:p text:style-name="P337"/>
      <text:p text:style-name="P338"><text:bookmark-start text:name="bkmSemResiduo2"/>Trata-se de registro de Produto Formulado com base em Produto Técnico Equivalente, e, segundo o Decreto Nº 5.981, de 06 de dezembro de 2006:</text:p>
      <text:p text:style-name="P339"/>
      <text:p text:style-name="P340">“Os estudos de resíduos constantes dos itens 18.4 e 19.2 e dos itens 21.4 e 22.2 do Anexo II, relacionados respectivamente a produtos formulados e produtos formulados com base em produto técnico equivalente, não serão exigidos dos produtos que, comparados a produtos formulados já registrados,  apresentarem todas as características a seguir:</text:p>
      <text:p text:style-name="P341">I - mesmo tipo de formulação;</text:p>
      <text:p text:style-name="P342">II - mesmas indicações de culturas e modalidades de emprego já registradas;</text:p>
      <text:p text:style-name="P343">III - aplicação de quantidade igual ou inferior de ingrediente ativo durante o ciclo ou safra da cultura; e</text:p>
      <text:p text:style-name="P344">IV - intervalo<text:s/>de segurança igual ou superior.</text:p>
      <text:p text:style-name="P345"><text:bookmark-end text:name="bkmSemResiduo2"/><text:span text:style-name="T346">Estes dados se encontram disponíveis no item<text:s/></text:span><text:span text:style-name="T347">22.2 “Relatório de estudos de resíduos, intervalo de segurança e, quando for o caso, limite dos resíduos estranhos”, deste Relatório Técnico, pois são integrantres do item: I</text:span><text:span text:style-name="T348">nformações e documentos exigidos no Anexo II,<text:s/></text:span><text:soft-page-break/><text:span text:style-name="T349">item 22 do Decreto 4.074/02 e informações de acordo com os § 2 e 16, do Art.10, do Decreto 5.981/06.</text:span></text:p>
      <text:p text:style-name="P350"/>
      <text:p text:style-name="P351"/>
      <text:list text:style-name="LFO2" text:continue-numbering="true">
        <text:list-item>
          <text:p text:style-name="P352">Proposições quanto a Limite Máximo de Resíduo - LMR ou quando, for o caso, Limite dos Resíduos Estranhos<text:s/>– LRE:</text:p>
        </text:list-item>
      </text:list>
      <text:p text:style-name="P353"/>
      <text:p text:style-name="P354"><text:bookmark-start text:name="bkmIAName7"/><text:bookmark-start text:name="bkmLMR"/><text:span text:style-name="T355">Product/Active ingredient/Common name</text:span><text:bookmark-end text:name="bkmIAName7"/></text:p>
      <text:p text:style-name="P356"><text:bookmark-start text:name="bkmAILMR"/><text:span text:style-name="T357">Product/Active ingredient/LMR</text:span><text:bookmark-end text:name="bkmLMR"/><text:bookmark-end text:name="bkmAILMR"/></text:p>
      <text:p text:style-name="P358"/>
      <text:p text:style-name="P359"/>
      <text:list text:style-name="LFO2" text:continue-numbering="true">
        <text:list-item>
          <text:p text:style-name="P360"><text:span text:style-name="T361">Intervalo de reentrad</text:span><text:span text:style-name="T362">a de pessoas nas áreas tratadas:</text:span><text:span text:style-name="T363"><text:s/></text:span></text:p>
        </text:list-item>
      </text:list>
      <text:p text:style-name="P364"/>
      <text:p text:style-name="P365"><text:span text:style-name="T366"><text:s/></text:span><text:bookmark-start text:name="bkmInfoIntervalo"/><text:span text:style-name="T367">Product/Formulated/Information/Description</text:span><text:bookmark-end text:name="bkmInfoIntervalo"/><text:span text:style-name="T368">.<text:s/></text:span></text:p>
      <text:p text:style-name="P369"/>
      <text:list text:style-name="LFO2" text:continue-numbering="true">
        <text:list-item>
          <text:p text:style-name="P370"><text:span text:style-name="T371">Limites Máximos de Resíduos - LMR - disponíveis, de preferência a nível internacional</text:span><text:span text:style-name="T372">:</text:span><text:span text:style-name="T373"><text:s/></text:span></text:p>
        </text:list-item>
      </text:list>
      <text:p text:style-name="P374"/>
      <text:p text:style-name="P375"><text:bookmark-start text:name="bkmIAName8"/><text:bookmark-start text:name="bkmLMRInter"/><text:span text:style-name="T376">Product/Active ingredient/Common name</text:span><text:bookmark-end text:name="bkmIAName8"/></text:p>
      <text:p text:style-name="P377"><text:span text:style-name="T378"><text:s/></text:span><text:bookmark-start text:name="bkmAILMRInter"/><text:span text:style-name="T379">Product/Active ingredient/International LMR</text:span><text:bookmark-end text:name="bkmLMRInter"/><text:bookmark-end text:name="bkmAILMRInter"/></text:p>
      <text:p text:style-name="P380"/>
      <text:p text:style-name="P381"/>
      <text:list text:style-name="LFO2" text:continue-numbering="true">
        <text:list-item>
          <text:p text:style-name="P382">Dados biológicos envolvendo aspectos bioquímicos e toxicológicos<text:s/></text:p>
        </text:list-item>
      </text:list>
      <text:p text:style-name="P383"/>
      <text:p text:style-name="P384">Sumário<text:s/>de estudos toxicológicos solicitados de acordo com a Portaria nº 03, de 16/01/1992,<text:s/>constante no<text:s/>Anexo I, deste Relatório Técnico.</text:p>
      <text:p text:style-name="P385"/>
      <text:list text:style-name="LFO2" text:continue-numbering="true">
        <text:list-item>
          <text:p text:style-name="P386"><text:span text:style-name="T387">Métodos de desativação e descarte do agrotóxico e de seus componentes de modo a impedir que os remanescentes provoquem riscos ao meio ambiente e a saúde p</text:span><text:span text:style-name="T388">ública:</text:span><text:span text:style-name="T389"><text:s/></text:span><text:span text:style-name="T390">(Anexo 11.9)</text:span></text:p>
        </text:list-item>
      </text:list>
      <text:p text:style-name="P391"/>
      <text:p text:style-name="P392"><text:span text:style-name="T393">Método de desativação:<text:s/></text:span><text:bookmark-start text:name="bkmInfoDesativacao"/><text:span text:style-name="T394">Product/Formulated/Information/Description</text:span><text:bookmark-end text:name="bkmInfoDesativacao"/></text:p>
      <text:p text:style-name="P395"/>
      <text:p text:style-name="P396"><text:span text:style-name="T397">Segue anexa cópia autenticada do Laudo Técnico nº<text:s/></text:span><text:bookmark-start text:name="bkmAbetreNumero"/><text:span text:style-name="T398">Product/Technical/Information/Description</text:span><text:bookmark-end text:name="bkmAbetreNumero"/><text:span text:style-name="T399"><text:s/>da</text:span><text:span text:style-name="T400"><text:s/></text:span><text:span text:style-name="T401"><text:s/></text:span><text:bookmark-start text:name="bkmAbetreInstituicao"/><text:span text:style-name="T402">Product/Technical/Information/Description</text:span><text:bookmark-end text:name="bkmAbetreInstituicao"/><text:span text:style-name="T403">, emitida em<text:s/></text:span><text:bookmark-start text:name="bkmAbetreData"/><text:span text:style-name="T404">Product/Technical/Information/Description</text:span><text:bookmark-end text:name="bkmAbetreData"/><text:span text:style-name="T405">.<text:s/></text:span><text:span text:style-name="T406"><text:s/></text:span></text:p>
      <text:p text:style-name="P407"/>
      <text:list text:style-name="LFO2" text:continue-numbering="true">
        <text:list-item>
          <text:p text:style-name="P408">Sumário das informações toxicológicas relativas aos cuidados com a saúde humana, com destaque para os primeiros socorros, tratamento médico de emergência e antídoto para cada formulação:</text:p>
        </text:list-item>
      </text:list>
      <text:p text:style-name="P409"/>
      <text:p text:style-name="P410">PRECAUÇÕES GERAIS:<text:s/></text:p>
      <text:list text:style-name="LFO10" text:continue-numbering="true">
        <text:list-item>
          <text:p text:style-name="P411"><text:span text:style-name="T412">Produto para<text:s/></text:span><text:span text:style-name="T413">uso exclusivamente agrícola<text:s/></text:span></text:p>
        </text:list-item>
        <text:list-item>
          <text:p text:style-name="P414">Não coma, não beba e não fume durante o manuseio e aplicação do produto.</text:p>
        </text:list-item>
        <text:list-item>
          <text:p text:style-name="P415">Não manuseie ou aplique o produto sem os equipamentos de proteção individual (EPI) recomendados.</text:p>
        </text:list-item>
        <text:list-item>
          <text:p text:style-name="P416">Os equipamentos de proteção individual (EPI) recomendados devem ser vestidos na seguinte ordem: macacão, botas, avental, máscara, óculos, touca árabe e luvas.</text:p>
        </text:list-item>
        <text:list-item>
          <text:p text:style-name="P417">Não utilize equipamentos de proteção individual (EPI) danificados.</text:p>
        </text:list-item>
        <text:list-item>
          <text:p text:style-name="P418">Não utilize equipamentos com vazamentos ou defeitos.</text:p>
        </text:list-item>
        <text:list-item>
          <text:p text:style-name="P419">Não desentupa bicos, orifícios e válvulas com a boca.</text:p>
        </text:list-item>
        <text:list-item>
          <text:p text:style-name="P420">Não transporte o produto juntamente com alimentos, medicamentos, rações, animais e pessoas.</text:p>
        </text:list-item>
      </text:list>
      <text:p text:style-name="P421"/>
      <text:p text:style-name="P422">PRECAUÇÕES NA PREPARAÇÃO DA CALDA:<text:s/></text:p>
      <text:list text:style-name="LFO10" text:continue-numbering="true">
        <text:list-item>
          <text:p text:style-name="P423">Caso ocorra contato acidental da pessoa com o produto, siga as orientações descritas em primeiros socorros e procure rapidamente um serviço médico de emergência.</text:p>
        </text:list-item>
        <text:list-item>
          <text:p text:style-name="P424">Ao abrir a embalagem, faça-o de modo a evitar<text:s/><text:bookmark-start text:name="bkmPrecLiqu"/>respingos<text:bookmark-end text:name="bkmPrecLiqu"/><text:s/><text:bookmark-start text:name="bkmPrecSoli"/>dispersão de poeira<text:bookmark-end text:name="bkmPrecSoli"/>.</text:p>
        </text:list-item>
        <text:list-item>
          <text:p text:style-name="P425"><text:span text:style-name="T426">Utilize equipamento de proteção individual – EPI: macacão com tratamento hidrorrepelente com<text:s/></text:span><text:span text:style-name="T427">mangas compridas passando por cima do punho das luvas e as pernas das calças por cima das botas; botas de borracha; avental impermeável; máscara com filtro combinado (filtro químico contra vapores orgânico e filtro mecânico classe P2); touca árabe, óculos de segurança com proteção lateral e luvas de nitrila.<text:s/></text:span></text:p>
        </text:list-item>
        <text:list-item>
          <text:p text:style-name="P428">Manuseie o produto em local aberto e ventilado.<text:s/></text:p>
        </text:list-item>
      </text:list>
      <text:p text:style-name="P429"/>
      <text:p text:style-name="P430">PRECAUÇÕES DURANTE A APLICAÇÃO:<text:s/></text:p>
      <text:list text:style-name="LFO11" text:continue-numbering="true">
        <text:list-item>
          <text:p text:style-name="P431">Evite o máximo possível o contato com a área de aplicação<text:s/></text:p>
        </text:list-item>
        <text:list-item>
          <text:p text:style-name="P432">Não aplique o produto na presença de ventos fortes e nas horas mais quentes do dia.<text:s/></text:p>
        </text:list-item>
        <text:list-item>
          <text:p text:style-name="P433">Verifique a direção do vento, aplique o produto de forma a evitar o contato do aplicador com a névoa do produto, conforme o equipamento de aplicação.<text:s/></text:p>
        </text:list-item>
        <text:list-item>
          <text:p text:style-name="P434">Aplique o produto somente nas doses recomendadas e observe o intervalo de segurança (intervalo entre a última aplicação e a colheita).<text:s/></text:p>
        </text:list-item>
        <text:list-item>
          <text:p text:style-name="P435">Utilize equipamento de proteção individual - EPI: macacão de algodão hidrorrepelente com mangas compridas passando por cima do punho das luvas e as pernas das calças por cima das botas; óculos de segurança com proteção lateral, touca árabe, máscara com filtro combinado (filtro químico contra vapores orgânico e filtro mecânico classe P2) e luvas de nitrila.<text:s/></text:p>
        </text:list-item>
      </text:list>
      <text:p text:style-name="P436"/>
      <text:p text:style-name="P437">PRECAUÇÕES APÓS A APLICAÇÃO:<text:s/></text:p>
      <text:list text:style-name="LFO12" text:continue-numbering="true">
        <text:list-item>
          <text:p text:style-name="P438">Sinalizar a área tratada com os dizeres: "PROIBIDA A ENTRADA. ÁREA TRATADA" e manter os avisos até o final do período de reentrada<text:s/></text:p>
        </text:list-item>
        <text:list-item>
          <text:p text:style-name="P439">Caso necessite entrar na área tratada com o produto antes do término do intervalo de reentrada, utilize os equipamentos de proteção individual (EPls) recomendados para o uso durante a aplicação.<text:s/></text:p>
        </text:list-item>
        <text:list-item>
          <text:p text:style-name="P440">Mantenha o restante do produto adequadamente fechado em sua embalagem original em local trancado, longe do alcance de crianças e animais.<text:s/></text:p>
        </text:list-item>
        <text:list-item>
          <text:p text:style-name="P441">Antes de retirar os equipamentos de proteção individual (EPI), lave as luvas ainda vestidas para evitar contaminação.<text:s/></text:p>
        </text:list-item>
        <text:list-item>
          <text:p text:style-name="P442">Os equipamentos de proteção individual (EPls) recomendados devem ser retirados na seguinte ordem: touca árabe, óculos, avental, botas, macacão, luvas e máscara.<text:s/></text:p>
        </text:list-item>
        <text:list-item>
          <text:p text:style-name="P443">Tome banho imediatamente após a aplicação do produto.<text:s/></text:p>
        </text:list-item>
        <text:list-item>
          <text:p text:style-name="P444"><text:span text:style-name="T445">Troque e lave as suas roupas de proteção separado das demais roupas da família.<text:s/></text:span><text:span text:style-name="T446">Ao lavar as roupas utilizar luvas e avental impermeável.<text:s/></text:span></text:p>
        </text:list-item>
        <text:list-item>
          <text:p text:style-name="P447">Faça a manutenção e lavagem dos equipamentos de proteção após cada aplicação do produto.</text:p>
        </text:list-item>
        <text:list-item>
          <text:p text:style-name="P448">Fique atento ao tempo de uso dos filtros, seguindo corretamente as especificações do fabricante.</text:p>
        </text:list-item>
        <text:list-item>
          <text:p text:style-name="P449">Não reutilizar a embalagem vazia.<text:s/></text:p>
        </text:list-item>
        <text:list-item>
          <text:p text:style-name="P450">No descarte de embalagens utilize equipamento de proteção individual - EPI: macacão de algodão hidrorrepelente com mangas compridas, luvas de nitrila e botas de borracha.</text:p>
        </text:list-item>
      </text:list>
      <text:p text:style-name="P451"/>
      <table:table table:style-name="Table452">
        <table:table-columns>
          <table:table-column table:style-name="TableColumn453"/>
        </table:table-columns>
        <table:table-row table:style-name="TableRow454">
          <table:table-cell table:style-name="TableCell455">
            <text:p text:style-name="P456"><text:span text:style-name="T457">PRIMEIROS SOCORROS</text:span><text:span text:style-name="T458">:<text:s/></text:span><text:bookmark-start text:name="bkmInfoSocorros"/><text:span text:style-name="T459">Product/Formulated/Information/Description</text:span><text:bookmark-end text:name="bkmInfoSocorros"/></text:p>
          </table:table-cell>
        </table:table-row>
      </table:table>
      <text:p text:style-name="P460"/>
      <text:p text:style-name="Título"><text:span text:style-name="T461">- INTOXICAÇÕES POR<text:s/></text:span><text:bookmark-start text:name="bkmIANomeIntoxi"/><text:span text:style-name="T462">Product/Formulated/Common name</text:span><text:bookmark-end text:name="bkmIANomeIntoxi"/><text:span text:style-name="T463">-</text:span></text:p>
      <text:p text:style-name="P464"/>
      <text:p text:style-name="P465">Informações MÉdicas</text:p>
      <table:table table:style-name="Table466">
        <table:table-columns>
          <table:table-column table:style-name="TableColumn467"/>
          <table:table-column table:style-name="TableColumn468"/>
        </table:table-columns>
        <table:table-row table:style-name="TableRow469">
          <table:table-cell table:style-name="TableCell470">
            <text:p text:style-name="P471">Grupo químico</text:p>
          </table:table-cell>
          <table:table-cell table:style-name="TableCell472">
            <text:p text:style-name="P473"><text:bookmark-start text:name="bkmInfoMedChemical"/><text:span text:style-name="T474">Product/Technical/Chemical group</text:span><text:bookmark-end text:name="bkmInfoMedChemical"/><text:span text:style-name="T475"><text:s/></text:span></text:p>
          </table:table-cell>
        </table:table-row>
        <table:table-row table:style-name="TableRow476">
          <table:table-cell table:style-name="TableCell477">
            <text:p text:style-name="P478">Classe toxicológica<text:s/></text:p>
          </table:table-cell>
          <table:table-cell table:style-name="TableCell479">
            <text:p text:style-name="P480">A ser definido pela ANVISA</text:p>
          </table:table-cell>
        </table:table-row>
        <table:table-row table:style-name="TableRow481">
          <table:table-cell table:style-name="TableCell482">
            <text:p text:style-name="P483">Vias de exposição</text:p>
          </table:table-cell>
          <table:table-cell table:style-name="TableCell484">
            <text:p text:style-name="P485"><text:bookmark-start text:name="bkmProViasExpo"/><text:span text:style-name="T486">Product/Formulated/Information/Description</text:span><text:bookmark-end text:name="bkmProViasExpo"/></text:p>
          </table:table-cell>
        </table:table-row>
        <text:soft-page-break/>
        <table:table-row table:style-name="TableRow487">
          <table:table-cell table:style-name="TableCell488">
            <text:p text:style-name="P489">Toxicocinética</text:p>
          </table:table-cell>
          <table:table-cell table:style-name="TableCell490">
            <text:p text:style-name="P491"><text:bookmark-start text:name="bkmAIName10"/><text:bookmark-start text:name="bkmProToxicocineticas"/><text:span text:style-name="T492">Product/Active ingredient/Common name</text:span><text:bookmark-end text:name="bkmAIName10"/><text:span text:style-name="T493">:</text:span></text:p>
            <text:p text:style-name="P494"><text:bookmark-start text:name="bkmProToxicocinetica"/><text:span text:style-name="T495">Product/Technical/Information/Description</text:span><text:bookmark-end text:name="bkmProToxicocinetica"/></text:p>
            <text:p text:style-name="P496"><text:s/><text:bookmark-end text:name="bkmProToxicocineticas"/></text:p>
          </table:table-cell>
        </table:table-row>
        <table:table-row table:style-name="TableRow497">
          <table:table-cell table:style-name="TableCell498">
            <text:p text:style-name="P499">Mecanismos de Toxicidade</text:p>
          </table:table-cell>
          <table:table-cell table:style-name="TableCell500">
            <text:p text:style-name="P501"><text:bookmark-start text:name="bkmAIName11"/><text:bookmark-start text:name="bkmProMecanismos"/><text:span text:style-name="T502">Product/Active ingredient/Common name</text:span><text:bookmark-end text:name="bkmAIName11"/></text:p>
            <text:p text:style-name="P503"><text:bookmark-start text:name="bkmProMecanismo"/><text:span text:style-name="T504">Product/Technical/Information/Description</text:span><text:bookmark-end text:name="bkmProMecanismo"/></text:p>
            <text:p text:style-name="P505"><text:s/><text:bookmark-end text:name="bkmProMecanismos"/></text:p>
          </table:table-cell>
        </table:table-row>
        <table:table-row table:style-name="TableRow506">
          <table:table-cell table:style-name="TableCell507">
            <text:p text:style-name="P508">Sintomas e sinais clínicos</text:p>
          </table:table-cell>
          <table:table-cell table:style-name="TableCell509">
            <text:p text:style-name="P510"><text:bookmark-start text:name="bkmAIName12"/><text:bookmark-start text:name="bkmProSintomas"/><text:span text:style-name="T511">Product/Active ingredient/Common name</text:span><text:bookmark-end text:name="bkmAIName12"/><text:span text:style-name="T512">:</text:span></text:p>
            <text:p text:style-name="P513"><text:bookmark-start text:name="bkmProSintoma"/><text:span text:style-name="T514">Product/Technical/Information/Description</text:span><text:bookmark-end text:name="bkmProSintoma"/></text:p>
            <text:p text:style-name="P515"><text:s/><text:bookmark-end text:name="bkmProSintomas"/></text:p>
          </table:table-cell>
        </table:table-row>
        <table:table-row table:style-name="TableRow516">
          <table:table-cell table:style-name="TableCell517">
            <text:p text:style-name="P518">Diagnóstico</text:p>
            <text:p text:style-name="P519"/>
          </table:table-cell>
          <table:table-cell table:style-name="TableCell520">
            <text:p text:style-name="P521"><text:bookmark-start text:name="bkmAIName15"/><text:bookmark-start text:name="bkmProDiagnosticos"/><text:span text:style-name="T522">Product/Active ingredient/Common name</text:span><text:bookmark-end text:name="bkmAIName15"/><text:span text:style-name="T523">:</text:span></text:p>
            <text:p text:style-name="P524"><text:bookmark-start text:name="bkmProDiagnostico"/><text:span text:style-name="T525">Product/Technical/Information/Description</text:span><text:bookmark-end text:name="bkmProDiagnostico"/></text:p>
            <text:p text:style-name="P526"><text:s/><text:bookmark-end text:name="bkmProDiagnosticos"/></text:p>
          </table:table-cell>
        </table:table-row>
        <table:table-row table:style-name="TableRow527">
          <table:table-cell table:style-name="TableCell528">
            <text:h text:style-name="P529" text:outline-level="1">Tratamento</text:h>
            <text:p text:style-name="P530"/>
          </table:table-cell>
          <table:table-cell table:style-name="TableCell531">
            <text:p text:style-name="P532"><text:bookmark-start text:name="bkmAIName13"/><text:bookmark-start text:name="bkmProTratamentos"/><text:span text:style-name="T533">Product/Active ingredient/Common name</text:span><text:bookmark-end text:name="bkmAIName13"/></text:p>
            <text:p text:style-name="P534"><text:bookmark-start text:name="bkmProTratamento"/><text:span text:style-name="T535">Product/Technical/Information/Description</text:span><text:bookmark-end text:name="bkmProTratamento"/></text:p>
            <text:p text:style-name="P536"><text:s/><text:bookmark-end text:name="bkmProTratamentos"/></text:p>
          </table:table-cell>
        </table:table-row>
        <table:table-row table:style-name="TableRow537">
          <table:table-cell table:style-name="TableCell538">
            <text:h text:style-name="P539" text:outline-level="1">Contra-indicações</text:h>
          </table:table-cell>
          <table:table-cell table:style-name="TableCell540">
            <text:p text:style-name="P541"><text:bookmark-start text:name="bkmAIName16"/><text:bookmark-start text:name="bkmProContraIndicacoes"/><text:span text:style-name="T542">Product/Active ingredient/Common name</text:span><text:bookmark-end text:name="bkmAIName16"/><text:span text:style-name="T543">:</text:span></text:p>
            <text:p text:style-name="P544"><text:bookmark-start text:name="bkmProContraIndicaca"/><text:span text:style-name="T545">Product/Technical/Information/Description</text:span><text:bookmark-end text:name="bkmProContraIndicaca"/></text:p>
            <text:p text:style-name="P546"><text:s/><text:bookmark-end text:name="bkmProContraIndicacoes"/></text:p>
          </table:table-cell>
        </table:table-row>
        <table:table-row table:style-name="TableRow547">
          <table:table-cell table:style-name="TableCell548">
            <text:p text:style-name="P549"/>
            <text:p text:style-name="P550"/>
            <text:p text:style-name="P551">ATENÇÃO</text:p>
          </table:table-cell>
          <table:table-cell table:style-name="TableCell552">
            <text:p text:style-name="P553">As Intoxicações por Agrotóxicos estão incluídas entre as Enfermidades de Notificação Compulsória. Comunique o caso e obtenha informações especializadas sobre o diagnóstico e tratamento através dos Telefones de Emergência Disque-Intoxicação: 0800-722-6001</text:p>
            <text:p text:style-name="P554">Rede Nacional de Centros de Informação e Assistência Toxicológica</text:p>
            <text:p text:style-name="P555">RENACIAT – ANVISA/MS</text:p>
            <text:p text:style-name="P556">Notifique ao sistema de informação de agravos de notificação (SINAN / MS)</text:p>
            <text:p text:style-name="P557">TELEFONES PARA OS CASOS DE EMERGÊNCIA:<text:s/></text:p>
            <text:p text:style-name="P558">Centro do Controle de Envenenamento do Paraná: 0800 41 0148</text:p>
            <text:p text:style-name="P559"><text:span text:style-name="T560">ALTA – América Latina Tecnologia Agrícola Ltda.: (41) 3071-9100</text:span></text:p>
          </table:table-cell>
        </table:table-row>
      </table:table>
      <text:p text:style-name="P561"/>
      <text:soft-page-break/>
      <text:p text:style-name="P562"><text:span text:style-name="T563">ANEXO I -<text:s/></text:span><text:span text:style-name="T564">DADOS TOXICOLÓGICOS ENVOLVENDO ASPECTOS BIOQUÍMICOS E PROVAS TOXICOLÓGICAS PARA A AVALIAÇÃO DE AGROTÓXICOS E AFINS</text:span></text:p>
      <text:p text:style-name="P565"/>
      <text:p text:style-name="P566">PRODUTO FORMULADO COM BASE EM<text:s/>PRODUTO TÉCNICO EQUIVALENTE</text:p>
      <text:p text:style-name="P567"/>
      <text:p text:style-name="P568"/>
      <text:p text:style-name="P569">Este Relatório Técnico contém as informações e documentos exigidos no Anexo II, item<text:s/>22<text:s/>do Decreto 4.074/02 e<text:s/>informações<text:s/>de acordo com os<text:s/>§<text:s/>2<text:s/>e<text:s/>16, do Art.10,<text:s/>do Decreto 5.981/06.</text:p>
      <text:p text:style-name="P570"/>
      <text:p text:style-name="P571"><text:span text:style-name="T572">22.1 -<text:s/></text:span><text:span text:style-name="T573">Relatório de estudos de propriedades físico-químicas</text:span><text:span text:style-name="T574"><text:s/></text:span></text:p>
      <text:p text:style-name="P575"/>
      <text:p text:style-name="P576">22.1.1 -<text:s/>Estado físico, aspecto, cor e odor<text:s/>(Anexo<text:s/>22.1.1)</text:p>
      <text:p text:style-name="P577"/>
      <text:p text:style-name="P578"><text:span text:style-name="T579">Resumo</text:span><text:span text:style-name="T580">:<text:s/></text:span><text:bookmark-start text:name="bkmResumoC01"/><text:span text:style-name="T581">Studies/Physical, eco and toxicological/Summary BR</text:span><text:bookmark-end text:name="bkmResumoC01"/></text:p>
      <text:p text:style-name="P582"><text:span text:style-name="T583">Resultado</text:span><text:span text:style-name="T584">:<text:s/></text:span><text:bookmark-start text:name="bkmResultadoC01"/><text:span text:style-name="T585">Studies/Physical, eco and toxicological/Result BR</text:span><text:bookmark-end text:name="bkmResultadoC01"/></text:p>
      <text:p text:style-name="P586"><text:span text:style-name="T587">Ref.:<text:s/></text:span><text:bookmark-start text:name="bkmReferenciaC01"/><text:span text:style-name="T588">Study/Physical, eco and toxicological/Reference</text:span><text:bookmark-end text:name="bkmReferenciaC01"/></text:p>
      <text:p text:style-name="P589"/>
      <text:p text:style-name="P590">22.1.2<text:s/>-<text:s/>Solubilidade/Miscibilidade<text:s/>(Anexo<text:s/>22.1.2)</text:p>
      <text:p text:style-name="P591"/>
      <text:p text:style-name="P592"><text:span text:style-name="T593">Resumo</text:span><text:span text:style-name="T594">:<text:s/></text:span><text:bookmark-start text:name="bkmResumoC08"/><text:span text:style-name="T595">Studies/Physical, eco and toxicological/Summary BR</text:span><text:bookmark-end text:name="bkmResumoC08"/></text:p>
      <text:p text:style-name="P596"><text:span text:style-name="T597">Resultado</text:span><text:span text:style-name="T598">:<text:s/></text:span><text:bookmark-start text:name="bkmResultadoC08"/><text:span text:style-name="T599">Studies/Physical, eco and toxicological/Result BR</text:span><text:bookmark-end text:name="bkmResultadoC08"/></text:p>
      <text:p text:style-name="P600"><text:span text:style-name="T601">Ref.:</text:span><text:span text:style-name="T602"><text:s/></text:span><text:bookmark-start text:name="bkmReferenciaC08"/><text:span text:style-name="T603">Study/Physical, eco and toxicological/Reference</text:span><text:bookmark-end text:name="bkmReferenciaC08"/></text:p>
      <text:p text:style-name="P604"/>
      <text:p text:style-name="P605">22.1.3<text:s/>-<text:s/>pH<text:s/>(Anexo<text:s/>22.1.3)</text:p>
      <text:p text:style-name="P606"/>
      <text:p text:style-name="P607"><text:span text:style-name="T608">Resumo</text:span><text:span text:style-name="T609">:<text:s/></text:span><text:bookmark-start text:name="bkmResumoC09"/><text:span text:style-name="T610">Studies/Physical, eco and toxicological/Summary BR</text:span><text:bookmark-end text:name="bkmResumoC09"/></text:p>
      <text:p text:style-name="P611"><text:span text:style-name="T612">Resultado</text:span><text:span text:style-name="T613">:<text:s/></text:span><text:bookmark-start text:name="bkmResultadoC09"/><text:span text:style-name="T614">Studies/Physical, eco and toxicological/Result BR</text:span><text:bookmark-end text:name="bkmResultadoC09"/></text:p>
      <text:p text:style-name="P615"><text:span text:style-name="T616">Ref.:</text:span><text:span text:style-name="T617"><text:s/></text:span><text:bookmark-start text:name="bkmReferenciaC09"/><text:span text:style-name="T618">Study/Physical, eco and toxicological/Reference</text:span><text:bookmark-end text:name="bkmReferenciaC09"/></text:p>
      <text:p text:style-name="P619"/>
      <text:p text:style-name="P620">22.1.4<text:s/>-<text:s/>Densidade<text:s/>(Anexo<text:s/>22.1.4)</text:p>
      <text:p text:style-name="P621"/>
      <text:p text:style-name="P622"><text:span text:style-name="T623">Resumo</text:span><text:span text:style-name="T624">:</text:span><text:span text:style-name="T625"><text:s/></text:span><text:bookmark-start text:name="bkmResumoC15"/><text:span text:style-name="T626">Studies/Physical, eco and toxicological/Summary BR</text:span><text:bookmark-end text:name="bkmResumoC15"/></text:p>
      <text:p text:style-name="P627"><text:span text:style-name="T628">Resultado</text:span><text:span text:style-name="T629">:<text:s/></text:span><text:bookmark-start text:name="bkmResultadoC15"/><text:span text:style-name="T630">Studies/Physical, eco and toxicological/Result BR</text:span><text:bookmark-end text:name="bkmResultadoC15"/></text:p>
      <text:p text:style-name="Textoindependiente"><text:span text:style-name="T631">Ref.:</text:span><text:span text:style-name="T632"><text:s/></text:span><text:bookmark-start text:name="bkmReferenciaC15"/><text:span text:style-name="T633">Study/Physical, eco and toxicological/Reference</text:span><text:bookmark-end text:name="bkmReferenciaC15"/></text:p>
      <text:p text:style-name="P634"/>
      <text:p text:style-name="P635"/>
      <text:p text:style-name="P636">22.1.5 -<text:s/>Tensão Superficial<text:s/>(Anexo<text:s/>22.1.5)</text:p>
      <text:p text:style-name="P637"/>
      <text:p text:style-name="P638"><text:span text:style-name="T639">Resumo</text:span><text:span text:style-name="T640">:<text:s/></text:span><text:bookmark-start text:name="bkmResumoC16"/><text:span text:style-name="T641">Studies/Physical, eco and toxicological/Summary BR</text:span><text:bookmark-end text:name="bkmResumoC16"/></text:p>
      <text:p text:style-name="P642"><text:span text:style-name="T643">Resultado</text:span><text:span text:style-name="T644">:<text:s/></text:span><text:bookmark-start text:name="bkmResultadoC16"/><text:span text:style-name="T645">Studies/Physical, eco and toxicological/Result BR</text:span><text:bookmark-end text:name="bkmResultadoC16"/></text:p>
      <text:p text:style-name="P646"><text:span text:style-name="T647">Ref.:</text:span><text:span text:style-name="T648"><text:s/></text:span><text:bookmark-start text:name="bkmReferenciaC16"/><text:span text:style-name="T649">Study/Physical, eco and toxicological/Reference</text:span><text:bookmark-end text:name="bkmReferenciaC16"/></text:p>
      <text:p text:style-name="P650"/>
      <text:p text:style-name="P651"><text:span text:style-name="T652">22.1.6<text:s/></text:span><text:span text:style-name="T653">-</text:span><text:span text:style-name="T654"><text:s/></text:span><text:span text:style-name="T655"><text:s/></text:span><text:bookmark-start text:name="bmkC17C18"/><text:span text:style-name="T656">Study/Physical, eco and toxicological/Category</text:span><text:bookmark-end text:name="bmkC17C18"/><text:span text:style-name="T657"><text:s/></text:span><text:span text:style-name="T658">(A</text:span><text:span text:style-name="T659">nexo</text:span><text:span text:style-name="T660"><text:s/>22.1.6</text:span><text:span text:style-name="T661">)</text:span><text:span text:style-name="T662"><text:s/></text:span></text:p>
      <text:p text:style-name="P663"/>
      <text:p text:style-name="P664"><text:span text:style-name="T665">Resumo</text:span><text:span text:style-name="T666">:<text:s/></text:span><text:bookmark-start text:name="bkmResumoC17C18"/><text:span text:style-name="T667">Studies/Physical, eco and toxicological/Summary BR</text:span><text:bookmark-end text:name="bkmResumoC17C18"/></text:p>
      <text:p text:style-name="P668"><text:span text:style-name="T669">Resultado</text:span><text:span text:style-name="T670">:<text:s/></text:span><text:bookmark-start text:name="bkmResultadoC17C18"/><text:span text:style-name="T671">Studies/Physical, eco and toxicological/Result BR</text:span><text:bookmark-end text:name="bkmResultadoC17C18"/></text:p>
      <text:p text:style-name="P672"><text:span text:style-name="T673">R</text:span><text:span text:style-name="T674">ef.:</text:span><text:span text:style-name="T675"><text:s/></text:span><text:bookmark-start text:name="bkmReferenciaC17C18"/><text:span text:style-name="T676">Study/Physical, eco and toxicological/Reference</text:span><text:bookmark-end text:name="bkmReferenciaC17C18"/></text:p>
      <text:p text:style-name="P677"/>
      <text:p text:style-name="P678">22.1.7<text:s/>-<text:s/>Corrosividade<text:s/>(Anexo<text:s/>22.1.7)</text:p>
      <text:p text:style-name="P679"/>
      <text:p text:style-name="P680"><text:span text:style-name="T681">Resumo</text:span><text:span text:style-name="T682">:<text:s/></text:span><text:bookmark-start text:name="bkmResumoC19"/><text:span text:style-name="T683">Studies/Physical, eco and toxicological/Summary BR</text:span><text:bookmark-end text:name="bkmResumoC19"/></text:p>
      <text:p text:style-name="P684"><text:span text:style-name="T685">Resultado</text:span><text:span text:style-name="T686">:<text:s/></text:span><text:bookmark-start text:name="bkmResultadoC19"/><text:span text:style-name="T687">Studies/Physical, eco and toxicological/Result BR</text:span><text:bookmark-end text:name="bkmResultadoC19"/></text:p>
      <text:p text:style-name="P688"><text:span text:style-name="T689">Ref.:</text:span><text:span text:style-name="T690"><text:s/></text:span><text:bookmark-start text:name="bkmReferenciaC19"/><text:span text:style-name="T691">Study/Physical, eco and toxicological/Reference</text:span><text:bookmark-end text:name="bkmReferenciaC19"/></text:p>
      <text:p text:style-name="P692"/>
      <text:p text:style-name="P693">22.1.8<text:s/>-<text:s/>Estabilidade Térmica e ao Ar<text:s/>(Anexo<text:s/>22.1.8)</text:p>
      <text:p text:style-name="P694"/>
      <text:p text:style-name="P695"><text:span text:style-name="T696">Resumo</text:span><text:span text:style-name="T697">:<text:s/></text:span><text:bookmark-start text:name="bkmResumoC20"/><text:span text:style-name="T698">Studies/Physical, eco and toxicological/Summary BR</text:span><text:bookmark-end text:name="bkmResumoC20"/></text:p>
      <text:p text:style-name="P699"><text:span text:style-name="T700">Resultado</text:span><text:span text:style-name="T701">:</text:span><text:span text:style-name="T702"><text:s/></text:span><text:bookmark-start text:name="bkmResultadoC20"/><text:span text:style-name="T703">Studies/Physical, eco and toxicological/Result BR</text:span><text:bookmark-end text:name="bkmResultadoC20"/></text:p>
      <text:p text:style-name="Textoindependiente"><text:span text:style-name="T704">Ref.:</text:span><text:span text:style-name="T705"><text:s/></text:span><text:bookmark-start text:name="bkmReferenciaC20"/><text:span text:style-name="T706">Study/Physical, eco and toxicological/Reference</text:span><text:bookmark-end text:name="bkmReferenciaC20"/></text:p>
      <text:p text:style-name="P707"/>
      <text:p text:style-name="P708">22.1.9<text:s/>-<text:s/>Ponto de Fulgor<text:s/>(Anexo<text:s/>22.1.9)</text:p>
      <text:p text:style-name="P709"/>
      <text:p text:style-name="P710"><text:span text:style-name="T711">Resumo</text:span><text:span text:style-name="T712">:</text:span><text:span text:style-name="T713"><text:s/></text:span><text:bookmark-start text:name="bkmResumoC21"/><text:span text:style-name="T714">Studies/Physical, eco and toxicological/Summary BR</text:span><text:bookmark-end text:name="bkmResumoC21"/></text:p>
      <text:p text:style-name="P715"><text:span text:style-name="T716">Resultado</text:span><text:span text:style-name="T717">:<text:s/></text:span><text:bookmark-start text:name="bkmResultadoC21"/><text:span text:style-name="T718">Studies/Physical, eco and toxicological/Result BR</text:span><text:bookmark-end text:name="bkmResultadoC21"/></text:p>
      <text:p text:style-name="Textoindependiente"><text:span text:style-name="T719">Ref.:</text:span><text:span text:style-name="T720"><text:s/></text:span><text:bookmark-start text:name="bkmReferenciaC21"/><text:span text:style-name="T721">Study/Physical, eco and toxicological/Reference</text:span><text:bookmark-end text:name="bkmReferenciaC21"/></text:p>
      <text:p text:style-name="P722"/>
      <text:p text:style-name="P723"/>
      <text:p text:style-name="P724">22.2<text:s/>–<text:s/>Relatório de estudos de resíduos, intervalo de segurança e, quando for o caso, limite dos resíduos estranhos:</text:p>
      <text:p text:style-name="P725"/>
      <text:p text:style-name="P726"><text:bookmark-start text:name="bkmSemResiduo"/>Trata-se de registro de Produto Formulado com base em Produto Técnico Equivalente, e, segundo o Decreto Nº 5.981, de 06 de dezembro de 2006:</text:p>
      <text:p text:style-name="P727"/>
      <text:p text:style-name="P728">“Os estudos de resíduos constantes dos itens 18.4 e 19.2 e dos itens 21.4 e 22.2 do Anexo II, relacionados respectivamente a produtos formulados e produtos formulados com base em produto técnico equivalente, não serão exigidos dos produtos que, comparados a produtos formulados já registrados,  apresentarem todas as características a seguir:</text:p>
      <text:p text:style-name="P729">I - mesmo tipo de formulação;</text:p>
      <text:p text:style-name="P730">II - mesmas indicações de culturas e modalidades de emprego já registradas;</text:p>
      <text:p text:style-name="P731">III - aplicação de quantidade igual ou inferior de ingrediente ativo durante o ciclo ou safra da cultura; e</text:p>
      <text:p text:style-name="P732"><text:span text:style-name="T733">IV - intervalo de segurança igual ou superior.</text:span><text:bookmark-end text:name="bkmSemResiduo"/><text:span text:style-name="T734"><text:s/></text:span></text:p>
      <text:p text:style-name="P735"><text:bookmark-start text:name="bkmComResiduo"/></text:p>
      <table:table table:style-name="Table736">
        <table:table-columns>
          <table:table-column table:style-name="TableColumn737"/>
          <table:table-column table:style-name="TableColumn738"/>
        </table:table-columns>
        <table:table-row table:style-name="TableRow739">
          <table:table-cell table:style-name="TableCell740">
            <text:p text:style-name="P741">Laudo</text:p>
          </table:table-cell>
          <table:table-cell table:style-name="TableCell742">
            <text:p text:style-name="P743">Título / Instituição / Autor / Data</text:p>
          </table:table-cell>
        </table:table-row>
        <table:table-row table:style-name="TableRow744">
          <table:table-cell table:style-name="TableCell745">
            <text:p text:style-name="P746"><text:bookmark-start text:name="bkmResidueCode"/><text:bookmark-start text:name="bkmResidues"/><text:span text:style-name="T747">Studies/Residue/Code</text:span><text:bookmark-end text:name="bkmResidueCode"/><text:span text:style-name="T748"><text:s/></text:span></text:p>
          </table:table-cell>
          <table:table-cell table:style-name="TableCell749">
            <text:p text:style-name="P750"><text:bookmark-start text:name="bkmResidueTitle"/><text:span text:style-name="T751">Study/Residue/Laboratory - Title</text:span><text:bookmark-end text:name="bkmResidueTitle"/><text:span text:style-name="T752">.</text:span><text:bookmark-start text:name="bkmResidueLaboratory"/><text:span text:style-name="T753">Registration/Residue/Name</text:span><text:bookmark-end text:name="bkmResidueLaboratory"/><text:span text:style-name="T754">.</text:span><text:bookmark-start text:name="bkmResidueAuthor"/><text:span text:style-name="T755">Study/Residue/Author</text:span><text:bookmark-end text:name="bkmResidueAuthor"/><text:span text:style-name="T756"><text:s/></text:span></text:p>
            <text:p text:style-name="P757"><text:bookmark-start text:name="bkmResidueFieldTitle"/><text:span text:style-name="T758">Study/Residue/Field - Title</text:span><text:bookmark-end text:name="bkmResidueFieldTitle"/><text:span text:style-name="T759">.</text:span><text:bookmark-start text:name="bkmResidueFieldLab"/><text:span text:style-name="T760">Registration/Residue/Name</text:span><text:bookmark-end text:name="bkmResidueFieldLab"/><text:span text:style-name="T761">.</text:span><text:bookmark-start text:name="bkmResidueFieldAut"/><text:span text:style-name="T762">Study/Residue/Author</text:span><text:bookmark-end text:name="bkmResidueFieldAut"/><text:span text:style-name="T763"><text:s/></text:span></text:p>
            <text:p text:style-name="P764"/>
          </table:table-cell>
        </table:table-row>
      </table:table>
      <text:p text:style-name="P765"><text:bookmark-end text:name="bkmResidues"/></text:p>
      <text:p text:style-name="P766"><text:bookmark-start text:name="bkmResidueResult"/><text:bookmark-start text:name="bkmResidueResults"/><text:span text:style-name="T767">Study/Residue/ResultBR</text:span><text:bookmark-end text:name="bkmResidueResult"/><text:span text:style-name="T768"><text:s/></text:span></text:p>
      <text:p text:style-name="P769"/>
      <text:p text:style-name="P770"><text:bookmark-end text:name="bkmResidueResults"/></text:p>
      <text:p text:style-name="P771"><text:bookmark-end text:name="bkmComResiduo"/></text:p>
      <text:p text:style-name="P772">22.3 - Método analítico e sua sensibilidade para determinação de residuos de agrotóxico, para fins de monitoramento e fiscalização.</text:p>
      <text:p text:style-name="P773"/>
      <text:p text:style-name="P774"><text:bookmark-start text:name="bmkMetoSemResiduo"/>Trata-se de registro de Produto Formulado com base em Produto Técnico Equivalente, e, segundo o Decreto Nº 5.981, de 06 de dezembro de 2006:</text:p>
      <text:p text:style-name="P775"/>
      <text:p text:style-name="P776">“Os estudos de resíduos constantes dos itens 18.4 e 19.2 e dos itens 21.4 e 22.2 do Anexo II, relacionados respectivamente a produtos formulados e produtos formulados com base em produto técnico equivalente, não serão exigidos dos produtos que, comparados a produtos formulados já registrados,  apresentarem todas as características a seguir:</text:p>
      <text:p text:style-name="P777">I - mesmo tipo de formulação;</text:p>
      <text:p text:style-name="P778">II - mesmas indicações de culturas e modalidades de emprego já registradas;</text:p>
      <text:soft-page-break/>
      <text:p text:style-name="P779">III - aplicação de quantidade igual ou inferior de ingrediente ativo durante o ciclo ou safra da cultura; e</text:p>
      <text:p text:style-name="P780">IV - intervalo de segurança igual ou superior.</text:p>
      <text:p text:style-name="P781"><text:bookmark-start text:name="bmkMetoResiduo"/><text:bookmark-end text:name="bmkMetoSemResiduo"/><text:span text:style-name="T782">Segue anexo “Método analítico para determinação de resíduos de imidacloprido em diversas culturas”</text:span><text:span text:style-name="T783"><text:s/></text:span></text:p>
      <text:p text:style-name="P784"/>
      <text:p text:style-name="P785"><text:span text:style-name="T786">Segue anexo “Método analítico para determinação de resíduos de tiodicarbe em diversas culturas”</text:span><text:span text:style-name="T787"><text:s/></text:span></text:p>
      <text:p text:style-name="P788"/>
      <text:p text:style-name="P789"><text:bookmark-end text:name="bmkMetoResiduo"/></text:p>
      <text:p text:style-name="P790"/>
      <text:p text:style-name="P791">22.4 - Intervalo de reentrada de pessoas nas áreas tratadas<text:s/></text:p>
      <text:p text:style-name="P792"/>
      <text:p text:style-name="P793"><text:bookmark-start text:name="bkmInfoIntervalo2"/><text:span text:style-name="T794">Product/Formulated/Information/Description</text:span><text:bookmark-end text:name="bkmInfoIntervalo2"/><text:span text:style-name="T795"><text:s/></text:span></text:p>
      <text:p text:style-name="P796"/>
      <text:p text:style-name="P797">22.5 – Estudos toxicológicos agudos e de mutagenicidade</text:p>
      <text:p text:style-name="P798"/>
      <text:p text:style-name="P799">22.5.1<text:s/>Avaliação da dose letal 50 aguda oral<text:s/>(Anexo<text:s/>22.5.1)</text:p>
      <text:p text:style-name="P800"/>
      <text:p text:style-name="P801"><text:span text:style-name="T802">Resumo</text:span><text:span text:style-name="T803">:<text:s/></text:span><text:bookmark-start text:name="bkmResumoF111"/><text:span text:style-name="T804">Studies/Physical, eco and toxicological/Summary BR</text:span><text:bookmark-end text:name="bkmResumoF111"/></text:p>
      <text:p text:style-name="P805"><text:span text:style-name="T806">Resultado</text:span><text:span text:style-name="T807">:<text:s/></text:span><text:bookmark-start text:name="bkmResultadoF111"/><text:span text:style-name="T808">Studies/Physical, eco and toxicological/Result BR</text:span><text:bookmark-end text:name="bkmResultadoF111"/></text:p>
      <text:p text:style-name="P809"><text:span text:style-name="T810">Ref.:</text:span><text:span text:style-name="T811"><text:s/></text:span><text:bookmark-start text:name="bkmReferenciaF111"/><text:span text:style-name="T812">Study/Physical, eco and toxicological/Reference</text:span><text:bookmark-end text:name="bkmReferenciaF111"/></text:p>
      <text:p text:style-name="P813"/>
      <text:p text:style-name="P814">22.5.2<text:s/>Avaliação da dose letal 50 aguda dermal<text:s/>(Anexo<text:s/>22.5.2)</text:p>
      <text:p text:style-name="P815"/>
      <text:p text:style-name="P816"><text:span text:style-name="T817">Resumo</text:span><text:span text:style-name="T818">:<text:s/></text:span><text:bookmark-start text:name="bkmResumoF31"/><text:span text:style-name="T819">Studies/Physical, eco and toxicological/Summary BR</text:span><text:bookmark-end text:name="bkmResumoF31"/></text:p>
      <text:p text:style-name="P820"><text:span text:style-name="T821">Resultado</text:span><text:span text:style-name="T822">:<text:s/></text:span><text:bookmark-start text:name="bkmResultadoF31"/><text:span text:style-name="T823">Studies/Physical, eco and toxicological/Result BR</text:span><text:bookmark-end text:name="bkmResultadoF31"/></text:p>
      <text:p text:style-name="P824"><text:span text:style-name="T825">Ref.:</text:span><text:span text:style-name="T826"><text:s/></text:span><text:bookmark-start text:name="bkmReferenciaF31"/><text:span text:style-name="T827">Study/Physical, eco and toxicological/Reference</text:span><text:bookmark-end text:name="bkmReferenciaF31"/></text:p>
      <text:p text:style-name="P828"/>
      <text:p text:style-name="P829"><text:span text:style-name="T830">22.5.3 -</text:span><text:span text:style-name="T831"><text:s/>Avaliação da concentração letal 5</text:span><text:span text:style-name="T832">0</text:span><text:span text:style-name="T833"><text:s/>inalatória<text:s/></text:span><text:span text:style-name="T834">(A</text:span><text:span text:style-name="T835">nexo</text:span><text:span text:style-name="T836"><text:s/>22.5.3</text:span><text:span text:style-name="T837">)</text:span></text:p>
      <text:p text:style-name="P838"/>
      <text:p text:style-name="P839"><text:span text:style-name="T840">Resumo</text:span><text:span text:style-name="T841">:</text:span><text:span text:style-name="T842"><text:s/></text:span><text:bookmark-start text:name="bkmResumoF2"/><text:span text:style-name="T843">Studies/Physical, eco and toxicological/Summary BR</text:span><text:bookmark-end text:name="bkmResumoF2"/><text:span text:style-name="T844"><text:s/></text:span></text:p>
      <text:p text:style-name="P845"><text:span text:style-name="T846">Resultado</text:span><text:span text:style-name="T847">:<text:s/></text:span><text:bookmark-start text:name="bkmResultadoF2"/><text:span text:style-name="T848">Studies/Physical, eco and toxicological/Result BR</text:span><text:bookmark-end text:name="bkmResultadoF2"/></text:p>
      <text:p text:style-name="P849"><text:span text:style-name="T850">Ref.:</text:span><text:span text:style-name="T851"><text:s/></text:span><text:bookmark-start text:name="bkmReferenciaF2"/><text:span text:style-name="T852">Study/Physical, eco and toxicological/Reference</text:span><text:bookmark-end text:name="bkmReferenciaF2"/></text:p>
      <text:p text:style-name="P853"/>
      <text:p text:style-name="P854"><text:span text:style-name="T855">22.5.4 -</text:span><text:span text:style-name="T856"><text:s/>Avaliação de lesões oculares</text:span><text:span text:style-name="T857"><text:s/></text:span><text:span text:style-name="T858">(A</text:span><text:span text:style-name="T859">nexo</text:span><text:span text:style-name="T860"><text:s/>22.5.4</text:span><text:span text:style-name="T861">)</text:span></text:p>
      <text:p text:style-name="P862"/>
      <text:p text:style-name="P863"><text:span text:style-name="T864">Resumo</text:span><text:span text:style-name="T865">:</text:span><text:span text:style-name="T866"><text:s/></text:span><text:bookmark-start text:name="bkmResumoF4"/><text:span text:style-name="T867">Studies/Physical, eco and toxicological/Summary BR</text:span><text:bookmark-end text:name="bkmResumoF4"/></text:p>
      <text:p text:style-name="P868"><text:span text:style-name="T869">Resultado</text:span><text:span text:style-name="T870">:<text:s/></text:span><text:bookmark-start text:name="bkmResultadoF4"/><text:span text:style-name="T871">Studies/Physical, eco and toxicological/Result BR</text:span><text:bookmark-end text:name="bkmResultadoF4"/></text:p>
      <text:p text:style-name="P872"><text:span text:style-name="T873">Ref.:</text:span><text:span text:style-name="T874"><text:s/></text:span><text:bookmark-start text:name="bkmReferenciaF4"/><text:span text:style-name="T875">Study/Physical, eco and toxicological/Reference</text:span><text:bookmark-end text:name="bkmReferenciaF4"/></text:p>
      <text:p text:style-name="P876"/>
      <text:p text:style-name="P877">22.5.5<text:s/>- Avaliação de lesões cutâneas (Anexo<text:s/>22.5.5)</text:p>
      <text:p text:style-name="P878"/>
      <text:p text:style-name="P879"><text:span text:style-name="T880">Resumo</text:span><text:span text:style-name="T881">:<text:s/></text:span><text:bookmark-start text:name="bkmResumoF34"/><text:span text:style-name="T882">Studies/Physical, eco and toxicological/Summary BR</text:span><text:bookmark-end text:name="bkmResumoF34"/></text:p>
      <text:p text:style-name="P883"><text:span text:style-name="T884">Resultado</text:span><text:span text:style-name="T885">:<text:s/></text:span><text:bookmark-start text:name="bkmResultadoF34"/><text:span text:style-name="T886">Studies/Physical, eco and toxicological/Result BR</text:span><text:bookmark-end text:name="bkmResultadoF34"/></text:p>
      <text:p text:style-name="P887"><text:span text:style-name="T888">Ref.:</text:span><text:span text:style-name="T889"><text:s/></text:span><text:bookmark-start text:name="bkmReferenciaF34"/><text:span text:style-name="T890">Study/Physical, eco and toxicological/Reference</text:span><text:bookmark-end text:name="bkmReferenciaF34"/></text:p>
      <text:p text:style-name="P891"/>
      <text:p text:style-name="P892">22.5.6<text:s/>– Sensibilização Dérmica (Anexo<text:s/>22.5.6)</text:p>
      <text:p text:style-name="P893"/>
      <text:p text:style-name="P894"><text:span text:style-name="T895">Resumo</text:span><text:span text:style-name="T896">:<text:s/></text:span><text:bookmark-start text:name="bkmResumoFSC"/><text:span text:style-name="T897">Studies/Physical, eco and toxicological/Summary BR</text:span><text:bookmark-end text:name="bkmResumoFSC"/></text:p>
      <text:p text:style-name="P898"><text:span text:style-name="T899">Resultado</text:span><text:span text:style-name="T900">:<text:s/></text:span><text:bookmark-start text:name="bkmResultadoFSC"/><text:span text:style-name="T901">Studies/Physical, eco and toxicological/Result BR</text:span><text:bookmark-end text:name="bkmResultadoFSC"/></text:p>
      <text:p text:style-name="Textoindependiente"><text:span text:style-name="T902">Ref.:</text:span><text:span text:style-name="T903"><text:s/></text:span><text:bookmark-start text:name="bkmReferenciaFSC"/><text:span text:style-name="T904">Study/Physical, eco and toxicological/Reference</text:span><text:bookmark-end text:name="bkmReferenciaFSC"/></text:p>
      <text:p text:style-name="P905"/>
      <text:p text:style-name="P906">22.5.7 -<text:s/>Procariontes (Anexo<text:s/>22.5.7)</text:p>
      <text:p text:style-name="P907"/>
      <text:p text:style-name="P908"><text:span text:style-name="T909">Resumo</text:span><text:span text:style-name="T910">:<text:s/></text:span><text:bookmark-start text:name="bkmResumoG11"/><text:span text:style-name="T911">Studies/Physical, eco and toxicological/Summary BR</text:span><text:bookmark-end text:name="bkmResumoG11"/></text:p>
      <text:p text:style-name="P912"><text:span text:style-name="T913">Resultado</text:span><text:span text:style-name="T914">:<text:s/></text:span><text:bookmark-start text:name="bkmResultadoG11"/><text:span text:style-name="T915">Studies/Physical, eco and toxicological/Result BR</text:span><text:bookmark-end text:name="bkmResultadoG11"/></text:p>
      <text:p text:style-name="Textoindependiente"><text:span text:style-name="T916">Ref.:</text:span><text:span text:style-name="T917"><text:s/></text:span><text:bookmark-start text:name="bkmReferenciaG11"/><text:span text:style-name="T918">Study/Physical, eco and toxicological/Reference</text:span><text:bookmark-end text:name="bkmReferenciaG11"/></text:p>
      <text:p text:style-name="P919"/>
      <text:p text:style-name="P920">22.5.8<text:s/>-<text:s/>Eucariontes (Anexo<text:s/>22.5.8)</text:p>
      <text:p text:style-name="P921"/>
      <text:p text:style-name="P922"><text:span text:style-name="T923">Resumo</text:span><text:span text:style-name="T924">:<text:s/></text:span><text:bookmark-start text:name="bkmResumoG12"/><text:span text:style-name="T925">Studies/Physical, eco and toxicological/Summary BR</text:span><text:bookmark-end text:name="bkmResumoG12"/></text:p>
      <text:p text:style-name="P926"><text:span text:style-name="T927">Resultado</text:span><text:span text:style-name="T928">:<text:s/></text:span><text:bookmark-start text:name="bkmResultadoG12"/><text:span text:style-name="T929">Studies/Physical, eco and toxicological/Result BR</text:span><text:bookmark-end text:name="bkmResultadoG12"/></text:p>
      <text:p text:style-name="Textoindependiente"><text:span text:style-name="T930">Ref.:</text:span><text:span text:style-name="T931"><text:s/></text:span><text:bookmark-start text:name="bkmReferenciaG12"/><text:span text:style-name="T932">Study/Physical, eco and toxicological/Reference</text:span><text:bookmark-end text:name="bkmReferenciaG12"/></text:p>
      <text:p text:style-name="P933"/>
      <text:p text:style-name="P934">22.6. Antídoto ou tratamento disponível no País, para os casos de intoxicação humana:</text:p>
      <text:p text:style-name="P935"/>
      <text:p text:style-name="P936"><text:bookmark-start text:name="bkmProAntidoto"/><text:span text:style-name="T937">Product/Formulated/Information/Description</text:span><text:bookmark-end text:name="bkmProAntidoto"/></text:p>
      <text:p text:style-name="P938"/>
      <text:p text:style-name="P939">22.7.<text:s/>Informações referentes a sua compatibilidade com outros produtos.<text:s/></text:p>
      <text:p text:style-name="P940"/>
      <text:p text:style-name="P941"><text:bookmark-start text:name="bkmProInfoCompatibil"/><text:span text:style-name="T942">Product/Formulated/Information/Description</text:span><text:bookmark-end text:name="bkmProInfoCompatibil"/></text:p>
      <text:p text:style-name="P943"/>
      <text:p text:style-name="P944">22.8. OUTROS DADOS, INFORMAÇÕES OU DOCUMENTOS EXIGIDOS EM NORMAS COMPLEMENTARES<text:s/></text:p>
      <text:p text:style-name="P945"/>
      <text:p text:style-name="P946">22.8.1<text:s/>Sumário dos dados relacionados aos efeitos sobre o ambiente para o produto formulado (Anexo<text:s/>I, item 16 da<text:s/>Portaria nº03, de 16 de janeiro de 1992)</text:p>
      <text:p text:style-name="P947"/>
      <text:p text:style-name="P948"><text:span text:style-name="T949">Microrganismos – Ciclo do Carbono</text:span><text:span text:style-name="T950"><text:s/></text:span><text:span text:style-name="T951">(Anexo 22.8.1.1)</text:span></text:p>
      <text:p text:style-name="P952"/>
      <text:p text:style-name="P953"><text:span text:style-name="T954">Resumo</text:span><text:span text:style-name="T955">:<text:s/></text:span><text:bookmark-start text:name="bkmResumoD11"/><text:span text:style-name="T956">Studies/Physical, eco and toxicological/Summary BR</text:span><text:bookmark-end text:name="bkmResumoD11"/></text:p>
      <text:p text:style-name="Textoindependiente"><text:span text:style-name="T957">Resultado</text:span><text:span text:style-name="T958">:</text:span><text:bookmark-start text:name="bkmResultadoD11"/><text:span text:style-name="T959">Studies/Physical, eco and toxicological/Result BR</text:span><text:bookmark-end text:name="bkmResultadoD11"/></text:p>
      <text:p text:style-name="Textoindependiente"><text:span text:style-name="T960">Ref.:<text:s/></text:span><text:bookmark-start text:name="bkmReferenciaD11"/><text:span text:style-name="T961">Study/Physical, eco and toxicological/Reference</text:span><text:bookmark-end text:name="bkmReferenciaD11"/></text:p>
      <text:p text:style-name="P962"/>
      <text:p text:style-name="P963"><text:span text:style-name="T964">Microrganismos – Ciclo do Nitrogênio</text:span><text:span text:style-name="T965"><text:s/></text:span><text:span text:style-name="T966">(Anexo 22.8.1.2)</text:span></text:p>
      <text:p text:style-name="P967"/>
      <text:p text:style-name="P968"><text:span text:style-name="T969">Resumo:</text:span><text:span text:style-name="T970"><text:s/></text:span><text:bookmark-start text:name="bkmResumoD12"/><text:span text:style-name="T971">Studies/Physical, eco and toxicological/Summary BR</text:span><text:bookmark-end text:name="bkmResumoD12"/></text:p>
      <text:p text:style-name="P972"><text:span text:style-name="T973">Resultado:</text:span><text:span text:style-name="T974"><text:s/></text:span><text:bookmark-start text:name="bkmResultadoD12"/><text:span text:style-name="T975">Studies/Physical, eco and toxicological/Result BR</text:span><text:bookmark-end text:name="bkmResultadoD12"/></text:p>
      <text:p text:style-name="P976"><text:span text:style-name="T977">Ref.:</text:span><text:span text:style-name="T978"><text:s/></text:span><text:bookmark-start text:name="bkmReferenciaD12"/><text:span text:style-name="T979">Study/Physical, eco and toxicological/Reference</text:span><text:bookmark-end text:name="bkmReferenciaD12"/></text:p>
      <text:p text:style-name="P980"/>
      <text:p text:style-name="P981"><text:span text:style-name="T982">Algas</text:span><text:span text:style-name="T983"><text:s/>(Anexo 22.8.</text:span><text:span text:style-name="T984">1.</text:span><text:span text:style-name="T985">3)</text:span></text:p>
      <text:p text:style-name="P986"/>
      <text:p text:style-name="P987"><text:span text:style-name="T988">Resumo</text:span><text:span text:style-name="T989">:<text:s/></text:span><text:bookmark-start text:name="bkmResumoD2"/><text:span text:style-name="T990">Studies/Physical, eco and toxicological/Summary BR</text:span><text:bookmark-end text:name="bkmResumoD2"/></text:p>
      <text:p text:style-name="P991"><text:span text:style-name="T992">Resultado</text:span><text:span text:style-name="T993">:<text:s/></text:span><text:bookmark-start text:name="bkmResultadoD2"/><text:span text:style-name="T994">Studies/Physical, eco and toxicological/Result BR</text:span><text:bookmark-end text:name="bkmResultadoD2"/></text:p>
      <text:p text:style-name="P995"><text:span text:style-name="T996">Ref.:<text:s/></text:span><text:bookmark-start text:name="bkmReferenciaD2"/><text:span text:style-name="T997">Study/Physical, eco and toxicological/Reference</text:span><text:bookmark-end text:name="bkmReferenciaD2"/></text:p>
      <text:p text:style-name="P998"/>
      <text:p text:style-name="P999"><text:span text:style-name="T1000">Organismos do solo (Anexo 22.8.</text:span><text:span text:style-name="T1001">1.</text:span><text:span text:style-name="T1002">4)</text:span></text:p>
      <text:p text:style-name="P1003"/>
      <text:p text:style-name="P1004"><text:span text:style-name="T1005">Resumo</text:span><text:span text:style-name="T1006">:<text:s/></text:span><text:bookmark-start text:name="bkmResumoD3"/><text:span text:style-name="T1007">Studies/Physical, eco and toxicological/Summary BR</text:span><text:bookmark-end text:name="bkmResumoD3"/></text:p>
      <text:p text:style-name="P1008"><text:span text:style-name="T1009">Resultado</text:span><text:span text:style-name="T1010">:<text:s/></text:span><text:bookmark-start text:name="bkmResultadoD3"/><text:span text:style-name="T1011">Studies/Physical, eco and toxicological/Result BR</text:span><text:bookmark-end text:name="bkmResultadoD3"/></text:p>
      <text:p text:style-name="P1012"><text:span text:style-name="T1013">Ref.:<text:s/></text:span><text:bookmark-start text:name="bkmReferenciaD3"/><text:span text:style-name="T1014">Study/Physical, eco and toxicological/Reference</text:span><text:bookmark-end text:name="bkmReferenciaD3"/></text:p>
      <text:p text:style-name="P1015"/>
      <text:p text:style-name="P1016"><text:span text:style-name="T1017">Abelhas</text:span><text:span text:style-name="T1018"><text:s/>(Anexo 22.8.</text:span><text:span text:style-name="T1019">1.</text:span><text:span text:style-name="T1020">5)</text:span></text:p>
      <text:p text:style-name="P1021"/>
      <text:p text:style-name="P1022"><text:span text:style-name="T1023">Resumo</text:span><text:span text:style-name="T1024">:<text:s/></text:span><text:bookmark-start text:name="bkmResumoD4"/><text:span text:style-name="T1025">Studies/Physical, eco and toxicological/Summary BR</text:span><text:bookmark-end text:name="bkmResumoD4"/></text:p>
      <text:p text:style-name="P1026"><text:span text:style-name="T1027">Resultado</text:span><text:span text:style-name="T1028">:<text:s/></text:span><text:bookmark-start text:name="bkmResultadoD4"/><text:span text:style-name="T1029">Studies/Physical, eco and toxicological/Result BR</text:span><text:bookmark-end text:name="bkmResultadoD4"/></text:p>
      <text:p text:style-name="P1030"><text:span text:style-name="T1031">Ref.:<text:s/></text:span><text:bookmark-start text:name="bkmReferenciaD4"/><text:span text:style-name="T1032">Study/Physical, eco and toxicological/Reference</text:span><text:bookmark-end text:name="bkmReferenciaD4"/></text:p>
      <text:p text:style-name="P1033"/>
      <text:p text:style-name="P1034">Microcrustáceos Agudo (Anexo 22.8.1.6)</text:p>
      <text:p text:style-name="P1035"/>
      <text:p text:style-name="P1036"><text:span text:style-name="T1037">Resumo</text:span><text:span text:style-name="T1038">:<text:s/></text:span><text:bookmark-start text:name="bkmResumoD51"/><text:span text:style-name="T1039">Studies/Physical, eco and toxicological/Summary BR</text:span><text:bookmark-end text:name="bkmResumoD51"/></text:p>
      <text:p text:style-name="P1040"><text:span text:style-name="T1041">Resultado</text:span><text:span text:style-name="T1042">:<text:s/></text:span><text:bookmark-start text:name="bkmResultadoD51"/><text:span text:style-name="T1043">Studies/Physical, eco and toxicological/Result BR</text:span><text:bookmark-end text:name="bkmResultadoD51"/></text:p>
      <text:p text:style-name="P1044"><text:span text:style-name="T1045">Ref.:<text:s/></text:span><text:bookmark-start text:name="bkmReferenciaD51"/><text:span text:style-name="T1046">Study/Physical, eco and toxicological/Reference</text:span><text:bookmark-end text:name="bkmReferenciaD51"/></text:p>
      <text:p text:style-name="P1047"/>
      <text:p text:style-name="P1048"><text:span text:style-name="T1049">Peixes Agudo<text:s/></text:span><text:span text:style-name="T1050">(Anexo 22.8.</text:span><text:span text:style-name="T1051">1.</text:span><text:span text:style-name="T1052">7)</text:span></text:p>
      <text:p text:style-name="P1053"/>
      <text:p text:style-name="P1054"><text:span text:style-name="T1055">Resumo</text:span><text:span text:style-name="T1056">:<text:s/></text:span><text:bookmark-start text:name="bkmResumoD61"/><text:span text:style-name="T1057">Studies/Physical, eco and toxicological/Summary BR</text:span><text:bookmark-end text:name="bkmResumoD61"/></text:p>
      <text:p text:style-name="P1058"><text:span text:style-name="T1059">Resultado</text:span><text:span text:style-name="T1060">:<text:s/></text:span><text:bookmark-start text:name="bkmResultadoD61"/><text:span text:style-name="T1061">Studies/Physical, eco and toxicological/Result BR</text:span><text:bookmark-end text:name="bkmResultadoD61"/></text:p>
      <text:p text:style-name="P1062"><text:span text:style-name="T1063">Ref.:<text:s/></text:span><text:bookmark-start text:name="bkmReferenciaD61"/><text:span text:style-name="T1064">Study/Physical, eco and toxicological/Reference</text:span><text:bookmark-end text:name="bkmReferenciaD61"/></text:p>
      <text:p text:style-name="P1065"/>
      <text:p text:style-name="P1066"><text:span text:style-name="T1067">Aves Dose única<text:s/></text:span><text:span text:style-name="T1068">(Anexo 22.8.</text:span><text:span text:style-name="T1069">1.</text:span><text:span text:style-name="T1070">8)</text:span></text:p>
      <text:p text:style-name="P1071"/>
      <text:p text:style-name="P1072"><text:span text:style-name="T1073">Resumo</text:span><text:span text:style-name="T1074">:<text:s/></text:span><text:bookmark-start text:name="bkmResumoD81"/><text:span text:style-name="T1075">Studies/Physical, eco and toxicological/Summary BR</text:span><text:bookmark-end text:name="bkmResumoD81"/></text:p>
      <text:p text:style-name="P1076"><text:span text:style-name="T1077">Resultado</text:span><text:span text:style-name="T1078">:<text:s/></text:span><text:bookmark-start text:name="bkmResultadoD81"/><text:span text:style-name="T1079">Studies/Physical, eco and toxicological/Result BR</text:span><text:bookmark-end text:name="bkmResultadoD81"/></text:p>
      <text:p text:style-name="P1080"><text:span text:style-name="T1081">Ref.:<text:s/></text:span><text:bookmark-start text:name="bkmReferenciaD81"/><text:span text:style-name="T1082">Study/Physical, eco and toxicological/Reference</text:span><text:bookmark-end text:name="bkmReferenciaD81"/></text:p>
      <text:p text:style-name="P1083"/>
      <text:p text:style-name="P1084">22.8.2.<text:s/>Sumário dos dados relacionados aos efeitos sobre o ambiente para o produto técnico<text:s/>(Anexo I, item 16 da Portaria nº03, de 16 de janeiro de 1992)</text:p>
      <text:p text:style-name="P1085"/>
      <text:p text:style-name="P1086"><text:span text:style-name="T1087">Não se aplica. Trata-se de Registro de Produto Formulado com base em Registro de Produto Técnico por Equivalência, e, portanto, estas características são equivalentes ao produto</text:span><text:span text:style-name="T1088">s</text:span><text:span text:style-name="T1089"><text:s/>técnico</text:span><text:span text:style-name="T1090">s</text:span><text:span text:style-name="T1091"><text:s/>de referência</text:span><text:span text:style-name="T1092"><text:s/></text:span><text:bookmark-start text:name="bkmProProcesso"/><text:span text:style-name="T1093">Product/Technical/Name + Process/Federal registration/MAPA protocol</text:span><text:bookmark-end text:name="bkmProProcesso"/><text:span text:style-name="T1094">, de<text:s/></text:span><text:span text:style-name="T1095">acordo com Lista Positiva de Produtos Técnicos de Referência, emitida pela ANVISA</text:span><text:span text:style-name="T1096"><text:s/>em 10 de maio de 2010</text:span><text:span text:style-name="T1097">.</text:span></text:p>
      <text:p text:style-name="P1098"><text:span text:style-name="T1099">22.8.3. Declaração da Composição Quali-Quantitativa do produto técnico. (Anexo 22.8.3)</text:span></text:p>
      <text:p text:style-name="P1100"><text:span text:style-name="T1101">Segue anexa a Declaração da Composição Quali-quantitativa do</text:span><text:span text:style-name="T1102">(s)</text:span><text:span text:style-name="T1103"><text:s/>produto</text:span><text:span text:style-name="T1104">(s)</text:span><text:span text:style-name="T1105"><text:s/></text:span><text:bookmark-start text:name="bkmProTecn2283"/><text:span text:style-name="T1106">Product/Technical/Name</text:span><text:bookmark-end text:name="bkmProTecn2283"/><text:span text:style-name="T1107">, com base no estudo de análise das 5 bateladas</text:span><text:span text:style-name="T1108">.</text:span></text:p>
      <text:p text:style-name="P1109"/>
      <text:p text:style-name="P1110">22.8.4.<text:s/>Ficha de Emergência<text:s/>(Anexo 22.8.4.)</text:p>
      <text:p text:style-name="P1111"/>
      <text:p text:style-name="P1112"><text:span text:style-name="T1113">Segue anexa Ficha de Emergência elaborada pela<text:s/></text:span><text:bookmark-start text:name="bkmProFichaEmer"/><text:span text:style-name="T1114">Source/Name</text:span><text:bookmark-end text:name="bkmProFichaEmer"/><text:span text:style-name="T1115">.</text:span></text:p>
      <text:p text:style-name="P1116"/>
      <text:list text:style-name="LFO34" text:continue-numbering="true">
        <text:list-item>
          <text:list>
            <text:list-item>
              <text:list>
                <text:list-item>
                  <text:p text:style-name="P1117"><text:span text:style-name="T1118">Metodologia validada para determinação de teor de ingrediente ativo, de acordo com a ABNT ou norma internacionalmente reconhecida:</text:span><text:span text:style-name="T1119"><text:s/>(Anexo 22.8.5</text:span><text:span text:style-name="T1120">)</text:span></text:p>
                </text:list-item>
              </text:list>
            </text:list-item>
          </text:list>
        </text:list-item>
      </text:list>
      <text:p text:style-name="P1121"/>
      <text:p text:style-name="P1122"><text:span text:style-name="T1123">Segue anexo o Método de Análise de Teor validado do</text:span><text:span text:style-name="T1124">(</text:span><text:span text:style-name="T1125">s</text:span><text:span text:style-name="T1126">)</text:span><text:span text:style-name="T1127"><text:s/>ingrediente</text:span><text:span text:style-name="T1128">(</text:span><text:span text:style-name="T1129">s</text:span><text:span text:style-name="T1130">)</text:span><text:span text:style-name="T1131"><text:s/>ativo</text:span><text:span text:style-name="T1132">(</text:span><text:span text:style-name="T1133">s</text:span><text:span text:style-name="T1134">)</text:span><text:span text:style-name="T1135"><text:s/></text:span><text:bookmark-start text:name="bkmAIName14"/><text:span text:style-name="T1136">Product/Active ingredient/Common name</text:span><text:bookmark-end text:name="bkmAIName14"/><text:span text:style-name="T1137"><text:s/></text:span><text:span text:style-name="T1138">em produtos técnico e formulado, conforme NBR-14029.</text:span></text:p>
      <text:p text:style-name="P1139"/>
      <text:p text:style-name="P1140"><text:span text:style-name="T1141">Ref</text:span><text:span text:style-name="T1142">.:<text:s/></text:span><text:bookmark-start text:name="bkmReferenciaVM"/><text:span text:style-name="T1143">Study/Physical, eco and toxicological/Reference</text:span><text:bookmark-end text:name="bkmReferenciaVM"/><text:span text:style-name="T1144"><text:s/></text:span><text:span text:style-name="T1145"><text:s/></text:span></text:p>
      <text:p text:style-name="P1146"/>
      <text:list text:style-name="LFO34" text:continue-numbering="true">
        <text:list-item>
          <text:list>
            <text:list-item>
              <text:list>
                <text:list-item>
                  <text:p text:style-name="P1147">Peticionamento Eletrônico gerado no SIA e Taxa de Avaliação Toxicológica<text:s/></text:p>
                </text:list-item>
              </text:list>
            </text:list-item>
          </text:list>
        </text:list-item>
      </text:list>
      <text:p text:style-name="P1148"/>
      <text:p text:style-name="Normal"><text:span text:style-name="T1149">Segue anexos à capa do requerimento:</text:span></text:p>
      <text:p text:style-name="P1150"/>
      <text:p text:style-name="P1151"><text:bookmark-start text:name="bkmTaxas"/><text:span text:style-name="T1152">Peticionamento Eletrônico, Transação nº<text:s/></text:span><text:bookmark-start text:name="bkmTaxNumber"/><text:span text:style-name="T1153">Process/Federal registration/Tax/Petitioning number</text:span><text:bookmark-end text:name="bkmTaxNumber"/><text:span text:style-name="T1154">;<text:s/></text:span></text:p>
      <text:soft-page-break/>
      <text:p text:style-name="P1155"><text:span text:style-name="T1156">Comprovante de pagamento da taxa no valor de R$</text:span><text:bookmark-start text:name="bkmTaxPrice"/><text:span text:style-name="T1157">Process/Federal registration/Tax/Price</text:span><text:bookmark-end text:name="bkmTaxPrice"/><text:span text:style-name="T1158">.</text:span><text:bookmark-end text:name="bkmTaxas"/></text:p>
      <text:p text:style-name="P1159"/>
      <text:list text:style-name="LFO34" text:continue-numbering="true">
        <text:list-item>
          <text:list>
            <text:list-item>
              <text:list>
                <text:list-item>
                  <text:p text:style-name="P1160"><text:span text:style-name="T1161">Cópia do Certificado de Registro Especial Temporário – RET</text:span><text:span text:style-name="T1162"><text:s/></text:span><text:span text:style-name="T1163">(Anexo</text:span><text:span text:style-name="T1164"><text:s/></text:span><text:span text:style-name="T1165">11.10</text:span><text:span text:style-name="T1166">)</text:span></text:p>
                </text:list-item>
              </text:list>
            </text:list-item>
          </text:list>
        </text:list-item>
      </text:list>
      <text:p text:style-name="P1167"/>
      <text:p text:style-name="P1168"><text:bookmark-start text:name="bkmRets"/><text:span text:style-name="T1169">Segue RET nº<text:s/></text:span><text:bookmark-start text:name="bkmRetNumero"/><text:span text:style-name="T1170">Sample/EUP/Certificate number</text:span><text:bookmark-end text:name="bkmRetNumero"/><text:span text:style-name="T1171">, emitido em<text:s/></text:span><text:bookmark-start text:name="bkmRetDate"/><text:span text:style-name="T1172">Sample/EUP/Certificate date</text:span><text:bookmark-end text:name="bkmRetDate"/><text:span text:style-name="T1173"><text:s/>com validade até<text:s/></text:span><text:bookmark-start text:name="bkmRetValidade"/><text:span text:style-name="T1174">Sample/EUP/Certificate expiration</text:span><text:bookmark-end text:name="bkmRetValidade"/><text:span text:style-name="T1175">, que suporta as pesquisas realizadas para o produto<text:s/></text:span><text:bookmark-start text:name="bkmProCodigo"/><text:span text:style-name="T1176">Product/Technical/Code</text:span><text:bookmark-end text:name="bkmProCodigo"/><text:span text:style-name="T1177">.</text:span><text:bookmark-end text:name="bkmRets"/></text:p>
      <text:p text:style-name="P1178"/>
      <text:list text:style-name="LFO34" text:continue-numbering="true">
        <text:list-item>
          <text:list>
            <text:list-item>
              <text:list>
                <text:list-item>
                  <text:p text:style-name="P1179">Cópia dos<text:s/>comprovantes ou<text:s/>protocolos<text:s/>no Brasil de seus componentes, inclusive do produto técnico.<text:s/>(Anexo 13.10)</text:p>
                </text:list-item>
              </text:list>
            </text:list-item>
          </text:list>
        </text:list-item>
      </text:list>
      <text:p text:style-name="P1180"/>
      <text:p text:style-name="P1181"><text:bookmark-start text:name="bkmReg"/><text:span text:style-name="T1182">Cópia dos protocolos de requerimento de registro</text:span><text:span text:style-name="T1183"><text:s/></text:span><text:bookmark-start text:name="bkmProdNomeTipo"/><text:span text:style-name="T1184">do produto</text:span><text:bookmark-end text:name="bkmProdNomeTipo"/><text:span text:style-name="T1185"><text:s/></text:span><text:bookmark-start text:name="bkmTecnNome"/><text:span text:style-name="T1186">Product/Tecnical/Name</text:span><text:bookmark-end text:name="bkmTecnNome"/><text:span text:style-name="T1187"><text:s/></text:span><text:span text:style-name="T1188">no MAPA, ANVISA e IBAMA, realizados em<text:s/></text:span><text:bookmark-start text:name="bmkProRegData"/><text:span text:style-name="T1189">Process/Federal registration/MAPA protocol date</text:span><text:bookmark-end text:name="bmkProRegData"/><text:span text:style-name="T1190">.</text:span></text:p>
      <text:p text:style-name="P1191"><text:span text:style-name="T1192">- Processo no MAPA sob nº<text:s/></text:span><text:bookmark-start text:name="bkmRegMapa"/><text:span text:style-name="T1193">Process/Federal Registration/ MAPA Protocol</text:span><text:bookmark-end text:name="bkmRegMapa"/></text:p>
      <text:p text:style-name="P1194"><text:span text:style-name="T1195">- Processo na ANVISA sob nº<text:s/></text:span><text:bookmark-start text:name="bkmRegAnvisa"/><text:span text:style-name="T1196">Process/Federal Registration/ Anvisa Protocol</text:span><text:bookmark-end text:name="bkmRegAnvisa"/></text:p>
      <text:p text:style-name="P1197"><text:span text:style-name="T1198">- Processo no IBAMA sob nº<text:s/></text:span><text:bookmark-start text:name="bkmRegIbama"/><text:span text:style-name="T1199">Process/Federal Registration/ Ibama Protocol</text:span><text:bookmark-end text:name="bkmRegIbama"/></text:p>
      <text:p text:style-name="P1200"/>
      <text:p text:style-name="P1201"><text:span text:style-name="T1202"><text:s/></text:span><text:bookmark-end text:name="bkmReg"/></text:p>
      <text:p text:style-name="P1203"/>
      <text:p text:style-name="P1204"/>
      <text:p text:style-name="P1205"/>
      <text:p text:style-name="P1206"/>
      <text:p text:style-name="P1207"><text:span text:style-name="T1208">Curitiba,<text:s/></text:span><text:bookmark-start text:name="bkmData"/><text:span text:style-name="T1209">Date</text:span><text:bookmark-end text:name="bkmData"/><text:span text:style-name="T1210">.</text:span></text:p>
      <text:p text:style-name="P1211"/>
      <text:p text:style-name="P1212"/>
      <text:p text:style-name="P1213"/>
      <table:table table:style-name="Table1214">
        <table:table-columns>
          <table:table-column table:style-name="TableColumn1215"/>
        </table:table-columns>
        <table:table-row table:style-name="TableRow1216">
          <table:table-cell table:style-name="TableCell1217">
            <text:p text:style-name="P1218"><text:span text:style-name="T1219">ALTA – América Latina Tecnologia Agrícola</text:span></text:p>
            <text:p text:style-name="P1220"><text:bookmark-start text:name="bkmAssCargo"/><text:span text:style-name="T1221">User/Job title</text:span><text:bookmark-end text:name="bkmAssCargo"/><text:span text:style-name="T1222"><text:s/></text:span><text:bookmark-start text:name="bkmAssNome"/><text:span text:style-name="T1223">User/Name</text:span><text:bookmark-end text:name="bkmAssNome"/><text:span text:style-name="T1224"><text:s/></text:span><text:span text:style-name="T1225">/<text:s/></text:span><text:bookmark-start text:name="bkmAssCr"/><text:span text:style-name="T1226">User/Regional council</text:span><text:bookmark-end text:name="bkmAssCr"/></text:p>
            <text:p text:style-name="P1227"><text:span text:style-name="T1228">Responsável Técnico e Representante Legal</text:span></text:p>
          </table:table-cell>
        </table:table-row>
      </table:table>
      <text:p text:style-name="P1229"/>
      <text:p text:style-name="P12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Times" svg:font-family="Times" style:font-family-generic="roman" style:font-pitch="variable" svg:panose-1="2 2 6 3 5 4 5 2 3 4"/>
    <style:font-face style:name="Courier" svg:font-family="Courier" style:font-family-generic="modern" style:font-pitch="fixed" svg:panose-1="2 7 4 9 2 2 5 2 4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text-align="justify" fo:margin-left="0.9451in">
        <style:tab-stops/>
      </style:paragraph-properties>
      <style:text-properties fo:font-weight="bold" style:font-weight-asian="bold" style:font-weight-complex="bold" fo:font-size="11pt" style:font-size-asian="11pt" fo:language="pt" fo:country="BR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text-align="justify"/>
      <style:text-properties fo:font-weight="bold" style:font-weight-asian="bold" fo:color="#FF0000" fo:font-size="11pt" style:font-size-asian="11pt" fo:language="pt" fo:country="BR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text-align="justify"/>
      <style:text-properties fo:font-weight="bold" style:font-weight-asian="bold" fo:font-size="11pt" style:font-size-asian="11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text-align="justify" fo:text-indent="0.0069in">
        <style:tab-stops>
          <style:tab-stop style:type="left" style:position="2.7562in"/>
        </style:tab-stops>
      </style:paragraph-properties>
      <style:text-properties fo:font-style="italic" style:font-style-asian="italic" style:font-style-complex="italic" fo:language="pt" fo:country="BR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text-align="center"/>
      <style:text-properties fo:font-weight="bold" style:font-weight-asian="bold" fo:font-size="10pt" style:font-size-asian="10pt" fo:language="pt" fo:country="BR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text-align="justify" fo:margin-left="0.5in">
        <style:tab-stops/>
      </style:paragraph-properties>
      <style:text-properties fo:font-weight="bold" style:font-weight-asian="bold" style:font-weight-complex="bold" fo:font-size="11pt" style:font-size-asian="11pt" fo:language="pt" fo:country="BR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text-align="center"/>
      <style:text-properties fo:font-style="italic" style:font-style-asian="italic" style:font-style-complex="italic" fo:font-size="11pt" style:font-size-asian="11pt" style:font-size-complex="11pt" fo:language="pt" fo:country="BR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margin-left="0.0083in" fo:text-indent="-0.0083in">
        <style:tab-stops/>
      </style:paragraph-properties>
      <style:text-properties fo:font-style="italic" style:font-style-asian="italic" style:font-style-complex="italic" fo:font-size="10pt" style:font-size-asian="10pt" fo:language="pt" fo:country="BR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text-align="center" fo:margin-left="-0.0555in" fo:text-indent="0.0555in">
        <style:tab-stops/>
      </style:paragraph-properties>
      <style:text-properties fo:font-weight="bold" style:font-weight-asian="bold" fo:font-size="11pt" style:font-size-asian="11pt" style:font-size-complex="10pt" fo:language="pt" fo:country="BR" fo:hyphenate="false"/>
    </style:style>
    <style:style style:name="Normal" style:display-name="Normal" style:family="paragraph">
      <style:text-properties fo:font-size="12pt" style:font-size-asian="12pt" style:font-size-complex="12pt"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Númerodepágina" style:display-name="Número de página" style:family="text" style:parent-style-name="Fuentedepárrafopredeter."/>
    <style:style style:name="Sangríadetextonormal" style:display-name="Sangría de texto normal" style:family="paragraph" style:parent-style-name="Normal">
      <style:paragraph-properties fo:text-align="justify" fo:margin-left="0.4722in">
        <style:tab-stops/>
      </style:paragraph-properties>
      <style:text-properties fo:language="pt" fo:country="BR" fo:hyphenate="false"/>
    </style:style>
    <style:style style:name="Textoindependiente2" style:display-name="Texto independiente 2" style:family="paragraph" style:parent-style-name="Normal">
      <style:paragraph-properties fo:text-align="justify"/>
      <style:text-properties style:font-name="Arial" style:font-name-complex="Arial" fo:language="pt" fo:country="BR" style:language-asian="pt" style:country-asian="BR" fo:hyphenate="false"/>
    </style:style>
    <style:style style:name="Textoindependiente3" style:display-name="Texto independiente 3" style:family="paragraph" style:parent-style-name="Normal">
      <style:paragraph-properties fo:widows="0" fo:orphans="0" fo:text-align="justify" fo:line-height="150%"/>
      <style:text-properties style:font-name="Arial" style:font-name-complex="Arial" fo:font-weight="bold" style:font-weight-asian="bold" style:font-weight-complex="bold" fo:language="pt" fo:country="BR" style:language-asian="pt" style:country-asian="BR" fo:hyphenate="false"/>
    </style:style>
    <style:style style:name="Textoindependiente" style:display-name="Texto independiente" style:family="paragraph" style:parent-style-name="Normal">
      <style:paragraph-properties fo:text-align="justify"/>
      <style:text-properties fo:font-size="11pt" style:font-size-asian="11pt" fo:language="pt" fo:country="BR" fo:hyphenate="false"/>
    </style:style>
    <style:style style:name="Sangría2det.independiente" style:display-name="Sangría 2 de t. independiente" style:family="paragraph" style:parent-style-name="Normal">
      <style:paragraph-properties fo:text-align="justify" fo:margin-left="0.5in">
        <style:tab-stops/>
      </style:paragraph-properties>
      <style:text-properties fo:font-size="11pt" style:font-size-asian="11pt" fo:language="pt" fo:country="BR" fo:hyphenate="false"/>
    </style:style>
    <style:style style:name="Corpodetexto21" style:display-name="Corpo de texto 21" style:family="paragraph" style:parent-style-name="Normal">
      <style:paragraph-properties fo:text-align="justify"/>
      <style:text-properties style:font-name="Arial" fo:language="pt" fo:country="BR" style:language-asian="de" style:country-asian="DE" fo:hyphenate="false"/>
    </style:style>
    <style:style style:name="Sangría3det.independiente" style:display-name="Sangría 3 de t. independiente" style:family="paragraph" style:parent-style-name="Normal">
      <style:paragraph-properties fo:text-align="justify" fo:margin-left="0.9451in">
        <style:tab-stops/>
      </style:paragraph-properties>
      <style:text-properties fo:font-size="11pt" style:font-size-asian="11pt" fo:language="pt" fo:country="BR" fo:hyphenate="false"/>
    </style:style>
    <style:style style:name="Título" style:display-name="Título" style:family="paragraph" style:parent-style-name="Normal">
      <style:paragraph-properties fo:text-align="center"/>
      <style:text-properties fo:font-weight="bold" style:font-weight-asian="bold" fo:font-style="italic" style:font-style-asian="italic" style:font-style-complex="italic" fo:font-size="11pt" style:font-size-asian="11pt" style:text-underline-type="single" style:text-underline-style="solid" style:text-underline-width="auto" style:text-underline-mode="continuous" fo:language="pt" fo:country="BR"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Arial Unicode MS" style:font-name-asian="Arial Unicode MS" style:font-name-complex="Arial Unicode MS" fo:language="pt" fo:country="BR" style:language-asian="pt" style:country-asian="BR" fo:hyphenate="false"/>
    </style:style>
    <style:style style:name="_A090973" style:display-name="_A090973" style:family="paragraph">
      <style:paragraph-properties fo:text-align="justify" fo:margin-left="0.8in">
        <style:tab-stops/>
      </style:paragraph-properties>
      <style:text-properties fo:color="#000000" fo:font-size="12pt" style:font-size-asian="12pt" fo:language="pt" fo:country="BR" style:language-asian="pt" style:country-asian="BR" fo:hyphenate="false"/>
    </style:style>
    <style:style style:name="PADRAO" style:display-name="PADRAO" style:family="paragraph" style:parent-style-name="Normal">
      <style:paragraph-properties fo:text-align="justify"/>
      <style:text-properties style:font-size-complex="10pt" fo:language="pt" fo:country="BR" style:language-asian="pt" style:country-asian="BR" fo:hyphenate="false"/>
    </style:style>
    <style:style style:name="texto" style:display-name="texto" style:family="paragraph">
      <style:paragraph-properties fo:widows="0" fo:orphans="0" fo:text-align="justify" fo:line-height="91%" fo:text-indent="0.1965in">
        <style:tab-stops>
          <style:tab-stop style:type="left" style:position="0.3347in"/>
          <style:tab-stop style:type="center" style:position="0.4333in"/>
          <style:tab-stop style:type="left" style:position="0.4895in"/>
          <style:tab-stop style:type="left" style:position="0.6298in"/>
          <style:tab-stop style:type="center" style:position="0.8666in"/>
          <style:tab-stop style:type="center" style:position="1.3in"/>
          <style:tab-stop style:type="center" style:position="1.7333in"/>
          <style:tab-stop style:type="center" style:position="2.1666in"/>
          <style:tab-stop style:type="center" style:position="2.6in"/>
          <style:tab-stop style:type="center" style:position="3.0333in"/>
          <style:tab-stop style:type="center" style:position="3.4666in"/>
          <style:tab-stop style:type="center" style:position="3.9in"/>
          <style:tab-stop style:type="center" style:position="4.3333in"/>
          <style:tab-stop style:type="center" style:position="4.7666in"/>
        </style:tab-stops>
      </style:paragraph-properties>
      <style:text-properties style:font-name="Times" fo:color="#000000" fo:language="pt" fo:country="BR" style:language-asian="pt" style:country-asian="BR" fo:hyphenate="false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style:style style:name="EncabezadoCar" style:display-name="Encabezado Car" style:family="text" style:parent-style-name="Fuentedepárrafopredeter.">
      <style:text-properties fo:font-size="12pt" style:font-size-asian="12pt" style:font-size-complex="12pt" fo:language="en" fo:country="US" style:language-asian="en" style:country-asian="US"/>
    </style:style>
    <style:style style:name="Textonotaalfinal" style:display-name="Texto nota al final" style:family="paragraph" style:parent-style-name="Normal">
      <style:paragraph-properties fo:widows="0" fo:orphans="0"/>
      <style:text-properties style:font-name="Courier" style:font-size-complex="10pt" fo:language="pt" fo:country="BR" style:language-asian="pt" style:country-asian="BR" fo:hyphenate="false"/>
    </style:style>
    <style:style style:name="TextonotaalfinalCar" style:display-name="Texto nota al final Car" style:family="text" style:parent-style-name="Fuentedepárrafopredeter.">
      <style:text-properties style:font-name="Courier" fo:font-size="12pt" style:font-size-asian="12pt"/>
    </style:style>
    <style:style style:name="PiedepáginaCar" style:display-name="Pie de página Car" style:family="text" style:parent-style-name="Fuentedepárrafopredeter.">
      <style:text-properties fo:font-size="12pt" style:font-size-asian="12pt" style:font-size-complex="12pt" fo:language="en" fo:country="US" style:language-asian="en" style:country-asian="US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TextoindependienteCar" style:display-name="Texto independiente Car" style:family="text" style:parent-style-name="Fuentedepárrafopredeter.">
      <style:text-properties fo:font-size="11pt" style:font-size-asian="11pt" style:font-size-complex="12pt" style:language-asian="en" style:country-asian="US"/>
    </style:style>
    <style:style style:name="Título2Car" style:display-name="Título 2 Car" style:family="text" style:parent-style-name="Fuentedepárrafopredeter.">
      <style:text-properties fo:font-weight="bold" style:font-weight-asian="bold" fo:color="#FF0000" fo:font-size="11pt" style:font-size-asian="11pt" style:font-size-complex="12pt" style:language-asian="en" style:country-asian="US"/>
    </style:style>
    <style:style style:name="Textoindependiente3Car" style:display-name="Texto independiente 3 Car" style:family="text" style:parent-style-name="Fuentedepárrafopredeter.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árrafodelista" style:display-name="Párrafo de lista" style:family="paragraph" style:parent-style-name="Normal">
      <style:paragraph-properties fo:margin-bottom="0.1388in" fo:line-height="115%" fo:margin-left="0.5in">
        <style:tab-stops/>
      </style:paragraph-properties>
      <style:text-properties style:font-name="Calibri" style:font-name-asian="Calibri" fo:font-size="11pt" style:font-size-asian="11pt" style:font-size-complex="11pt" fo:language="pt" fo:country="BR" fo:hyphenate="false"/>
    </style:style>
    <style:style style:name="Conteúdodetabela" style:display-name="Conteúdo de tabela" style:family="paragraph" style:parent-style-name="Normal">
      <style:paragraph-properties fo:widows="0" fo:orphans="0" text:number-lines="false"/>
      <style:text-properties style:font-name-asian="Arial Unicode MS" style:letter-kerning="true" fo:language="pt" fo:country="BR" fo:hyphenate="false"/>
    </style:style>
    <style:style style:name="TítuloCar" style:display-name="Título Car" style:family="text" style:parent-style-name="Fuentedepárrafopredeter.">
      <style:text-properties fo:font-weight="bold" style:font-weight-asian="bold" fo:font-style="italic" style:font-style-asian="italic" style:font-style-complex="italic" fo:font-size="11pt" style:font-size-asian="11pt" style:font-size-complex="12pt" style:text-underline-type="single" style:text-underline-style="solid" style:text-underline-width="auto" style:text-underline-mode="continuous" style:language-asian="en" style:country-asian="US"/>
    </style:style>
    <style:style style:name="Textodeglobo" style:display-name="Texto de glob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Tahoma" fo:font-size="8pt" style:font-size-asian="8pt" style:font-size-complex="8pt" fo:language="en" fo:country="US" style:language-asian="en" style:country-asian="US"/>
    </style:style>
    <style:style style:name="A0" style:display-name="A0" style:family="text">
      <style:text-properties style:font-name-complex="Helvetica" fo:color="#000000" fo:font-size="8pt" style:font-size-asian="8pt" style:font-size-complex="8pt"/>
    </style:style>
    <style:style style:name="Pa0" style:display-name="Pa0" style:family="paragraph" style:parent-style-name="Normal" style:next-style-name="Normal">
      <style:paragraph-properties style:text-autospace="none" style:line-height-at-least="0.1673in"/>
      <style:text-properties style:font-name="Helvetica" fo:language="pt" fo:country="BR" style:language-asian="pt" style:country-asian="BR" fo:hyphenate="false"/>
    </style:style>
    <style:style style:name="A5" style:display-name="A5" style:family="text">
      <style:text-properties style:font-name-complex="Helvetica" fo:color="#000000" fo:font-size="5pt" style:font-size-asian="5pt" style:font-size-complex="5pt"/>
    </style:style>
    <style:style style:name="Textodelmarcadordeposición" style:display-name="Texto del marcador de posición" style:family="text" style:parent-style-name="Fuentedepárrafopredeter.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Wingdings" style:use-window-font-color="true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fo:font-weight="bold" style:font-weight-asian="bold" style:use-window-font-color="true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Wingdings" style:use-window-font-color="true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Wingdings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Wingdings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Arial" style:font-name-asian="Times New Roman" style:font-name-complex="Aria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Wingdings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Wingdings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4LVL1" style:family="text">
      <style:text-properties fo:font-style="italic" style:font-style-asian="italic"/>
    </style:style>
    <style:style style:name="WW_CharLFO24LVL2" style:family="text">
      <style:text-properties fo:font-style="normal" style:font-style-asian="normal"/>
    </style:style>
    <style:style style:name="WW_CharLFO24LVL3" style:family="text">
      <style:text-properties fo:font-style="italic" style:font-style-asian="italic"/>
    </style:style>
    <style:style style:name="WW_CharLFO24LVL4" style:family="text">
      <style:text-properties fo:font-style="italic" style:font-style-asian="italic"/>
    </style:style>
    <style:style style:name="WW_CharLFO24LVL5" style:family="text">
      <style:text-properties fo:font-style="italic" style:font-style-asian="italic"/>
    </style:style>
    <style:style style:name="WW_CharLFO24LVL6" style:family="text">
      <style:text-properties fo:font-style="italic" style:font-style-asian="italic"/>
    </style:style>
    <style:style style:name="WW_CharLFO24LVL7" style:family="text">
      <style:text-properties fo:font-style="italic" style:font-style-asian="italic"/>
    </style:style>
    <style:style style:name="WW_CharLFO24LVL8" style:family="text">
      <style:text-properties fo:font-style="italic" style:font-style-asian="italic"/>
    </style:style>
    <style:style style:name="WW_CharLFO24LVL9" style:family="text">
      <style:text-properties fo:font-style="italic" style:font-style-asian="italic"/>
    </style:style>
    <style:style style:name="WW_CharLFO26LVL1" style:family="text">
      <style:text-properties style:font-name="Wingdings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Wingdings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Wingdings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style style:name="WW_CharLFO29LVL1" style:family="text">
      <style:text-properties fo:font-size="12pt" style:font-size-asian="12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text:style-name="WW_CharLFO2LVL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bullet text:level="1" text:style-name="WW_CharLFO3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">
        <style:list-level-properties text:space-before="0.1972in" text:min-label-width="0.25in"/>
        <style:text-properties style:font-name="Wingdings"/>
      </text:list-level-style-bullet>
      <text:list-level-style-bullet text:level="2" text:style-name="WW_CharLFO5LVL2" text:bullet-char="o">
        <style:list-level-properties text:space-before="0.6972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1972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6972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197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6972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1972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6972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1972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">
        <style:list-level-properties text:space-before="0in" text:min-label-width="0.25in"/>
        <style:text-properties style:font-name="Wingdings"/>
      </text:list-level-style-bullet>
      <text:list-level-style-bullet text:level="2" text:style-name="WW_CharLFO8LVL2" text:bullet-char="o">
        <style:list-level-properties text:space-before="0.8868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bullet-char="-">
        <style:list-level-properties text:space-before="0in" text:min-label-width="0.25in"/>
      </text:list-level-style-bullet>
    </text:list-style>
    <text:list-style style:name="LFO11">
      <text:list-level-style-bullet text:level="1" text:bullet-char="-">
        <style:list-level-properties text:space-before="0.25in" text:min-label-width="0.25in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bullet-char="-">
        <style:list-level-properties text:space-before="0.25in" text:min-label-width="0.25in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6">
      <text:list-level-style-bullet text:level="1" text:style-name="WW_CharLFO16LVL1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7">
      <text:list-level-style-bullet text:level="1" text:style-name="WW_CharLFO17LVL1" text:bullet-char="-">
        <style:list-level-properties text:space-before="0.4472in" text:min-label-width="0.25in"/>
        <style:text-properties style:font-name="Arial"/>
      </text:list-level-style-bullet>
      <text:list-level-style-bullet text:level="2" text:style-name="WW_CharLFO17LVL2" text:bullet-char="o">
        <style:list-level-properties text:space-before="0.9472in" text:min-label-width="0.25in"/>
        <style:text-properties style:font-name="Courier New"/>
      </text:list-level-style-bullet>
      <text:list-level-style-bullet text:level="3" text:style-name="WW_CharLFO17LVL3" text:bullet-char="">
        <style:list-level-properties text:space-before="1.4472in" text:min-label-width="0.25in"/>
        <style:text-properties style:font-name="Wingdings"/>
      </text:list-level-style-bullet>
      <text:list-level-style-bullet text:level="4" text:style-name="WW_CharLFO17LVL4" text:bullet-char="">
        <style:list-level-properties text:space-before="1.9472in" text:min-label-width="0.25in"/>
        <style:text-properties style:font-name="Symbol"/>
      </text:list-level-style-bullet>
      <text:list-level-style-bullet text:level="5" text:style-name="WW_CharLFO17LVL5" text:bullet-char="o">
        <style:list-level-properties text:space-before="2.4472in" text:min-label-width="0.25in"/>
        <style:text-properties style:font-name="Courier New"/>
      </text:list-level-style-bullet>
      <text:list-level-style-bullet text:level="6" text:style-name="WW_CharLFO17LVL6" text:bullet-char="">
        <style:list-level-properties text:space-before="2.9472in" text:min-label-width="0.25in"/>
        <style:text-properties style:font-name="Wingdings"/>
      </text:list-level-style-bullet>
      <text:list-level-style-bullet text:level="7" text:style-name="WW_CharLFO17LVL7" text:bullet-char="">
        <style:list-level-properties text:space-before="3.4472in" text:min-label-width="0.25in"/>
        <style:text-properties style:font-name="Symbol"/>
      </text:list-level-style-bullet>
      <text:list-level-style-bullet text:level="8" text:style-name="WW_CharLFO17LVL8" text:bullet-char="o">
        <style:list-level-properties text:space-before="3.9472in" text:min-label-width="0.25in"/>
        <style:text-properties style:font-name="Courier New"/>
      </text:list-level-style-bullet>
      <text:list-level-style-bullet text:level="9" text:style-name="WW_CharLFO17LVL9" text:bullet-char="">
        <style:list-level-properties text:space-before="4.4472in" text:min-label-width="0.25in"/>
        <style:text-properties style:font-name="Wingdings"/>
      </text:list-level-style-bullet>
    </text:list-style>
    <text:list-style style:name="LFO18">
      <text:list-level-style-bullet text:level="1" text:style-name="WW_CharLFO18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19LVL2" text:bullet-char="o">
        <style:list-level-properties text:space-before="0.8868in" text:min-label-width="0.25in"/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2">
      <text:list-level-style-bullet text:level="1" text:style-name="WW_CharLFO22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2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3">
      <text:list-level-style-number text:level="1" style:num-suffix="." style:num-format="1" text:start-value="22">
        <style:list-level-properties text:space-before="0in" text:min-label-width="0.302in"/>
      </text:list-level-style-number>
      <text:list-level-style-number text:level="2" style:num-suffix="." style:num-format="1" text:display-levels="2" text:start-value="9">
        <style:list-level-properties text:space-before="0in" text:min-label-width="0.302in"/>
      </text:list-level-style-number>
      <text:list-level-style-number text:level="3" style:num-suffix="." style:num-format="1" text:display-levels="3">
        <style:list-level-properties text:space-before="0in" text:min-label-width="0.5in"/>
      </text:list-level-style-number>
      <text:list-level-style-number text:level="4" style:num-suffix="." style:num-format="1" text:display-levels="4">
        <style:list-level-properties text:space-before="0in" text:min-label-width="0.5in"/>
      </text:list-level-style-number>
      <text:list-level-style-number text:level="5" style:num-suffix="." style:num-format="1" text:display-levels="5">
        <style:list-level-properties text:space-before="0in" text:min-label-width="0.75in"/>
      </text:list-level-style-number>
      <text:list-level-style-number text:level="6" style:num-suffix="." style:num-format="1" text:display-levels="6">
        <style:list-level-properties text:space-before="0in" text:min-label-width="0.75in"/>
      </text:list-level-style-number>
      <text:list-level-style-number text:level="7" style:num-suffix="." style:num-format="1" text:display-levels="7">
        <style:list-level-properties text:space-before="0in" text:min-label-width="1in"/>
      </text:list-level-style-number>
      <text:list-level-style-number text:level="8" style:num-suffix="." style:num-format="1" text:display-levels="8">
        <style:list-level-properties text:space-before="0in" text:min-label-width="1in"/>
      </text:list-level-style-number>
      <text:list-level-style-number text:level="9" style:num-suffix="." style:num-format="1" text:display-levels="9">
        <style:list-level-properties text:space-before="0in" text:min-label-width="1.25in"/>
      </text:list-level-style-number>
    </text:list-style>
    <text:list-style style:name="LFO24">
      <text:list-level-style-number text:level="1" text:style-name="WW_CharLFO24LVL1" style:num-suffix="." style:num-format="1" text:start-value="22">
        <style:list-level-properties text:space-before="0in" text:min-label-width="0.375in"/>
      </text:list-level-style-number>
      <text:list-level-style-number text:level="2" text:style-name="WW_CharLFO24LVL2" style:num-suffix="." style:num-format="1" text:display-levels="2" text:start-value="14">
        <style:list-level-properties text:space-before="0in" text:min-label-width="0.375in"/>
      </text:list-level-style-number>
      <text:list-level-style-number text:level="3" text:style-name="WW_CharLFO24LVL3" style:num-suffix="." style:num-format="1" text:display-levels="3">
        <style:list-level-properties text:space-before="0in" text:min-label-width="0.5in"/>
      </text:list-level-style-number>
      <text:list-level-style-number text:level="4" text:style-name="WW_CharLFO24LVL4" style:num-suffix="." style:num-format="1" text:display-levels="4">
        <style:list-level-properties text:space-before="0in" text:min-label-width="0.5in"/>
      </text:list-level-style-number>
      <text:list-level-style-number text:level="5" text:style-name="WW_CharLFO24LVL5" style:num-suffix="." style:num-format="1" text:display-levels="5">
        <style:list-level-properties text:space-before="0in" text:min-label-width="0.75in"/>
      </text:list-level-style-number>
      <text:list-level-style-number text:level="6" text:style-name="WW_CharLFO24LVL6" style:num-suffix="." style:num-format="1" text:display-levels="6">
        <style:list-level-properties text:space-before="0in" text:min-label-width="0.75in"/>
      </text:list-level-style-number>
      <text:list-level-style-number text:level="7" text:style-name="WW_CharLFO24LVL7" style:num-suffix="." style:num-format="1" text:display-levels="7">
        <style:list-level-properties text:space-before="0in" text:min-label-width="1in"/>
      </text:list-level-style-number>
      <text:list-level-style-number text:level="8" text:style-name="WW_CharLFO24LVL8" style:num-suffix="." style:num-format="1" text:display-levels="8">
        <style:list-level-properties text:space-before="0in" text:min-label-width="1in"/>
      </text:list-level-style-number>
      <text:list-level-style-number text:level="9" text:style-name="WW_CharLFO24LVL9" style:num-suffix="." style:num-format="1" text:display-levels="9">
        <style:list-level-properties text:space-before="0in" text:min-label-width="1.25in"/>
      </text:list-level-style-number>
    </text:list-style>
    <text:list-style style:name="LFO25">
      <text:list-level-style-number text:level="1" style:num-suffix="." style:num-format="1" text:start-value="22">
        <style:list-level-properties text:space-before="0in" text:min-label-width="0.4166in"/>
      </text:list-level-style-number>
      <text:list-level-style-number text:level="2" style:num-suffix="." style:num-format="1" text:display-levels="2" text:start-value="8">
        <style:list-level-properties text:space-before="0.1506in" text:min-label-width="0.4166in"/>
      </text:list-level-style-number>
      <text:list-level-style-number text:level="3" style:num-suffix="." style:num-format="1" text:display-levels="3" text:start-value="3">
        <style:list-level-properties text:space-before="0.3013in" text:min-label-width="0.5in"/>
      </text:list-level-style-number>
      <text:list-level-style-number text:level="4" style:num-suffix="." style:num-format="1" text:display-levels="4">
        <style:list-level-properties text:space-before="0.452in" text:min-label-width="0.5in"/>
      </text:list-level-style-number>
      <text:list-level-style-number text:level="5" style:num-suffix="." style:num-format="1" text:display-levels="5">
        <style:list-level-properties text:space-before="0.6027in" text:min-label-width="0.75in"/>
      </text:list-level-style-number>
      <text:list-level-style-number text:level="6" style:num-suffix="." style:num-format="1" text:display-levels="6">
        <style:list-level-properties text:space-before="0.7534in" text:min-label-width="0.75in"/>
      </text:list-level-style-number>
      <text:list-level-style-number text:level="7" style:num-suffix="." style:num-format="1" text:display-levels="7">
        <style:list-level-properties text:space-before="0.9041in" text:min-label-width="1in"/>
      </text:list-level-style-number>
      <text:list-level-style-number text:level="8" style:num-suffix="." style:num-format="1" text:display-levels="8">
        <style:list-level-properties text:space-before="1.0548in" text:min-label-width="1in"/>
      </text:list-level-style-number>
      <text:list-level-style-number text:level="9" style:num-suffix="." style:num-format="1" text:display-levels="9">
        <style:list-level-properties text:space-before="1.2055in" text:min-label-width="1.25in"/>
      </text:list-level-style-number>
    </text:list-style>
    <text:list-style style:name="LFO26">
      <text:list-level-style-bullet text:level="1" text:style-name="WW_CharLFO26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2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7">
      <text:list-level-style-bullet text:level="1" text:style-name="WW_CharLFO27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2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8">
      <text:list-level-style-bullet text:level="1" text:style-name="WW_CharLFO28LVL1" text:bullet-char="">
        <style:list-level-properties text:space-before="0.4472in" text:min-label-width="0.25in"/>
        <style:text-properties style:font-name="Wingdings"/>
      </text:list-level-style-bullet>
      <text:list-level-style-bullet text:level="2" text:style-name="WW_CharLFO28LVL2" text:bullet-char="o">
        <style:list-level-properties text:space-before="0.9472in" text:min-label-width="0.25in"/>
        <style:text-properties style:font-name="Courier New"/>
      </text:list-level-style-bullet>
      <text:list-level-style-bullet text:level="3" text:style-name="WW_CharLFO28LVL3" text:bullet-char="">
        <style:list-level-properties text:space-before="1.4472in" text:min-label-width="0.25in"/>
        <style:text-properties style:font-name="Wingdings"/>
      </text:list-level-style-bullet>
      <text:list-level-style-bullet text:level="4" text:style-name="WW_CharLFO28LVL4" text:bullet-char="">
        <style:list-level-properties text:space-before="1.9472in" text:min-label-width="0.25in"/>
        <style:text-properties style:font-name="Symbol"/>
      </text:list-level-style-bullet>
      <text:list-level-style-bullet text:level="5" text:style-name="WW_CharLFO28LVL5" text:bullet-char="o">
        <style:list-level-properties text:space-before="2.4472in" text:min-label-width="0.25in"/>
        <style:text-properties style:font-name="Courier New"/>
      </text:list-level-style-bullet>
      <text:list-level-style-bullet text:level="6" text:style-name="WW_CharLFO28LVL6" text:bullet-char="">
        <style:list-level-properties text:space-before="2.9472in" text:min-label-width="0.25in"/>
        <style:text-properties style:font-name="Wingdings"/>
      </text:list-level-style-bullet>
      <text:list-level-style-bullet text:level="7" text:style-name="WW_CharLFO28LVL7" text:bullet-char="">
        <style:list-level-properties text:space-before="3.4472in" text:min-label-width="0.25in"/>
        <style:text-properties style:font-name="Symbol"/>
      </text:list-level-style-bullet>
      <text:list-level-style-bullet text:level="8" text:style-name="WW_CharLFO28LVL8" text:bullet-char="o">
        <style:list-level-properties text:space-before="3.9472in" text:min-label-width="0.25in"/>
        <style:text-properties style:font-name="Courier New"/>
      </text:list-level-style-bullet>
      <text:list-level-style-bullet text:level="9" text:style-name="WW_CharLFO28LVL9" text:bullet-char="">
        <style:list-level-properties text:space-before="4.4472in" text:min-label-width="0.25in"/>
        <style:text-properties style:font-name="Wingdings"/>
      </text:list-level-style-bullet>
    </text:list-style>
    <text:list-style style:name="LFO29">
      <text:list-level-style-number text:level="1" text:style-name="WW_CharLFO29LVL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0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1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2">
      <text:list-level-style-number text:level="1" style:num-suffix=")" style:num-format="A" style:num-letter-sync="true">
        <style:list-level-properties text:space-before="0.0986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3">
      <text:list-level-style-number text:level="1" style:num-format="1" text:start-value="22">
        <style:list-level-properties text:space-before="0in" text:min-label-width="0.375in"/>
      </text:list-level-style-number>
      <text:list-level-style-number text:level="2" style:num-format="1" text:display-levels="2" text:start-value="8">
        <style:list-level-properties text:space-before="0in" text:min-label-width="0.375in"/>
      </text:list-level-style-number>
      <text:list-level-style-number text:level="3" style:num-format="1" text:display-levels="3" text:start-value="5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25in"/>
      </text:list-level-style-number>
    </text:list-style>
    <text:list-style style:name="LFO34">
      <text:list-level-style-number text:level="1" style:num-suffix="." style:num-format="1" text:start-value="22">
        <style:list-level-properties text:space-before="0in" text:min-label-width="0.4166in"/>
      </text:list-level-style-number>
      <text:list-level-style-number text:level="2" style:num-suffix="." style:num-format="1" text:display-levels="2" text:start-value="8">
        <style:list-level-properties text:space-before="0in" text:min-label-width="0.4166in"/>
      </text:list-level-style-number>
      <text:list-level-style-number text:level="3" style:num-suffix="." style:num-format="1" text:display-levels="3" text:start-value="5">
        <style:list-level-properties text:space-before="0in" text:min-label-width="0.5in"/>
      </text:list-level-style-number>
      <text:list-level-style-number text:level="4" style:num-suffix="." style:num-format="1" text:display-levels="4">
        <style:list-level-properties text:space-before="0in" text:min-label-width="0.5in"/>
      </text:list-level-style-number>
      <text:list-level-style-number text:level="5" style:num-suffix="." style:num-format="1" text:display-levels="5">
        <style:list-level-properties text:space-before="0in" text:min-label-width="0.75in"/>
      </text:list-level-style-number>
      <text:list-level-style-number text:level="6" style:num-suffix="." style:num-format="1" text:display-levels="6">
        <style:list-level-properties text:space-before="0in" text:min-label-width="0.75in"/>
      </text:list-level-style-number>
      <text:list-level-style-number text:level="7" style:num-suffix="." style:num-format="1" text:display-levels="7">
        <style:list-level-properties text:space-before="0in" text:min-label-width="1in"/>
      </text:list-level-style-number>
      <text:list-level-style-number text:level="8" style:num-suffix="." style:num-format="1" text:display-levels="8">
        <style:list-level-properties text:space-before="0in" text:min-label-width="1in"/>
      </text:list-level-style-number>
      <text:list-level-style-number text:level="9" style:num-suffix="." style:num-format="1" text:display-levels="9">
        <style:list-level-properties text:space-before="0in" text:min-label-width="1.25in"/>
      </text:list-level-style-number>
    </text:list-style>
    <style:page-layout style:name="PL0">
      <style:page-layout-properties fo:page-width="8.2687in" fo:page-height="11.6937in" style:print-orientation="portrait" fo:margin-top="1.3798in" fo:margin-left="1.1812in" fo:margin-bottom="0.9798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013in"/>
      </style:header-style>
      <style:footer-style>
        <style:header-footer-properties style:dynamic-spacing="true" fo:min-height="0.0048in"/>
      </style:footer-style>
    </style:page-layout>
    <style:style style:name="P2" style:parent-style-name="Encabezado" style:family="paragraph">
      <style:paragraph-properties fo:text-align="end" fo:margin-left="-0.7875in" fo:margin-right="-0.4923in">
        <style:tab-stops>
          <style:tab-stop style:type="center" style:position="3.8562in"/>
          <style:tab-stop style:type="right" style:position="7.5798in"/>
        </style:tab-stops>
      </style:paragraph-properties>
      <style:text-properties style:font-name="Arial" style:font-name-complex="Arial" fo:font-weight="bold" style:font-weight-asian="bold" style:font-weight-complex="bold" fo:font-size="8pt" style:font-size-asian="8pt" style:font-size-complex="8pt"/>
    </style:style>
    <style:style style:name="P3" style:parent-style-name="Encabezado" style:family="paragraph">
      <style:paragraph-properties fo:text-align="end" fo:margin-left="-0.7875in" fo:margin-right="-0.4923in">
        <style:tab-stops>
          <style:tab-stop style:type="center" style:position="3.8562in"/>
          <style:tab-stop style:type="right" style:position="7.5798in"/>
        </style:tab-stops>
      </style:paragraph-properties>
    </style:style>
    <style:style style:name="P4" style:parent-style-name="Piedepágina" style:family="paragraph">
      <style:paragraph-properties fo:text-align="center"/>
      <style:text-properties fo:font-size="7pt" style:font-size-asian="7pt" fo:language="pt" fo:country="BR"/>
    </style:style>
    <style:style style:name="P5" style:parent-style-name="Piedepágina" style:family="paragraph">
      <style:paragraph-properties fo:text-align="center"/>
      <style:text-properties fo:font-size="7pt" style:font-size-asian="7pt" fo:language="pt" fo:country="BR"/>
    </style:style>
    <style:style style:name="P6" style:parent-style-name="Piedepágina" style:family="paragraph">
      <style:paragraph-properties fo:text-align="center"/>
      <style:text-properties fo:font-size="7pt" style:font-size-asian="7pt" fo:language="pt" fo:country="BR"/>
    </style:style>
  </office:automatic-styles>
  <office:master-styles>
    <style:master-page style:name="MP0" style:page-layout-name="PL0">
      <style:header>
        <text:p text:style-name="P2"><text:bookmark-start text:name="bkmProName"/>PRODUCT/FORMULATED/NAME<text:bookmark-end text:name="bkmProName"/></text:p>
        <text:p text:style-name="P3"/>
      </style:header>
      <style:footer>
        <text:p text:style-name="P4"/>
        <text:p text:style-name="P5"/>
        <text:p text:style-name="P6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19</dc:title>
    <meta:initial-creator>Chosco</meta:initial-creator>
    <dc:creator>Chosco</dc:creator>
    <meta:creation-date>2012-12-13T19:10:00Z</meta:creation-date>
    <dc:date>2012-12-13T19:11:00Z</dc:date>
    <meta:print-date>2010-05-03T11:44:00Z</meta:print-date>
    <meta:template xlink:href="RTII-PF.dotx" xlink:type="simple"/>
    <meta:editing-cycles>1</meta:editing-cycles>
    <meta:editing-duration>PT60S</meta:editing-duration>
    <meta:document-statistic meta:page-count="13" meta:paragraph-count="51" meta:word-count="3934" meta:character-count="25526" meta:row-count="180" meta:non-whitespace-character-count="21643"/>
  </office:meta>
</office:document-meta>
</file>